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f7d1d5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6d6d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ec9ba4"/>
    </style:style>
  </office:automatic-styles>
  <office:body>
    <office:spreadsheet>
      <table:calculation-settings table:automatic-find-labels="false" table:use-regular-expressions="false" table:use-wildcards="true"/>
      <table:table table:name="Final Scores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Central</text:p>
          </table:table-cell>
          <table:table-cell table:style-name="ce1" office:value-type="percentage" office:value="0.64" calcext:value-type="percentage">
            <text:p>64.00%</text:p>
          </table:table-cell>
          <table:table-cell table:style-name="ce1" office:value-type="percentage" office:value="0.16" calcext:value-type="percentage">
            <text:p>16.00%</text:p>
          </table:table-cell>
          <table:table-cell table:style-name="ce1" office:value-type="percentage" office:value="0.04" calcext:value-type="percentage">
            <text:p>4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0_4_8_4_0</text:p>
          </table:table-cell>
          <table:table-cell office:value-type="float" office:value="973.795" calcext:value-type="float">
            <text:p>973.795</text:p>
          </table:table-cell>
          <table:table-cell table:number-columns-repeated="3" office:value-type="float" office:value="973.080690428947" calcext:value-type="float">
            <text:p>973.080690428947</text:p>
          </table:table-cell>
          <table:table-cell/>
          <table:table-cell table:style-name="ce2" table:formula="of:=[.C2]/[.B2]*100" office:value-type="float" office:value="99.9266468228885" calcext:value-type="float">
            <text:p>99.9266468228885</text:p>
          </table:table-cell>
          <table:table-cell table:style-name="ce2" table:formula="of:=[.D2]/[.B2]*100" office:value-type="float" office:value="99.9266468228885" calcext:value-type="float">
            <text:p>99.9266468228885</text:p>
          </table:table-cell>
          <table:table-cell table:style-name="ce2" table:formula="of:=[.E2]/[.B2]*100" office:value-type="float" office:value="99.9266468228885" calcext:value-type="float">
            <text:p>99.9266468228885</text:p>
          </table:table-cell>
        </table:table-row>
        <table:table-row table:style-name="ro1">
          <table:table-cell office:value-type="string" calcext:value-type="string">
            <text:p>210_4_16_4_0</text:p>
          </table:table-cell>
          <table:table-cell office:value-type="float" office:value="1632.024" calcext:value-type="float">
            <text:p>1632.024</text:p>
          </table:table-cell>
          <table:table-cell table:number-columns-repeated="2" office:value-type="float" office:value="2321.75399970679" calcext:value-type="float">
            <text:p>2321.75399970679</text:p>
          </table:table-cell>
          <table:table-cell office:value-type="float" office:value="1830.40901825692" calcext:value-type="float">
            <text:p>1830.40901825692</text:p>
          </table:table-cell>
          <table:table-cell/>
          <table:table-cell table:formula="of:=[.C3]/[.B3]*100" office:value-type="float" office:value="142.262246125473" calcext:value-type="float">
            <text:p>142.262246125473</text:p>
          </table:table-cell>
          <table:table-cell table:formula="of:=[.D3]/[.B3]*100" office:value-type="float" office:value="142.262246125473" calcext:value-type="float">
            <text:p>142.262246125473</text:p>
          </table:table-cell>
          <table:table-cell table:formula="of:=[.E3]/[.B3]*100" office:value-type="float" office:value="112.15576598487" calcext:value-type="float">
            <text:p>112.15576598487</text:p>
          </table:table-cell>
        </table:table-row>
        <table:table-row table:style-name="ro1">
          <table:table-cell office:value-type="string" calcext:value-type="string">
            <text:p>240_4_32_4_0</text:p>
          </table:table-cell>
          <table:table-cell office:value-type="float" office:value="2308.274" calcext:value-type="float">
            <text:p>2308.274</text:p>
          </table:table-cell>
          <table:table-cell office:value-type="float" office:value="2261.71604438725" calcext:value-type="float">
            <text:p>2261.71604438725</text:p>
          </table:table-cell>
          <table:table-cell office:value-type="float" office:value="2071.13523780249" calcext:value-type="float">
            <text:p>2071.13523780249</text:p>
          </table:table-cell>
          <table:table-cell office:value-type="float" office:value="2891.05800875417" calcext:value-type="float">
            <text:p>2891.05800875417</text:p>
          </table:table-cell>
          <table:table-cell/>
          <table:table-cell table:style-name="ce2" table:formula="of:=[.C4]/[.B4]*100" office:value-type="float" office:value="97.9829970093347" calcext:value-type="float">
            <text:p>97.9829970093347</text:p>
          </table:table-cell>
          <table:table-cell table:style-name="ce2" table:formula="of:=[.D4]/[.B4]*100" office:value-type="float" office:value="89.7265765590432" calcext:value-type="float">
            <text:p>89.7265765590432</text:p>
          </table:table-cell>
          <table:table-cell table:formula="of:=[.E4]/[.B4]*100" office:value-type="float" office:value="125.247609631879" calcext:value-type="float">
            <text:p>125.247609631879</text:p>
          </table:table-cell>
        </table:table-row>
        <table:table-row table:style-name="ro1">
          <table:table-cell office:value-type="string" calcext:value-type="string">
            <text:p>300_8_32_4_0</text:p>
          </table:table-cell>
          <table:table-cell office:value-type="float" office:value="3484.276" calcext:value-type="float">
            <text:p>3484.276</text:p>
          </table:table-cell>
          <table:table-cell office:value-type="float" office:value="3422.77478268443" calcext:value-type="float">
            <text:p>3422.77478268443</text:p>
          </table:table-cell>
          <table:table-cell office:value-type="float" office:value="3110.69548692103" calcext:value-type="float">
            <text:p>3110.69548692103</text:p>
          </table:table-cell>
          <table:table-cell office:value-type="float" office:value="3592.95951738294" calcext:value-type="float">
            <text:p>3592.95951738294</text:p>
          </table:table-cell>
          <table:table-cell/>
          <table:table-cell table:style-name="ce2" table:formula="of:=[.C5]/[.B5]*100" office:value-type="float" office:value="98.2348924908483" calcext:value-type="float">
            <text:p>98.2348924908483</text:p>
          </table:table-cell>
          <table:table-cell table:style-name="ce2" table:formula="of:=[.D5]/[.B5]*100" office:value-type="float" office:value="89.278102163004" calcext:value-type="float">
            <text:p>89.278102163004</text:p>
          </table:table-cell>
          <table:table-cell table:formula="of:=[.E5]/[.B5]*100" office:value-type="float" office:value="103.119256837947" calcext:value-type="float">
            <text:p>103.119256837947</text:p>
          </table:table-cell>
        </table:table-row>
        <table:table-row table:style-name="ro1">
          <table:table-cell office:value-type="string" calcext:value-type="string">
            <text:p>330_16_32_4_0</text:p>
          </table:table-cell>
          <table:table-cell office:value-type="float" office:value="709.87" calcext:value-type="float">
            <text:p>709.87</text:p>
          </table:table-cell>
          <table:table-cell office:value-type="float" office:value="1313.84051112893" calcext:value-type="float">
            <text:p>1313.84051112893</text:p>
          </table:table-cell>
          <table:table-cell office:value-type="float" office:value="1297.25959686838" calcext:value-type="float">
            <text:p>1297.25959686838</text:p>
          </table:table-cell>
          <table:table-cell office:value-type="float" office:value="874.094424722267" calcext:value-type="float">
            <text:p>874.094424722267</text:p>
          </table:table-cell>
          <table:table-cell/>
          <table:table-cell table:style-name="ce3" table:formula="of:=[.C6]/[.B6]*100" office:value-type="float" office:value="185.08184753954" calcext:value-type="float">
            <text:p>185.08184753954</text:p>
          </table:table-cell>
          <table:table-cell table:style-name="ce3" table:formula="of:=[.D6]/[.B6]*100" office:value-type="float" office:value="182.746079827064" calcext:value-type="float">
            <text:p>182.746079827064</text:p>
          </table:table-cell>
          <table:table-cell table:formula="of:=[.E6]/[.B6]*100" office:value-type="float" office:value="123.134436547856" calcext:value-type="float">
            <text:p>123.134436547856</text:p>
          </table:table-cell>
        </table:table-row>
        <table:table-row table:style-name="ro1">
          <table:table-cell office:value-type="string" calcext:value-type="string">
            <text:p>360_4_8_8_0</text:p>
          </table:table-cell>
          <table:table-cell office:value-type="float" office:value="884.187" calcext:value-type="float">
            <text:p>884.187</text:p>
          </table:table-cell>
          <table:table-cell table:number-columns-repeated="3" office:value-type="float" office:value="1176.81123268533" calcext:value-type="float">
            <text:p>1176.81123268533</text:p>
          </table:table-cell>
          <table:table-cell/>
          <table:table-cell table:formula="of:=[.C7]/[.B7]*100" office:value-type="float" office:value="133.095287839035" calcext:value-type="float">
            <text:p>133.095287839035</text:p>
          </table:table-cell>
          <table:table-cell table:formula="of:=[.D7]/[.B7]*100" office:value-type="float" office:value="133.095287839035" calcext:value-type="float">
            <text:p>133.095287839035</text:p>
          </table:table-cell>
          <table:table-cell table:formula="of:=[.E7]/[.B7]*100" office:value-type="float" office:value="133.095287839035" calcext:value-type="float">
            <text:p>133.095287839035</text:p>
          </table:table-cell>
        </table:table-row>
        <table:table-row table:style-name="ro1">
          <table:table-cell office:value-type="string" calcext:value-type="string">
            <text:p>390_4_16_8_0</text:p>
          </table:table-cell>
          <table:table-cell office:value-type="float" office:value="1422.858" calcext:value-type="float">
            <text:p>1422.858</text:p>
          </table:table-cell>
          <table:table-cell table:number-columns-repeated="2" office:value-type="float" office:value="1658.62499674964" calcext:value-type="float">
            <text:p>1658.62499674964</text:p>
          </table:table-cell>
          <table:table-cell office:value-type="float" office:value="1794.90841565489" calcext:value-type="float">
            <text:p>1794.90841565489</text:p>
          </table:table-cell>
          <table:table-cell/>
          <table:table-cell table:formula="of:=[.C8]/[.B8]*100" office:value-type="float" office:value="116.569959669176" calcext:value-type="float">
            <text:p>116.569959669176</text:p>
          </table:table-cell>
          <table:table-cell table:formula="of:=[.D8]/[.B8]*100" office:value-type="float" office:value="116.569959669176" calcext:value-type="float">
            <text:p>116.569959669176</text:p>
          </table:table-cell>
          <table:table-cell table:formula="of:=[.E8]/[.B8]*100" office:value-type="float" office:value="126.1481058303" calcext:value-type="float">
            <text:p>126.1481058303</text:p>
          </table:table-cell>
        </table:table-row>
      </table:table>
      <table:table table:name="run time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Central</text:p>
          </table:table-cell>
          <table:table-cell table:style-name="ce1" office:value-type="percentage" office:value="0.64" calcext:value-type="percentage">
            <text:p>64.00%</text:p>
          </table:table-cell>
          <table:table-cell table:style-name="ce1" office:value-type="percentage" office:value="0.16" calcext:value-type="percentage">
            <text:p>16.00%</text:p>
          </table:table-cell>
          <table:table-cell table:style-name="ce1" office:value-type="percentage" office:value="0.04" calcext:value-type="percentage">
            <text:p>4.00%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80_4_8_4_0</text:p>
          </table:table-cell>
          <table:table-cell office:value-type="float" office:value="1000.05188298225" calcext:value-type="float">
            <text:p>1000.05188298225</text:p>
          </table:table-cell>
          <table:table-cell office:value-type="float" office:value="22.993625164032" calcext:value-type="float">
            <text:p>22.993625164032</text:p>
          </table:table-cell>
          <table:table-cell office:value-type="float" office:value="19.8532972335815" calcext:value-type="float">
            <text:p>19.8532972335815</text:p>
          </table:table-cell>
          <table:table-cell office:value-type="float" office:value="24.5186667442322" calcext:value-type="float">
            <text:p>24.5186667442322</text:p>
          </table:table-cell>
          <table:table-cell/>
          <table:table-cell table:style-name="Default" table:formula="of:=[.C2]/[.B2]*100" office:value-type="float" office:value="2.29924322480778" calcext:value-type="float">
            <text:p>2.29924322480778</text:p>
          </table:table-cell>
          <table:table-cell table:formula="of:=[.D2]/[.B2]*100" office:value-type="float" office:value="1.98522672387527" calcext:value-type="float">
            <text:p>1.98522672387527</text:p>
          </table:table-cell>
          <table:table-cell table:formula="of:=[.E2]/[.B2]*100" office:value-type="float" office:value="2.45173947086777" calcext:value-type="float">
            <text:p>2.45173947086777</text:p>
          </table:table-cell>
        </table:table-row>
        <table:table-row table:style-name="ro1">
          <table:table-cell office:value-type="string" calcext:value-type="string">
            <text:p>210_4_16_4_0</text:p>
          </table:table-cell>
          <table:table-cell office:value-type="float" office:value="2000.04423999786" calcext:value-type="float">
            <text:p>2000.04423999786</text:p>
          </table:table-cell>
          <table:table-cell office:value-type="float" office:value="30786.6526474953" calcext:value-type="float">
            <text:p>30786.6526474953</text:p>
          </table:table-cell>
          <table:table-cell office:value-type="float" office:value="7719.04820752144" calcext:value-type="float">
            <text:p>7719.04820752144</text:p>
          </table:table-cell>
          <table:table-cell office:value-type="float" office:value="1987.78959369659" calcext:value-type="float">
            <text:p>1987.78959369659</text:p>
          </table:table-cell>
          <table:table-cell/>
          <table:table-cell table:formula="of:=[.C3]/[.B3]*100" office:value-type="float" office:value="1539.29858309175" calcext:value-type="float">
            <text:p>1539.29858309175</text:p>
          </table:table-cell>
          <table:table-cell table:style-name="ce4" table:formula="of:=[.D3]/[.B3]*100" office:value-type="float" office:value="385.943873298008" calcext:value-type="float">
            <text:p>385.943873298008</text:p>
          </table:table-cell>
          <table:table-cell table:formula="of:=[.E3]/[.B3]*100" office:value-type="float" office:value="99.3872812382748" calcext:value-type="float">
            <text:p>99.3872812382748</text:p>
          </table:table-cell>
        </table:table-row>
        <table:table-row table:style-name="ro1">
          <table:table-cell office:value-type="string" calcext:value-type="string">
            <text:p>240_4_32_4_0</text:p>
          </table:table-cell>
          <table:table-cell office:value-type="float" office:value="4000.02611684799" calcext:value-type="float">
            <text:p>4000.02611684799</text:p>
          </table:table-cell>
          <table:table-cell office:value-type="float" office:value="64667.081605196" calcext:value-type="float">
            <text:p>64667.081605196</text:p>
          </table:table-cell>
          <table:table-cell office:value-type="float" office:value="15524.9115402699" calcext:value-type="float">
            <text:p>15524.9115402699</text:p>
          </table:table-cell>
          <table:table-cell office:value-type="float" office:value="4403.22446870804" calcext:value-type="float">
            <text:p>4403.22446870804</text:p>
          </table:table-cell>
          <table:table-cell/>
          <table:table-cell table:formula="of:=[.C4]/[.B4]*100" office:value-type="float" office:value="1616.66648457169" calcext:value-type="float">
            <text:p>1616.66648457169</text:p>
          </table:table-cell>
          <table:table-cell table:style-name="ce4" table:formula="of:=[.D4]/[.B4]*100" office:value-type="float" office:value="388.120254387326" calcext:value-type="float">
            <text:p>388.120254387326</text:p>
          </table:table-cell>
          <table:table-cell table:style-name="ce4" table:formula="of:=[.E4]/[.B4]*100" office:value-type="float" office:value="110.079892982743" calcext:value-type="float">
            <text:p>110.079892982743</text:p>
          </table:table-cell>
        </table:table-row>
        <table:table-row table:style-name="ro1">
          <table:table-cell office:value-type="string" calcext:value-type="string">
            <text:p>300_8_32_4_0</text:p>
          </table:table-cell>
          <table:table-cell office:value-type="float" office:value="8000.06280899048" calcext:value-type="float">
            <text:p>8000.06280899048</text:p>
          </table:table-cell>
          <table:table-cell office:value-type="float" office:value="143439.177391291" calcext:value-type="float">
            <text:p>143439.177391291</text:p>
          </table:table-cell>
          <table:table-cell office:value-type="float" office:value="36326.8591711521" calcext:value-type="float">
            <text:p>36326.8591711521</text:p>
          </table:table-cell>
          <table:table-cell office:value-type="float" office:value="22308.7925345898" calcext:value-type="float">
            <text:p>22308.7925345898</text:p>
          </table:table-cell>
          <table:table-cell/>
          <table:table-cell table:formula="of:=[.C5]/[.B5]*100" office:value-type="float" office:value="1792.9756405174" calcext:value-type="float">
            <text:p>1792.9756405174</text:p>
          </table:table-cell>
          <table:table-cell table:style-name="ce4" table:formula="of:=[.D5]/[.B5]*100" office:value-type="float" office:value="454.082174584029" calcext:value-type="float">
            <text:p>454.082174584029</text:p>
          </table:table-cell>
          <table:table-cell table:style-name="ce4" table:formula="of:=[.E5]/[.B5]*100" office:value-type="float" office:value="278.857717335908" calcext:value-type="float">
            <text:p>278.857717335908</text:p>
          </table:table-cell>
        </table:table-row>
        <table:table-row table:style-name="ro1">
          <table:table-cell office:value-type="string" calcext:value-type="string">
            <text:p>330_16_32_4_0</text:p>
          </table:table-cell>
          <table:table-cell office:value-type="float" office:value="16000.0848031044" calcext:value-type="float">
            <text:p>16000.0848031044</text:p>
          </table:table-cell>
          <table:table-cell office:value-type="float" office:value="20690.3366568089" calcext:value-type="float">
            <text:p>20690.3366568089</text:p>
          </table:table-cell>
          <table:table-cell office:value-type="float" office:value="5230.49521708488" calcext:value-type="float">
            <text:p>5230.49521708488</text:p>
          </table:table-cell>
          <table:table-cell office:value-type="float" office:value="1329.76742005348" calcext:value-type="float">
            <text:p>1329.76742005348</text:p>
          </table:table-cell>
          <table:table-cell/>
          <table:table-cell table:style-name="ce4" table:formula="of:=[.C6]/[.B6]*100" office:value-type="float" office:value="129.313918716196" calcext:value-type="float">
            <text:p>129.313918716196</text:p>
          </table:table-cell>
          <table:table-cell table:formula="of:=[.D6]/[.B6]*100" office:value-type="float" office:value="32.690421841202" calcext:value-type="float">
            <text:p>32.690421841202</text:p>
          </table:table-cell>
          <table:table-cell table:formula="of:=[.E6]/[.B6]*100" office:value-type="float" office:value="8.31100232540938" calcext:value-type="float">
            <text:p>8.31100232540938</text:p>
          </table:table-cell>
        </table:table-row>
        <table:table-row table:style-name="ro1">
          <table:table-cell office:value-type="string" calcext:value-type="string">
            <text:p>360_4_8_8_0</text:p>
          </table:table-cell>
          <table:table-cell office:value-type="float" office:value="164.446065187454" calcext:value-type="float">
            <text:p>164.446065187454</text:p>
          </table:table-cell>
          <table:table-cell office:value-type="float" office:value="35.0122840404511" calcext:value-type="float">
            <text:p>35.0122840404511</text:p>
          </table:table-cell>
          <table:table-cell office:value-type="float" office:value="29.9142801761627" calcext:value-type="float">
            <text:p>29.9142801761627</text:p>
          </table:table-cell>
          <table:table-cell office:value-type="float" office:value="35.8030023574829" calcext:value-type="float">
            <text:p>35.8030023574829</text:p>
          </table:table-cell>
          <table:table-cell/>
          <table:table-cell table:style-name="Default" table:formula="of:=[.C7]/[.B7]*100" office:value-type="float" office:value="21.2910439666283" calcext:value-type="float">
            <text:p>21.2910439666283</text:p>
          </table:table-cell>
          <table:table-cell table:formula="of:=[.D7]/[.B7]*100" office:value-type="float" office:value="18.1909370358379" calcext:value-type="float">
            <text:p>18.1909370358379</text:p>
          </table:table-cell>
          <table:table-cell table:formula="of:=[.E7]/[.B7]*100" office:value-type="float" office:value="21.7718814473734" calcext:value-type="float">
            <text:p>21.7718814473734</text:p>
          </table:table-cell>
        </table:table-row>
        <table:table-row table:style-name="ro1">
          <table:table-cell office:value-type="string" calcext:value-type="string">
            <text:p>390_4_16_8_0</text:p>
          </table:table-cell>
          <table:table-cell office:value-type="float" office:value="3000.01709699631" calcext:value-type="float">
            <text:p>3000.01709699631</text:p>
          </table:table-cell>
          <table:table-cell office:value-type="float" office:value="32071.3164689541" calcext:value-type="float">
            <text:p>32071.3164689541</text:p>
          </table:table-cell>
          <table:table-cell office:value-type="float" office:value="12131.7448263168" calcext:value-type="float">
            <text:p>12131.7448263168</text:p>
          </table:table-cell>
          <table:table-cell office:value-type="float" office:value="2915.41746807098" calcext:value-type="float">
            <text:p>2915.41746807098</text:p>
          </table:table-cell>
          <table:table-cell/>
          <table:table-cell table:formula="of:=[.C8]/[.B8]*100" office:value-type="float" office:value="1069.03778985342" calcext:value-type="float">
            <text:p>1069.03778985342</text:p>
          </table:table-cell>
          <table:table-cell table:style-name="ce4" table:formula="of:=[.D8]/[.B8]*100" office:value-type="float" office:value="404.389189597066" calcext:value-type="float">
            <text:p>404.389189597066</text:p>
          </table:table-cell>
          <table:table-cell table:formula="of:=[.E8]/[.B8]*100" office:value-type="float" office:value="97.1800284401701" calcext:value-type="float">
            <text:p>97.1800284401701</text:p>
          </table:table-cell>
        </table:table-row>
      </table:table>
      <table:table table:name="Memory Used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Central</text:p>
          </table:table-cell>
          <table:table-cell table:style-name="ce1" office:value-type="percentage" office:value="0.64" calcext:value-type="percentage">
            <text:p>64.00%</text:p>
          </table:table-cell>
          <table:table-cell table:style-name="ce1" office:value-type="percentage" office:value="0.16" calcext:value-type="percentage">
            <text:p>16.00%</text:p>
          </table:table-cell>
          <table:table-cell table:style-name="ce1" office:value-type="percentage" office:value="0.04" calcext:value-type="percentage">
            <text:p>4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0_4_8_4_0</text:p>
          </table:table-cell>
          <table:table-cell office:value-type="float" office:value="994004992" calcext:value-type="float">
            <text:p>994004992</text:p>
          </table:table-cell>
          <table:table-cell office:value-type="float" office:value="374032" calcext:value-type="float">
            <text:p>374032</text:p>
          </table:table-cell>
          <table:table-cell office:value-type="float" office:value="373536" calcext:value-type="float">
            <text:p>373536</text:p>
          </table:table-cell>
          <table:table-cell office:value-type="float" office:value="379412" calcext:value-type="float">
            <text:p>379412</text:p>
          </table:table-cell>
          <table:table-cell/>
          <table:table-cell table:formula="of:=[.C2]/[.B2]*100" office:value-type="float" office:value="0.0376287848663038" calcext:value-type="float">
            <text:p>0.037628784866304</text:p>
          </table:table-cell>
          <table:table-cell table:formula="of:=[.D2]/[.B2]*100" office:value-type="float" office:value="0.0375788857205256" calcext:value-type="float">
            <text:p>0.037578885720526</text:p>
          </table:table-cell>
          <table:table-cell table:formula="of:=[.E2]/[.B2]*100" office:value-type="float" office:value="0.0381700296330101" calcext:value-type="float">
            <text:p>0.03817002963301</text:p>
          </table:table-cell>
        </table:table-row>
        <table:table-row table:style-name="ro1">
          <table:table-cell office:value-type="string" calcext:value-type="string">
            <text:p>210_4_16_4_0</text:p>
          </table:table-cell>
          <table:table-cell office:value-type="float" office:value="3154423808" calcext:value-type="float">
            <text:p>3154423808</text:p>
          </table:table-cell>
          <table:table-cell office:value-type="float" office:value="5875356" calcext:value-type="float">
            <text:p>5875356</text:p>
          </table:table-cell>
          <table:table-cell office:value-type="float" office:value="2883016" calcext:value-type="float">
            <text:p>2883016</text:p>
          </table:table-cell>
          <table:table-cell office:value-type="float" office:value="1166284" calcext:value-type="float">
            <text:p>1166284</text:p>
          </table:table-cell>
          <table:table-cell/>
          <table:table-cell table:formula="of:=[.C3]/[.B3]*100" office:value-type="float" office:value="0.186257660910984" calcext:value-type="float">
            <text:p>0.186257660910984</text:p>
          </table:table-cell>
          <table:table-cell table:formula="of:=[.D3]/[.B3]*100" office:value-type="float" office:value="0.0913959624793702" calcext:value-type="float">
            <text:p>0.09139596247937</text:p>
          </table:table-cell>
          <table:table-cell table:formula="of:=[.E3]/[.B3]*100" office:value-type="float" office:value="0.036972964667657" calcext:value-type="float">
            <text:p>0.036972964667657</text:p>
          </table:table-cell>
        </table:table-row>
        <table:table-row table:style-name="ro1">
          <table:table-cell office:value-type="string" calcext:value-type="string">
            <text:p>240_4_32_4_0</text:p>
          </table:table-cell>
          <table:table-cell office:value-type="float" office:value="6568144896" calcext:value-type="float">
            <text:p>6568144896</text:p>
          </table:table-cell>
          <table:table-cell office:value-type="float" office:value="21716660" calcext:value-type="float">
            <text:p>21716660</text:p>
          </table:table-cell>
          <table:table-cell office:value-type="float" office:value="7143584" calcext:value-type="float">
            <text:p>7143584</text:p>
          </table:table-cell>
          <table:table-cell office:value-type="float" office:value="3076356" calcext:value-type="float">
            <text:p>3076356</text:p>
          </table:table-cell>
          <table:table-cell/>
          <table:table-cell table:formula="of:=[.C4]/[.B4]*100" office:value-type="float" office:value="0.330636128524288" calcext:value-type="float">
            <text:p>0.330636128524288</text:p>
          </table:table-cell>
          <table:table-cell table:formula="of:=[.D4]/[.B4]*100" office:value-type="float" office:value="0.108761059829092" calcext:value-type="float">
            <text:p>0.108761059829092</text:p>
          </table:table-cell>
          <table:table-cell table:formula="of:=[.E4]/[.B4]*100" office:value-type="float" office:value="0.0468375172702646" calcext:value-type="float">
            <text:p>0.046837517270265</text:p>
          </table:table-cell>
        </table:table-row>
        <table:table-row table:style-name="ro1">
          <table:table-cell office:value-type="string" calcext:value-type="string">
            <text:p>300_8_32_4_0</text:p>
          </table:table-cell>
          <table:table-cell office:value-type="float" office:value="30984990720" calcext:value-type="float">
            <text:p>30984990720</text:p>
          </table:table-cell>
          <table:table-cell office:value-type="float" office:value="57262376" calcext:value-type="float">
            <text:p>57262376</text:p>
          </table:table-cell>
          <table:table-cell office:value-type="float" office:value="20797348" calcext:value-type="float">
            <text:p>20797348</text:p>
          </table:table-cell>
          <table:table-cell office:value-type="float" office:value="6232332" calcext:value-type="float">
            <text:p>6232332</text:p>
          </table:table-cell>
          <table:table-cell/>
          <table:table-cell table:formula="of:=[.C5]/[.B5]*100" office:value-type="float" office:value="0.184806819913096" calcext:value-type="float">
            <text:p>0.184806819913096</text:p>
          </table:table-cell>
          <table:table-cell table:formula="of:=[.D5]/[.B5]*100" office:value-type="float" office:value="0.0671207172141441" calcext:value-type="float">
            <text:p>0.067120717214144</text:p>
          </table:table-cell>
          <table:table-cell table:formula="of:=[.E5]/[.B5]*100" office:value-type="float" office:value="0.0201140353931983" calcext:value-type="float">
            <text:p>0.020114035393198</text:p>
          </table:table-cell>
        </table:table-row>
        <table:table-row table:style-name="ro1">
          <table:table-cell office:value-type="string" calcext:value-type="string">
            <text:p>330_16_32_4_0</text:p>
          </table:table-cell>
          <table:table-cell office:value-type="float" office:value="31992946688" calcext:value-type="float">
            <text:p>31992946688</text:p>
          </table:table-cell>
          <table:table-cell office:value-type="float" office:value="62487756" calcext:value-type="float">
            <text:p>62487756</text:p>
          </table:table-cell>
          <table:table-cell office:value-type="float" office:value="13173472" calcext:value-type="float">
            <text:p>13173472</text:p>
          </table:table-cell>
          <table:table-cell office:value-type="float" office:value="9870020" calcext:value-type="float">
            <text:p>9870020</text:p>
          </table:table-cell>
          <table:table-cell/>
          <table:table-cell table:formula="of:=[.C6]/[.B6]*100" office:value-type="float" office:value="0.195317288555474" calcext:value-type="float">
            <text:p>0.195317288555474</text:p>
          </table:table-cell>
          <table:table-cell table:formula="of:=[.D6]/[.B6]*100" office:value-type="float" office:value="0.0411761758879845" calcext:value-type="float">
            <text:p>0.041176175887985</text:p>
          </table:table-cell>
          <table:table-cell table:formula="of:=[.E6]/[.B6]*100" office:value-type="float" office:value="0.0308506124685979" calcext:value-type="float">
            <text:p>0.030850612468598</text:p>
          </table:table-cell>
        </table:table-row>
        <table:table-row table:style-name="ro1">
          <table:table-cell office:value-type="string" calcext:value-type="string">
            <text:p>360_4_8_8_0</text:p>
          </table:table-cell>
          <table:table-cell office:value-type="float" office:value="350363648" calcext:value-type="float">
            <text:p>350363648</text:p>
          </table:table-cell>
          <table:table-cell office:value-type="float" office:value="587104" calcext:value-type="float">
            <text:p>587104</text:p>
          </table:table-cell>
          <table:table-cell office:value-type="float" office:value="583892" calcext:value-type="float">
            <text:p>583892</text:p>
          </table:table-cell>
          <table:table-cell office:value-type="float" office:value="560224" calcext:value-type="float">
            <text:p>560224</text:p>
          </table:table-cell>
          <table:table-cell/>
          <table:table-cell table:formula="of:=[.C7]/[.B7]*100" office:value-type="float" office:value="0.167569895835769" calcext:value-type="float">
            <text:p>0.167569895835769</text:p>
          </table:table-cell>
          <table:table-cell table:formula="of:=[.D7]/[.B7]*100" office:value-type="float" office:value="0.166653134060301" calcext:value-type="float">
            <text:p>0.166653134060301</text:p>
          </table:table-cell>
          <table:table-cell table:formula="of:=[.E7]/[.B7]*100" office:value-type="float" office:value="0.159897867029858" calcext:value-type="float">
            <text:p>0.159897867029858</text:p>
          </table:table-cell>
        </table:table-row>
        <table:table-row table:style-name="ro1">
          <table:table-cell office:value-type="string" calcext:value-type="string">
            <text:p>390_4_16_8_0</text:p>
          </table:table-cell>
          <table:table-cell office:value-type="float" office:value="3528024064" calcext:value-type="float">
            <text:p>3528024064</text:p>
          </table:table-cell>
          <table:table-cell office:value-type="float" office:value="9543036" calcext:value-type="float">
            <text:p>9543036</text:p>
          </table:table-cell>
          <table:table-cell office:value-type="float" office:value="5196204" calcext:value-type="float">
            <text:p>5196204</text:p>
          </table:table-cell>
          <table:table-cell office:value-type="float" office:value="2189940" calcext:value-type="float">
            <text:p>2189940</text:p>
          </table:table-cell>
          <table:table-cell/>
          <table:table-cell table:formula="of:=[.C8]/[.B8]*100" office:value-type="float" office:value="0.270492372696016" calcext:value-type="float">
            <text:p>0.270492372696016</text:p>
          </table:table-cell>
          <table:table-cell table:formula="of:=[.D8]/[.B8]*100" office:value-type="float" office:value="0.147283689275879" calcext:value-type="float">
            <text:p>0.147283689275879</text:p>
          </table:table-cell>
          <table:table-cell table:formula="of:=[.E8]/[.B8]*100" office:value-type="float" office:value="0.06207270586236" calcext:value-type="float">
            <text:p>0.06207270586236</text:p>
          </table:table-cell>
        </table:table-row>
      </table:table>
      <table:table table:name="Central vs 4% 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/>
          <table:table-cell table:style-name="ce5" office:value-type="string" calcext:value-type="string" table:number-columns-spanned="3" table:number-rows-spanned="1">
            <text:p>Central</text:p>
          </table:table-cell>
          <table:covered-table-cell table:number-columns-repeated="2"/>
          <table:table-cell table:style-name="ce1"/>
          <table:table-cell table:style-name="ce5" office:value-type="string" calcext:value-type="string" table:number-columns-spanned="3" table:number-rows-spanned="1">
            <text:p>4% Decentral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run time</text:p>
          </table:table-cell>
          <table:table-cell table:style-name="ce1"/>
          <table:table-cell office:value-type="string" calcext:value-type="string">
            <text:p>true scor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run tim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80_4_8_4_0</text:p>
          </table:table-cell>
          <table:table-cell office:value-type="float" office:value="973.795" calcext:value-type="float">
            <text:p>973.795</text:p>
          </table:table-cell>
          <table:table-cell office:value-type="float" office:value="994004992" calcext:value-type="float">
            <text:p>994004992</text:p>
          </table:table-cell>
          <table:table-cell office:value-type="float" office:value="1000.05188298225" calcext:value-type="float">
            <text:p>1000.05188298225</text:p>
          </table:table-cell>
          <table:table-cell/>
          <table:table-cell office:value-type="float" office:value="973.080690428947" calcext:value-type="float">
            <text:p>973.080690428947</text:p>
          </table:table-cell>
          <table:table-cell office:value-type="float" office:value="379412" calcext:value-type="float">
            <text:p>379412</text:p>
          </table:table-cell>
          <table:table-cell office:value-type="float" office:value="24.5186667442322" calcext:value-type="float">
            <text:p>24.5186667442322</text:p>
          </table:table-cell>
          <table:table-cell/>
          <table:table-cell table:style-name="ce6" table:formula="of:=[.F3]/[.B3]*100" office:value-type="float" office:value="99.9266468228885" calcext:value-type="float">
            <text:p>99.9266468228885</text:p>
          </table:table-cell>
          <table:table-cell table:formula="of:=[.G3]/[.C3]*100" office:value-type="float" office:value="0.0381700296330101" calcext:value-type="float">
            <text:p>0.03817002963301</text:p>
          </table:table-cell>
          <table:table-cell table:style-name="ce2" table:formula="of:=[.H3]/[.D3]*100" office:value-type="float" office:value="2.45173947086777" calcext:value-type="float">
            <text:p>2.45173947086777</text:p>
          </table:table-cell>
          <table:table-cell/>
          <table:table-cell table:formula="of:=[.J3]/100" office:value-type="float" office:value="0.999266468228885" calcext:value-type="float">
            <text:p>0.999266468228885</text:p>
          </table:table-cell>
          <table:table-cell table:formula="of:=[.K3]/100" office:value-type="float" office:value="0.000381700296330101" calcext:value-type="float">
            <text:p>0.00038170029633</text:p>
          </table:table-cell>
          <table:table-cell table:formula="of:=[.L3]/100" office:value-type="float" office:value="0.0245173947086777" calcext:value-type="float">
            <text:p>0.024517394708678</text:p>
          </table:table-cell>
          <table:table-cell/>
          <table:table-cell table:formula="of:=LOG10([.N3])" office:value-type="float" office:value="-0.000318685697832964" calcext:value-type="float">
            <text:p>-0.000318685697833</text:p>
          </table:table-cell>
          <table:table-cell table:formula="of:=LOG10([.O3])" office:value-type="float" office:value="-3.41827750288958" calcext:value-type="float">
            <text:p>-3.41827750288958</text:p>
          </table:table-cell>
          <table:table-cell table:formula="of:=LOG10([.P3])" office:value-type="float" office:value="-1.61052568112586" calcext:value-type="float">
            <text:p>-1.61052568112586</text:p>
          </table:table-cell>
        </table:table-row>
        <table:table-row table:style-name="ro1">
          <table:table-cell office:value-type="string" calcext:value-type="string">
            <text:p>210_4_16_4_0</text:p>
          </table:table-cell>
          <table:table-cell office:value-type="float" office:value="1632.024" calcext:value-type="float">
            <text:p>1632.024</text:p>
          </table:table-cell>
          <table:table-cell office:value-type="float" office:value="3154423808" calcext:value-type="float">
            <text:p>3154423808</text:p>
          </table:table-cell>
          <table:table-cell office:value-type="float" office:value="2000.04423999786" calcext:value-type="float">
            <text:p>2000.04423999786</text:p>
          </table:table-cell>
          <table:table-cell/>
          <table:table-cell office:value-type="float" office:value="1830.40901825692" calcext:value-type="float">
            <text:p>1830.40901825692</text:p>
          </table:table-cell>
          <table:table-cell office:value-type="float" office:value="1166284" calcext:value-type="float">
            <text:p>1166284</text:p>
          </table:table-cell>
          <table:table-cell office:value-type="float" office:value="1987.78959369659" calcext:value-type="float">
            <text:p>1987.78959369659</text:p>
          </table:table-cell>
          <table:table-cell/>
          <table:table-cell table:formula="of:=[.F4]/[.B4]*100" office:value-type="float" office:value="112.15576598487" calcext:value-type="float">
            <text:p>112.15576598487</text:p>
          </table:table-cell>
          <table:table-cell table:formula="of:=[.G4]/[.C4]*100" office:value-type="float" office:value="0.036972964667657" calcext:value-type="float">
            <text:p>0.036972964667657</text:p>
          </table:table-cell>
          <table:table-cell table:formula="of:=[.H4]/[.D4]*100" office:value-type="float" office:value="99.3872812382748" calcext:value-type="float">
            <text:p>99.3872812382748</text:p>
          </table:table-cell>
          <table:table-cell/>
          <table:table-cell table:formula="of:=[.J4]/100" office:value-type="float" office:value="1.1215576598487" calcext:value-type="float">
            <text:p>1.1215576598487</text:p>
          </table:table-cell>
          <table:table-cell table:formula="of:=[.K4]/100" office:value-type="float" office:value="0.00036972964667657" calcext:value-type="float">
            <text:p>0.000369729646677</text:p>
          </table:table-cell>
          <table:table-cell table:formula="of:=[.L4]/100" office:value-type="float" office:value="0.993872812382748" calcext:value-type="float">
            <text:p>0.993872812382748</text:p>
          </table:table-cell>
          <table:table-cell/>
          <table:table-cell table:formula="of:=LOG10([.N4])" office:value-type="float" office:value="0.0498216057927394" calcext:value-type="float">
            <text:p>0.04982160579274</text:p>
          </table:table-cell>
          <table:table-cell table:formula="of:=LOG10([.O4])" office:value-type="float" office:value="-3.43211572423938" calcext:value-type="float">
            <text:p>-3.43211572423938</text:p>
          </table:table-cell>
          <table:table-cell table:formula="of:=LOG10([.P4])" office:value-type="float" office:value="-0.00266918946040037" calcext:value-type="float">
            <text:p>-0.0026691894604</text:p>
          </table:table-cell>
        </table:table-row>
        <table:table-row table:style-name="ro1">
          <table:table-cell office:value-type="string" calcext:value-type="string">
            <text:p>240_4_32_4_0</text:p>
          </table:table-cell>
          <table:table-cell office:value-type="float" office:value="2308.274" calcext:value-type="float">
            <text:p>2308.274</text:p>
          </table:table-cell>
          <table:table-cell office:value-type="float" office:value="6568144896" calcext:value-type="float">
            <text:p>6568144896</text:p>
          </table:table-cell>
          <table:table-cell office:value-type="float" office:value="4000.02611684799" calcext:value-type="float">
            <text:p>4000.02611684799</text:p>
          </table:table-cell>
          <table:table-cell/>
          <table:table-cell office:value-type="float" office:value="2891.05800875417" calcext:value-type="float">
            <text:p>2891.05800875417</text:p>
          </table:table-cell>
          <table:table-cell office:value-type="float" office:value="3076356" calcext:value-type="float">
            <text:p>3076356</text:p>
          </table:table-cell>
          <table:table-cell office:value-type="float" office:value="4403.22446870804" calcext:value-type="float">
            <text:p>4403.22446870804</text:p>
          </table:table-cell>
          <table:table-cell/>
          <table:table-cell table:formula="of:=[.F5]/[.B5]*100" office:value-type="float" office:value="125.247609631879" calcext:value-type="float">
            <text:p>125.247609631879</text:p>
          </table:table-cell>
          <table:table-cell table:formula="of:=[.G5]/[.C5]*100" office:value-type="float" office:value="0.0468375172702646" calcext:value-type="float">
            <text:p>0.046837517270265</text:p>
          </table:table-cell>
          <table:table-cell table:style-name="ce3" table:formula="of:=[.H5]/[.D5]*100" office:value-type="float" office:value="110.079892982743" calcext:value-type="float">
            <text:p>110.079892982743</text:p>
          </table:table-cell>
          <table:table-cell/>
          <table:table-cell table:formula="of:=[.J5]/100" office:value-type="float" office:value="1.25247609631879" calcext:value-type="float">
            <text:p>1.25247609631879</text:p>
          </table:table-cell>
          <table:table-cell table:formula="of:=[.K5]/100" office:value-type="float" office:value="0.000468375172702646" calcext:value-type="float">
            <text:p>0.000468375172703</text:p>
          </table:table-cell>
          <table:table-cell table:formula="of:=[.L5]/100" office:value-type="float" office:value="1.10079892982743" calcext:value-type="float">
            <text:p>1.10079892982743</text:p>
          </table:table-cell>
          <table:table-cell/>
          <table:table-cell table:formula="of:=LOG10([.N5])" office:value-type="float" office:value="0.0977694460475407" calcext:value-type="float">
            <text:p>0.097769446047541</text:p>
          </table:table-cell>
          <table:table-cell table:formula="of:=LOG10([.O5])" office:value-type="float" office:value="-3.32940613376195" calcext:value-type="float">
            <text:p>-3.32940613376195</text:p>
          </table:table-cell>
          <table:table-cell table:formula="of:=LOG10([.P5])" office:value-type="float" office:value="0.0417079986800737" calcext:value-type="float">
            <text:p>0.041707998680074</text:p>
          </table:table-cell>
        </table:table-row>
        <table:table-row table:style-name="ro1">
          <table:table-cell office:value-type="string" calcext:value-type="string">
            <text:p>300_8_32_4_0</text:p>
          </table:table-cell>
          <table:table-cell office:value-type="float" office:value="3484.276" calcext:value-type="float">
            <text:p>3484.276</text:p>
          </table:table-cell>
          <table:table-cell office:value-type="float" office:value="30984990720" calcext:value-type="float">
            <text:p>30984990720</text:p>
          </table:table-cell>
          <table:table-cell office:value-type="float" office:value="8000.06280899048" calcext:value-type="float">
            <text:p>8000.06280899048</text:p>
          </table:table-cell>
          <table:table-cell/>
          <table:table-cell office:value-type="float" office:value="3592.95951738294" calcext:value-type="float">
            <text:p>3592.95951738294</text:p>
          </table:table-cell>
          <table:table-cell office:value-type="float" office:value="6232332" calcext:value-type="float">
            <text:p>6232332</text:p>
          </table:table-cell>
          <table:table-cell office:value-type="float" office:value="22308.7925345898" calcext:value-type="float">
            <text:p>22308.7925345898</text:p>
          </table:table-cell>
          <table:table-cell/>
          <table:table-cell table:style-name="ce2" table:formula="of:=[.F6]/[.B6]*100" office:value-type="float" office:value="103.119256837947" calcext:value-type="float">
            <text:p>103.119256837947</text:p>
          </table:table-cell>
          <table:table-cell table:formula="of:=[.G6]/[.C6]*100" office:value-type="float" office:value="0.0201140353931983" calcext:value-type="float">
            <text:p>0.020114035393198</text:p>
          </table:table-cell>
          <table:table-cell table:style-name="ce3" table:formula="of:=[.H6]/[.D6]*100" office:value-type="float" office:value="278.857717335908" calcext:value-type="float">
            <text:p>278.857717335908</text:p>
          </table:table-cell>
          <table:table-cell/>
          <table:table-cell table:formula="of:=[.J6]/100" office:value-type="float" office:value="1.03119256837947" calcext:value-type="float">
            <text:p>1.03119256837947</text:p>
          </table:table-cell>
          <table:table-cell table:formula="of:=[.K6]/100" office:value-type="float" office:value="0.000201140353931983" calcext:value-type="float">
            <text:p>0.000201140353932</text:p>
          </table:table-cell>
          <table:table-cell table:formula="of:=[.L6]/100" office:value-type="float" office:value="2.78857717335908" calcext:value-type="float">
            <text:p>2.78857717335908</text:p>
          </table:table-cell>
          <table:table-cell/>
          <table:table-cell table:formula="of:=LOG10([.N6])" office:value-type="float" office:value="0.0133397744739174" calcext:value-type="float">
            <text:p>0.013339774473918</text:p>
          </table:table-cell>
          <table:table-cell table:formula="of:=LOG10([.O6])" office:value-type="float" office:value="-3.69650079001075" calcext:value-type="float">
            <text:p>-3.69650079001075</text:p>
          </table:table-cell>
          <table:table-cell table:formula="of:=LOG10([.P6])" office:value-type="float" office:value="0.445382668013601" calcext:value-type="float">
            <text:p>0.445382668013601</text:p>
          </table:table-cell>
        </table:table-row>
        <table:table-row table:style-name="ro1">
          <table:table-cell office:value-type="string" calcext:value-type="string">
            <text:p>330_16_32_4_0</text:p>
          </table:table-cell>
          <table:table-cell office:value-type="float" office:value="709.87" calcext:value-type="float">
            <text:p>709.87</text:p>
          </table:table-cell>
          <table:table-cell office:value-type="float" office:value="31992946688" calcext:value-type="float">
            <text:p>31992946688</text:p>
          </table:table-cell>
          <table:table-cell office:value-type="float" office:value="16000.0848031044" calcext:value-type="float">
            <text:p>16000.0848031044</text:p>
          </table:table-cell>
          <table:table-cell/>
          <table:table-cell office:value-type="float" office:value="874.094424722267" calcext:value-type="float">
            <text:p>874.094424722267</text:p>
          </table:table-cell>
          <table:table-cell office:value-type="float" office:value="9870020" calcext:value-type="float">
            <text:p>9870020</text:p>
          </table:table-cell>
          <table:table-cell office:value-type="float" office:value="1329.76742005348" calcext:value-type="float">
            <text:p>1329.76742005348</text:p>
          </table:table-cell>
          <table:table-cell/>
          <table:table-cell table:formula="of:=[.F7]/[.B7]*100" office:value-type="float" office:value="123.134436547856" calcext:value-type="float">
            <text:p>123.134436547856</text:p>
          </table:table-cell>
          <table:table-cell table:formula="of:=[.G7]/[.C7]*100" office:value-type="float" office:value="0.0308506124685979" calcext:value-type="float">
            <text:p>0.030850612468598</text:p>
          </table:table-cell>
          <table:table-cell table:style-name="ce2" table:formula="of:=[.H7]/[.D7]*100" office:value-type="float" office:value="8.31100232540938" calcext:value-type="float">
            <text:p>8.31100232540938</text:p>
          </table:table-cell>
          <table:table-cell/>
          <table:table-cell table:formula="of:=[.J7]/100" office:value-type="float" office:value="1.23134436547856" calcext:value-type="float">
            <text:p>1.23134436547856</text:p>
          </table:table-cell>
          <table:table-cell table:formula="of:=[.K7]/100" office:value-type="float" office:value="0.000308506124685979" calcext:value-type="float">
            <text:p>0.000308506124686</text:p>
          </table:table-cell>
          <table:table-cell table:formula="of:=[.L7]/100" office:value-type="float" office:value="0.0831100232540938" calcext:value-type="float">
            <text:p>0.083110023254094</text:p>
          </table:table-cell>
          <table:table-cell/>
          <table:table-cell table:formula="of:=LOG10([.N7])" office:value-type="float" office:value="0.0903795274335584" calcext:value-type="float">
            <text:p>0.090379527433559</text:p>
          </table:table-cell>
          <table:table-cell table:formula="of:=LOG10([.O7])" office:value-type="float" office:value="-3.51073620961803" calcext:value-type="float">
            <text:p>-3.51073620961803</text:p>
          </table:table-cell>
          <table:table-cell table:formula="of:=LOG10([.P7])" office:value-type="float" office:value="-1.0803465961745" calcext:value-type="float">
            <text:p>-1.0803465961745</text:p>
          </table:table-cell>
        </table:table-row>
        <table:table-row table:style-name="ro1">
          <table:table-cell office:value-type="string" calcext:value-type="string">
            <text:p>360_4_8_8_0</text:p>
          </table:table-cell>
          <table:table-cell office:value-type="float" office:value="884.187" calcext:value-type="float">
            <text:p>884.187</text:p>
          </table:table-cell>
          <table:table-cell office:value-type="float" office:value="350363648" calcext:value-type="float">
            <text:p>350363648</text:p>
          </table:table-cell>
          <table:table-cell office:value-type="float" office:value="164.446065187454" calcext:value-type="float">
            <text:p>164.446065187454</text:p>
          </table:table-cell>
          <table:table-cell/>
          <table:table-cell office:value-type="float" office:value="1176.81123268533" calcext:value-type="float">
            <text:p>1176.81123268533</text:p>
          </table:table-cell>
          <table:table-cell office:value-type="float" office:value="560224" calcext:value-type="float">
            <text:p>560224</text:p>
          </table:table-cell>
          <table:table-cell office:value-type="float" office:value="35.8030023574829" calcext:value-type="float">
            <text:p>35.8030023574829</text:p>
          </table:table-cell>
          <table:table-cell/>
          <table:table-cell table:formula="of:=[.F8]/[.B8]*100" office:value-type="float" office:value="133.095287839035" calcext:value-type="float">
            <text:p>133.095287839035</text:p>
          </table:table-cell>
          <table:table-cell table:formula="of:=[.G8]/[.C8]*100" office:value-type="float" office:value="0.159897867029858" calcext:value-type="float">
            <text:p>0.159897867029858</text:p>
          </table:table-cell>
          <table:table-cell table:formula="of:=[.H8]/[.D8]*100" office:value-type="float" office:value="21.7718814473734" calcext:value-type="float">
            <text:p>21.7718814473734</text:p>
          </table:table-cell>
          <table:table-cell/>
          <table:table-cell table:formula="of:=[.J8]/100" office:value-type="float" office:value="1.33095287839035" calcext:value-type="float">
            <text:p>1.33095287839035</text:p>
          </table:table-cell>
          <table:table-cell table:formula="of:=[.K8]/100" office:value-type="float" office:value="0.00159897867029858" calcext:value-type="float">
            <text:p>0.001598978670299</text:p>
          </table:table-cell>
          <table:table-cell table:formula="of:=[.L8]/100" office:value-type="float" office:value="0.217718814473734" calcext:value-type="float">
            <text:p>0.217718814473734</text:p>
          </table:table-cell>
          <table:table-cell/>
          <table:table-cell table:formula="of:=LOG10([.N8])" office:value-type="float" office:value="0.124162679804266" calcext:value-type="float">
            <text:p>0.124162679804266</text:p>
          </table:table-cell>
          <table:table-cell table:formula="of:=LOG10([.O8])" office:value-type="float" office:value="-2.79615732952044" calcext:value-type="float">
            <text:p>-2.79615732952044</text:p>
          </table:table-cell>
          <table:table-cell table:formula="of:=LOG10([.P8])" office:value-type="float" office:value="-0.662104039176373" calcext:value-type="float">
            <text:p>-0.662104039176373</text:p>
          </table:table-cell>
        </table:table-row>
        <table:table-row table:style-name="ro1">
          <table:table-cell office:value-type="string" calcext:value-type="string">
            <text:p>390_4_16_8_0</text:p>
          </table:table-cell>
          <table:table-cell office:value-type="float" office:value="1422.858" calcext:value-type="float">
            <text:p>1422.858</text:p>
          </table:table-cell>
          <table:table-cell office:value-type="float" office:value="3528024064" calcext:value-type="float">
            <text:p>3528024064</text:p>
          </table:table-cell>
          <table:table-cell office:value-type="float" office:value="3000.01709699631" calcext:value-type="float">
            <text:p>3000.01709699631</text:p>
          </table:table-cell>
          <table:table-cell/>
          <table:table-cell office:value-type="float" office:value="1794.90841565489" calcext:value-type="float">
            <text:p>1794.90841565489</text:p>
          </table:table-cell>
          <table:table-cell office:value-type="float" office:value="2189940" calcext:value-type="float">
            <text:p>2189940</text:p>
          </table:table-cell>
          <table:table-cell office:value-type="float" office:value="2915.41746807098" calcext:value-type="float">
            <text:p>2915.41746807098</text:p>
          </table:table-cell>
          <table:table-cell/>
          <table:table-cell table:formula="of:=[.F9]/[.B9]*100" office:value-type="float" office:value="126.1481058303" calcext:value-type="float">
            <text:p>126.1481058303</text:p>
          </table:table-cell>
          <table:table-cell table:formula="of:=[.G9]/[.C9]*100" office:value-type="float" office:value="0.06207270586236" calcext:value-type="float">
            <text:p>0.06207270586236</text:p>
          </table:table-cell>
          <table:table-cell table:formula="of:=[.H9]/[.D9]*100" office:value-type="float" office:value="97.1800284401701" calcext:value-type="float">
            <text:p>97.1800284401701</text:p>
          </table:table-cell>
          <table:table-cell/>
          <table:table-cell table:formula="of:=[.J9]/100" office:value-type="float" office:value="1.261481058303" calcext:value-type="float">
            <text:p>1.261481058303</text:p>
          </table:table-cell>
          <table:table-cell table:formula="of:=[.K9]/100" office:value-type="float" office:value="0.0006207270586236" calcext:value-type="float">
            <text:p>0.000620727058624</text:p>
          </table:table-cell>
          <table:table-cell table:formula="of:=[.L9]/100" office:value-type="float" office:value="0.971800284401701" calcext:value-type="float">
            <text:p>0.971800284401701</text:p>
          </table:table-cell>
          <table:table-cell/>
          <table:table-cell table:formula="of:=LOG10([.N9])" office:value-type="float" office:value="0.100880733778488" calcext:value-type="float">
            <text:p>0.100880733778488</text:p>
          </table:table-cell>
          <table:table-cell table:formula="of:=LOG10([.O9])" office:value-type="float" office:value="-3.2070993225141" calcext:value-type="float">
            <text:p>-3.2070993225141</text:p>
          </table:table-cell>
          <table:table-cell table:formula="of:=LOG10([.P9])" office:value-type="float" office:value="-0.0124229781747708" calcext:value-type="float">
            <text:p>-0.012422978174771</text:p>
          </table:table-cell>
        </table:table-row>
        <table:table-row table:style-name="ro1">
          <table:table-cell office:value-type="string" calcext:value-type="string">
            <text:p>420_4_32_8_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formula="of:=[.F10]/[.B10]*100" office:value-type="string" office:string-value="" calcext:value-type="error">
            <text:p>#VALUE!</text:p>
          </table:table-cell>
          <table:table-cell table:formula="of:=[.G10]/[.C10]*100" office:value-type="string" office:string-value="" calcext:value-type="error">
            <text:p>#VALUE!</text:p>
          </table:table-cell>
          <table:table-cell table:formula="of:=[.H10]/[.D10]*100" office:value-type="string" office:string-value="" calcext:value-type="error">
            <text:p>#VALUE!</text:p>
          </table:table-cell>
          <table:table-cell/>
          <table:table-cell table:formula="of:=[.J10]/100" office:value-type="string" office:string-value="" calcext:value-type="error">
            <text:p>#VALUE!</text:p>
          </table:table-cell>
          <table:table-cell table:formula="of:=[.K10]/100" office:value-type="string" office:string-value="" calcext:value-type="error">
            <text:p>#VALUE!</text:p>
          </table:table-cell>
          <table:table-cell table:formula="of:=[.L10]/100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0_8_32_8_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769.20087439459" calcext:value-type="float">
            <text:p>2769.20087439459</text:p>
          </table:table-cell>
          <table:table-cell office:value-type="float" office:value="9701720" calcext:value-type="float">
            <text:p>9701720</text:p>
          </table:table-cell>
          <table:table-cell office:value-type="float" office:value="12597.7229914665" calcext:value-type="float">
            <text:p>12597.7229914665</text:p>
          </table:table-cell>
          <table:table-cell/>
          <table:table-cell table:style-name="ce6" table:formula="of:=[.F11]/[.B11]*100" office:value-type="string" office:string-value="" calcext:value-type="error">
            <text:p>#DIV/0!</text:p>
          </table:table-cell>
          <table:table-cell table:style-name="ce7" table:formula="of:=[.G11]/[.C11]*100" office:value-type="string" office:string-value="" calcext:value-type="error">
            <text:p>#DIV/0!</text:p>
          </table:table-cell>
          <table:table-cell table:style-name="ce6" table:formula="of:=[.H11]/[.D11]*100" office:value-type="string" office:string-value="" calcext:value-type="error">
            <text:p>#DIV/0!</text:p>
          </table:table-cell>
          <table:table-cell/>
          <table:table-cell table:formula="of:=[.J11]/100" office:value-type="string" office:string-value="" calcext:value-type="error">
            <text:p>#DIV/0!</text:p>
          </table:table-cell>
          <table:table-cell table:formula="of:=[.K11]/100" office:value-type="string" office:string-value="" calcext:value-type="error">
            <text:p>#DIV/0!</text:p>
          </table:table-cell>
          <table:table-cell table:formula="of:=[.L11]/100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0_16_32_8_0</text:p>
          </table:table-cell>
          <table:table-cell office:value-type="float" office:value="836.043" calcext:value-type="float">
            <text:p>836.043</text:p>
          </table:table-cell>
          <table:table-cell office:value-type="float" office:value="48915185664" calcext:value-type="float">
            <text:p>48915185664</text:p>
          </table:table-cell>
          <table:table-cell office:value-type="float" office:value="24000.0439291" calcext:value-type="float">
            <text:p>24000.0439291</text:p>
          </table:table-cell>
          <table:table-cell/>
          <table:table-cell office:value-type="float" office:value="1332.26286912207" calcext:value-type="float">
            <text:p>1332.26286912207</text:p>
          </table:table-cell>
          <table:table-cell office:value-type="float" office:value="12996636" calcext:value-type="float">
            <text:p>12996636</text:p>
          </table:table-cell>
          <table:table-cell office:value-type="float" office:value="3040.48914694786" calcext:value-type="float">
            <text:p>3040.48914694786</text:p>
          </table:table-cell>
          <table:table-cell/>
          <table:table-cell table:style-name="ce3" table:formula="of:=[.F12]/[.B12]*100" office:value-type="float" office:value="159.353390809094" calcext:value-type="float">
            <text:p>159.353390809094</text:p>
          </table:table-cell>
          <table:table-cell table:formula="of:=[.G12]/[.C12]*100" office:value-type="float" office:value="0.0265697366238663" calcext:value-type="float">
            <text:p>0.026569736623866</text:p>
          </table:table-cell>
          <table:table-cell table:formula="of:=[.H12]/[.D12]*100" office:value-type="float" office:value="12.6686815904586" calcext:value-type="float">
            <text:p>12.6686815904586</text:p>
          </table:table-cell>
          <table:table-cell/>
          <table:table-cell table:formula="of:=[.J12]/100" office:value-type="float" office:value="1.59353390809094" calcext:value-type="float">
            <text:p>1.59353390809094</text:p>
          </table:table-cell>
          <table:table-cell table:formula="of:=[.K12]/100" office:value-type="float" office:value="0.000265697366238663" calcext:value-type="float">
            <text:p>0.000265697366239</text:p>
          </table:table-cell>
          <table:table-cell table:formula="of:=[.L12]/100" office:value-type="float" office:value="0.126686815904586" calcext:value-type="float">
            <text:p>0.126686815904586</text:p>
          </table:table-cell>
          <table:table-cell/>
          <table:table-cell table:formula="of:=LOG10([.N12])" office:value-type="float" office:value="0.20236130906492" calcext:value-type="float">
            <text:p>0.20236130906492</text:p>
          </table:table-cell>
          <table:table-cell table:formula="of:=LOG10([.O12])" office:value-type="float" office:value="-3.5756127505716" calcext:value-type="float">
            <text:p>-3.5756127505716</text:p>
          </table:table-cell>
          <table:table-cell table:formula="of:=LOG10([.P12])" office:value-type="float" office:value="-0.897268579100879" calcext:value-type="float">
            <text:p>-0.897268579100879</text:p>
          </table:table-cell>
        </table:table-row>
        <table:table-row table:style-name="ro1">
          <table:table-cell table:number-columns-repeated="9"/>
          <table:table-cell table:style-name="ce7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181_4_8_4_1</text:p>
          </table:table-cell>
          <table:table-cell office:value-type="float" office:value="514.065" calcext:value-type="float">
            <text:p>514.065</text:p>
          </table:table-cell>
          <table:table-cell office:value-type="float" office:value="709832704" calcext:value-type="float">
            <text:p>709832704</text:p>
          </table:table-cell>
          <table:table-cell office:value-type="float" office:value="1000.02041387558" calcext:value-type="float">
            <text:p>1000.02041387558</text:p>
          </table:table-cell>
          <table:table-cell/>
          <table:table-cell office:value-type="float" office:value="671.815632301246" calcext:value-type="float">
            <text:p>671.815632301246</text:p>
          </table:table-cell>
          <table:table-cell office:value-type="float" office:value="373984" calcext:value-type="float">
            <text:p>373984</text:p>
          </table:table-cell>
          <table:table-cell office:value-type="float" office:value="8.20265650749207" calcext:value-type="float">
            <text:p>8.20265650749207</text:p>
          </table:table-cell>
          <table:table-cell/>
          <table:table-cell table:formula="of:=[.F14]/[.B14]*100" office:value-type="float" office:value="130.686903854813" calcext:value-type="float">
            <text:p>130.686903854813</text:p>
          </table:table-cell>
          <table:table-cell table:formula="of:=[.G14]/[.C14]*100" office:value-type="float" office:value="0.0526862171737863" calcext:value-type="float">
            <text:p>0.052686217173786</text:p>
          </table:table-cell>
          <table:table-cell table:style-name="ce6" table:formula="of:=[.H14]/[.D14]*100" office:value-type="float" office:value="0.82024890629009" calcext:value-type="float">
            <text:p>0.82024890629009</text:p>
          </table:table-cell>
          <table:table-cell/>
          <table:table-cell table:formula="of:=[.J14]/100" office:value-type="float" office:value="1.30686903854813" calcext:value-type="float">
            <text:p>1.30686903854813</text:p>
          </table:table-cell>
          <table:table-cell table:formula="of:=[.K14]/100" office:value-type="float" office:value="0.000526862171737863" calcext:value-type="float">
            <text:p>0.000526862171738</text:p>
          </table:table-cell>
          <table:table-cell table:formula="of:=[.L14]/100" office:value-type="float" office:value="0.0082024890629009" calcext:value-type="float">
            <text:p>0.008202489062901</text:p>
          </table:table-cell>
          <table:table-cell/>
          <table:table-cell table:formula="of:=LOG10([.N14])" office:value-type="float" office:value="0.116232069075909" calcext:value-type="float">
            <text:p>0.116232069075909</text:p>
          </table:table-cell>
          <table:table-cell table:formula="of:=LOG10([.O14])" office:value-type="float" office:value="-3.27830298228747" calcext:value-type="float">
            <text:p>-3.27830298228747</text:p>
          </table:table-cell>
          <table:table-cell table:formula="of:=LOG10([.P14])" office:value-type="float" office:value="-2.08605434002451" calcext:value-type="float">
            <text:p>-2.08605434002451</text:p>
          </table:table-cell>
        </table:table-row>
        <table:table-row table:style-name="ro1">
          <table:table-cell office:value-type="string" calcext:value-type="string">
            <text:p>211_4_16_4_1</text:p>
          </table:table-cell>
          <table:table-cell office:value-type="float" office:value="1509.585" calcext:value-type="float">
            <text:p>1509.585</text:p>
          </table:table-cell>
          <table:table-cell office:value-type="float" office:value="1818337280" calcext:value-type="float">
            <text:p>1818337280</text:p>
          </table:table-cell>
          <table:table-cell office:value-type="float" office:value="2000.02061605453" calcext:value-type="float">
            <text:p>2000.02061605453</text:p>
          </table:table-cell>
          <table:table-cell/>
          <table:table-cell office:value-type="float" office:value="1638.59253932974" calcext:value-type="float">
            <text:p>1638.59253932974</text:p>
          </table:table-cell>
          <table:table-cell office:value-type="float" office:value="1476512" calcext:value-type="float">
            <text:p>1476512</text:p>
          </table:table-cell>
          <table:table-cell office:value-type="float" office:value="1970.62525010109" calcext:value-type="float">
            <text:p>1970.62525010109</text:p>
          </table:table-cell>
          <table:table-cell/>
          <table:table-cell table:style-name="ce2" table:formula="of:=[.F15]/[.B15]*100" office:value-type="float" office:value="108.545894357041" calcext:value-type="float">
            <text:p>108.545894357041</text:p>
          </table:table-cell>
          <table:table-cell table:formula="of:=[.G15]/[.C15]*100" office:value-type="float" office:value="0.0812012169711441" calcext:value-type="float">
            <text:p>0.081201216971144</text:p>
          </table:table-cell>
          <table:table-cell table:formula="of:=[.H15]/[.D15]*100" office:value-type="float" office:value="98.5302468525835" calcext:value-type="float">
            <text:p>98.5302468525835</text:p>
          </table:table-cell>
          <table:table-cell/>
          <table:table-cell table:formula="of:=[.J15]/100" office:value-type="float" office:value="1.08545894357041" calcext:value-type="float">
            <text:p>1.08545894357041</text:p>
          </table:table-cell>
          <table:table-cell table:formula="of:=[.K15]/100" office:value-type="float" office:value="0.000812012169711441" calcext:value-type="float">
            <text:p>0.000812012169711</text:p>
          </table:table-cell>
          <table:table-cell table:formula="of:=[.L15]/100" office:value-type="float" office:value="0.985302468525835" calcext:value-type="float">
            <text:p>0.985302468525835</text:p>
          </table:table-cell>
          <table:table-cell/>
          <table:table-cell table:formula="of:=LOG10([.N15])" office:value-type="float" office:value="0.0356134013344042" calcext:value-type="float">
            <text:p>0.035613401334404</text:p>
          </table:table-cell>
          <table:table-cell table:formula="of:=LOG10([.O15])" office:value-type="float" office:value="-3.09043746189316" calcext:value-type="float">
            <text:p>-3.09043746189316</text:p>
          </table:table-cell>
          <table:table-cell table:formula="of:=LOG10([.P15])" office:value-type="float" office:value="-0.00643042914998055" calcext:value-type="float">
            <text:p>-0.006430429149981</text:p>
          </table:table-cell>
        </table:table-row>
        <table:table-row table:style-name="ro1">
          <table:table-cell office:value-type="string" calcext:value-type="string">
            <text:p>241_4_32_4_1</text:p>
          </table:table-cell>
          <table:table-cell office:value-type="float" office:value="2806.189" calcext:value-type="float">
            <text:p>2806.189</text:p>
          </table:table-cell>
          <table:table-cell office:value-type="float" office:value="9202647040" calcext:value-type="float">
            <text:p>9202647040</text:p>
          </table:table-cell>
          <table:table-cell office:value-type="float" office:value="4000.07448792458" calcext:value-type="float">
            <text:p>4000.07448792458</text:p>
          </table:table-cell>
          <table:table-cell/>
          <table:table-cell office:value-type="float" office:value="2883.4279878898" calcext:value-type="float">
            <text:p>2883.4279878898</text:p>
          </table:table-cell>
          <table:table-cell office:value-type="float" office:value="2634156" calcext:value-type="float">
            <text:p>2634156</text:p>
          </table:table-cell>
          <table:table-cell office:value-type="float" office:value="4195.18937110901" calcext:value-type="float">
            <text:p>4195.18937110901</text:p>
          </table:table-cell>
          <table:table-cell/>
          <table:table-cell table:style-name="ce2" table:formula="of:=[.F16]/[.B16]*100" office:value-type="float" office:value="102.752451381208" calcext:value-type="float">
            <text:p>102.752451381208</text:p>
          </table:table-cell>
          <table:table-cell table:formula="of:=[.G16]/[.C16]*100" office:value-type="float" office:value="0.0286238947180137" calcext:value-type="float">
            <text:p>0.028623894718014</text:p>
          </table:table-cell>
          <table:table-cell table:style-name="ce3" table:formula="of:=[.H16]/[.D16]*100" office:value-type="float" office:value="104.87778124566" calcext:value-type="float">
            <text:p>104.87778124566</text:p>
          </table:table-cell>
          <table:table-cell/>
          <table:table-cell table:formula="of:=[.J16]/100" office:value-type="float" office:value="1.02752451381208" calcext:value-type="float">
            <text:p>1.02752451381208</text:p>
          </table:table-cell>
          <table:table-cell table:formula="of:=[.K16]/100" office:value-type="float" office:value="0.000286238947180137" calcext:value-type="float">
            <text:p>0.00028623894718</text:p>
          </table:table-cell>
          <table:table-cell table:formula="of:=[.L16]/100" office:value-type="float" office:value="1.0487778124566" calcext:value-type="float">
            <text:p>1.0487778124566</text:p>
          </table:table-cell>
          <table:table-cell/>
          <table:table-cell table:formula="of:=LOG10([.N16])" office:value-type="float" office:value="0.0117921917026777" calcext:value-type="float">
            <text:p>0.011792191702678</text:p>
          </table:table-cell>
          <table:table-cell table:formula="of:=LOG10([.O16])" office:value-type="float" office:value="-3.54327127415896" calcext:value-type="float">
            <text:p>-3.54327127415896</text:p>
          </table:table-cell>
          <table:table-cell table:formula="of:=LOG10([.P16])" office:value-type="float" office:value="0.0206834910107923" calcext:value-type="float">
            <text:p>0.020683491010792</text:p>
          </table:table-cell>
        </table:table-row>
        <table:table-row table:style-name="ro1">
          <table:table-cell office:value-type="string" calcext:value-type="string">
            <text:p>301_8_32_4_1</text:p>
          </table:table-cell>
          <table:table-cell office:value-type="float" office:value="1912.605" calcext:value-type="float">
            <text:p>1912.605</text:p>
          </table:table-cell>
          <table:table-cell office:value-type="float" office:value="13227778048" calcext:value-type="float">
            <text:p>13227778048</text:p>
          </table:table-cell>
          <table:table-cell office:value-type="float" office:value="8000.0462179184" calcext:value-type="float">
            <text:p>8000.0462179184</text:p>
          </table:table-cell>
          <table:table-cell/>
          <table:table-cell office:value-type="float" office:value="3025.95462197518" calcext:value-type="float">
            <text:p>3025.95462197518</text:p>
          </table:table-cell>
          <table:table-cell office:value-type="float" office:value="7233836" calcext:value-type="float">
            <text:p>7233836</text:p>
          </table:table-cell>
          <table:table-cell office:value-type="float" office:value="37599.6679785252" calcext:value-type="float">
            <text:p>37599.6679785252</text:p>
          </table:table-cell>
          <table:table-cell/>
          <table:table-cell table:style-name="ce3" table:formula="of:=[.F17]/[.B17]*100" office:value-type="float" office:value="158.211163411953" calcext:value-type="float">
            <text:p>158.211163411953</text:p>
          </table:table-cell>
          <table:table-cell table:formula="of:=[.G17]/[.C17]*100" office:value-type="float" office:value="0.0546867053087101" calcext:value-type="float">
            <text:p>0.05468670530871</text:p>
          </table:table-cell>
          <table:table-cell table:style-name="ce3" table:formula="of:=[.H17]/[.D17]*100" office:value-type="float" office:value="469.993134468523" calcext:value-type="float">
            <text:p>469.993134468523</text:p>
          </table:table-cell>
          <table:table-cell/>
          <table:table-cell table:formula="of:=[.J17]/100" office:value-type="float" office:value="1.58211163411953" calcext:value-type="float">
            <text:p>1.58211163411953</text:p>
          </table:table-cell>
          <table:table-cell table:formula="of:=[.K17]/100" office:value-type="float" office:value="0.000546867053087101" calcext:value-type="float">
            <text:p>0.000546867053087</text:p>
          </table:table-cell>
          <table:table-cell table:formula="of:=[.L17]/100" office:value-type="float" office:value="4.69993134468523" calcext:value-type="float">
            <text:p>4.69993134468523</text:p>
          </table:table-cell>
          <table:table-cell/>
          <table:table-cell table:formula="of:=LOG10([.N17])" office:value-type="float" office:value="0.199237124150034" calcext:value-type="float">
            <text:p>0.199237124150034</text:p>
          </table:table-cell>
          <table:table-cell table:formula="of:=LOG10([.O17])" office:value-type="float" office:value="-3.26211824062881" calcext:value-type="float">
            <text:p>-3.26211824062881</text:p>
          </table:table-cell>
          <table:table-cell table:formula="of:=LOG10([.P17])" office:value-type="float" office:value="0.672091513926753" calcext:value-type="float">
            <text:p>0.672091513926753</text:p>
          </table:table-cell>
        </table:table-row>
        <table:table-row table:style-name="ro1">
          <table:table-cell office:value-type="string" calcext:value-type="string">
            <text:p>331_16_32_4_1</text:p>
          </table:table-cell>
          <table:table-cell office:value-type="float" office:value="566.179" calcext:value-type="float">
            <text:p>566.179</text:p>
          </table:table-cell>
          <table:table-cell office:value-type="float" office:value="36798136320" calcext:value-type="float">
            <text:p>36798136320</text:p>
          </table:table-cell>
          <table:table-cell office:value-type="float" office:value="16000.0558209419" calcext:value-type="float">
            <text:p>16000.0558209419</text:p>
          </table:table-cell>
          <table:table-cell/>
          <table:table-cell office:value-type="float" office:value="1067.92178936752" calcext:value-type="float">
            <text:p>1067.92178936752</text:p>
          </table:table-cell>
          <table:table-cell office:value-type="float" office:value="9074196" calcext:value-type="float">
            <text:p>9074196</text:p>
          </table:table-cell>
          <table:table-cell office:value-type="float" office:value="1372.01365399361" calcext:value-type="float">
            <text:p>1372.01365399361</text:p>
          </table:table-cell>
          <table:table-cell/>
          <table:table-cell table:style-name="ce3" table:formula="of:=[.F18]/[.B18]*100" office:value-type="float" office:value="188.619109745773" calcext:value-type="float">
            <text:p>188.619109745773</text:p>
          </table:table-cell>
          <table:table-cell table:formula="of:=[.G18]/[.C18]*100" office:value-type="float" office:value="0.0246593901416364" calcext:value-type="float">
            <text:p>0.024659390141636</text:p>
          </table:table-cell>
          <table:table-cell table:style-name="ce2" table:formula="of:=[.H18]/[.D18]*100" office:value-type="float" office:value="8.57505542073066" calcext:value-type="float">
            <text:p>8.57505542073066</text:p>
          </table:table-cell>
          <table:table-cell/>
          <table:table-cell table:formula="of:=[.J18]/100" office:value-type="float" office:value="1.88619109745773" calcext:value-type="float">
            <text:p>1.88619109745773</text:p>
          </table:table-cell>
          <table:table-cell table:formula="of:=[.K18]/100" office:value-type="float" office:value="0.000246593901416364" calcext:value-type="float">
            <text:p>0.000246593901416</text:p>
          </table:table-cell>
          <table:table-cell table:formula="of:=[.L18]/100" office:value-type="float" office:value="0.0857505542073066" calcext:value-type="float">
            <text:p>0.085750554207307</text:p>
          </table:table-cell>
          <table:table-cell/>
          <table:table-cell table:formula="of:=LOG10([.N18])" office:value-type="float" office:value="0.275585690716847" calcext:value-type="float">
            <text:p>0.275585690716847</text:p>
          </table:table-cell>
          <table:table-cell table:formula="of:=LOG10([.O18])" office:value-type="float" office:value="-3.60801766826734" calcext:value-type="float">
            <text:p>-3.60801766826734</text:p>
          </table:table-cell>
          <table:table-cell table:formula="of:=LOG10([.P18])" office:value-type="float" office:value="-1.06676306442342" calcext:value-type="float">
            <text:p>-1.06676306442342</text:p>
          </table:table-cell>
        </table:table-row>
        <table:table-row table:style-name="ro1">
          <table:table-cell office:value-type="string" calcext:value-type="string">
            <text:p>361_4_8_8_1</text:p>
          </table:table-cell>
          <table:table-cell office:value-type="float" office:value="938.675" calcext:value-type="float">
            <text:p>938.675</text:p>
          </table:table-cell>
          <table:table-cell office:value-type="float" office:value="313290752" calcext:value-type="float">
            <text:p>313290752</text:p>
          </table:table-cell>
          <table:table-cell office:value-type="float" office:value="54.5419731140137" calcext:value-type="float">
            <text:p>54.5419731140137</text:p>
          </table:table-cell>
          <table:table-cell/>
          <table:table-cell office:value-type="float" office:value="1223.92911058374" calcext:value-type="float">
            <text:p>1223.92911058374</text:p>
          </table:table-cell>
          <table:table-cell office:value-type="float" office:value="510408" calcext:value-type="float">
            <text:p>510408</text:p>
          </table:table-cell>
          <table:table-cell office:value-type="float" office:value="27.2774541378021" calcext:value-type="float">
            <text:p>27.2774541378021</text:p>
          </table:table-cell>
          <table:table-cell/>
          <table:table-cell table:formula="of:=[.F19]/[.B19]*100" office:value-type="float" office:value="130.389017560257" calcext:value-type="float">
            <text:p>130.389017560257</text:p>
          </table:table-cell>
          <table:table-cell table:formula="of:=[.G19]/[.C19]*100" office:value-type="float" office:value="0.162918310464523" calcext:value-type="float">
            <text:p>0.162918310464523</text:p>
          </table:table-cell>
          <table:table-cell table:formula="of:=[.H19]/[.D19]*100" office:value-type="float" office:value="50.0118579883088" calcext:value-type="float">
            <text:p>50.0118579883088</text:p>
          </table:table-cell>
          <table:table-cell/>
          <table:table-cell table:formula="of:=[.J19]/100" office:value-type="float" office:value="1.30389017560257" calcext:value-type="float">
            <text:p>1.30389017560257</text:p>
          </table:table-cell>
          <table:table-cell table:formula="of:=[.K19]/100" office:value-type="float" office:value="0.00162918310464523" calcext:value-type="float">
            <text:p>0.001629183104645</text:p>
          </table:table-cell>
          <table:table-cell table:formula="of:=[.L19]/100" office:value-type="float" office:value="0.500118579883088" calcext:value-type="float">
            <text:p>0.500118579883088</text:p>
          </table:table-cell>
          <table:table-cell/>
          <table:table-cell table:formula="of:=LOG10([.N19])" office:value-type="float" office:value="0.115241013068901" calcext:value-type="float">
            <text:p>0.115241013068901</text:p>
          </table:table-cell>
          <table:table-cell table:formula="of:=LOG10([.O19])" office:value-type="float" office:value="-2.78803010238999" calcext:value-type="float">
            <text:p>-2.78803010238999</text:p>
          </table:table-cell>
          <table:table-cell table:formula="of:=LOG10([.P19])" office:value-type="float" office:value="-0.300927010697664" calcext:value-type="float">
            <text:p>-0.300927010697664</text:p>
          </table:table-cell>
        </table:table-row>
        <table:table-row table:style-name="ro1">
          <table:table-cell office:value-type="string" calcext:value-type="string">
            <text:p>391_4_16_8_1</text:p>
          </table:table-cell>
          <table:table-cell office:value-type="float" office:value="1567.845" calcext:value-type="float">
            <text:p>1567.845</text:p>
          </table:table-cell>
          <table:table-cell office:value-type="float" office:value="6084096000" calcext:value-type="float">
            <text:p>6084096000</text:p>
          </table:table-cell>
          <table:table-cell office:value-type="float" office:value="3000.01767897606" calcext:value-type="float">
            <text:p>3000.01767897606</text:p>
          </table:table-cell>
          <table:table-cell/>
          <table:table-cell office:value-type="float" office:value="1671.68341057519" calcext:value-type="float">
            <text:p>1671.68341057519</text:p>
          </table:table-cell>
          <table:table-cell office:value-type="float" office:value="1607840" calcext:value-type="float">
            <text:p>1607840</text:p>
          </table:table-cell>
          <table:table-cell office:value-type="float" office:value="2300.71844530106" calcext:value-type="float">
            <text:p>2300.71844530106</text:p>
          </table:table-cell>
          <table:table-cell/>
          <table:table-cell table:style-name="ce2" table:formula="of:=[.F20]/[.B20]*100" office:value-type="float" office:value="106.623002310508" calcext:value-type="float">
            <text:p>106.623002310508</text:p>
          </table:table-cell>
          <table:table-cell table:formula="of:=[.G20]/[.C20]*100" office:value-type="float" office:value="0.0264269334343179" calcext:value-type="float">
            <text:p>0.026426933434318</text:p>
          </table:table-cell>
          <table:table-cell table:formula="of:=[.H20]/[.D20]*100" office:value-type="float" office:value="76.6901629088506" calcext:value-type="float">
            <text:p>76.6901629088506</text:p>
          </table:table-cell>
          <table:table-cell/>
          <table:table-cell table:formula="of:=[.J20]/100" office:value-type="float" office:value="1.06623002310508" calcext:value-type="float">
            <text:p>1.06623002310508</text:p>
          </table:table-cell>
          <table:table-cell table:formula="of:=[.K20]/100" office:value-type="float" office:value="0.000264269334343179" calcext:value-type="float">
            <text:p>0.000264269334343</text:p>
          </table:table-cell>
          <table:table-cell table:formula="of:=[.L20]/100" office:value-type="float" office:value="0.766901629088506" calcext:value-type="float">
            <text:p>0.766901629088506</text:p>
          </table:table-cell>
          <table:table-cell/>
          <table:table-cell table:formula="of:=LOG10([.N20])" office:value-type="float" office:value="0.0278509073066423" calcext:value-type="float">
            <text:p>0.027850907306642</text:p>
          </table:table-cell>
          <table:table-cell table:formula="of:=LOG10([.O20])" office:value-type="float" office:value="-3.5779532292187" calcext:value-type="float">
            <text:p>-3.5779532292187</text:p>
          </table:table-cell>
          <table:table-cell table:formula="of:=LOG10([.P20])" office:value-type="float" office:value="-0.115260339680626" calcext:value-type="float">
            <text:p>-0.115260339680626</text:p>
          </table:table-cell>
        </table:table-row>
        <table:table-row table:style-name="ro1">
          <table:table-cell office:value-type="string" calcext:value-type="string">
            <text:p>421_4_32_8_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857.53580368976" calcext:value-type="float">
            <text:p>2857.53580368976</text:p>
          </table:table-cell>
          <table:table-cell office:value-type="float" office:value="4135588" calcext:value-type="float">
            <text:p>4135588</text:p>
          </table:table-cell>
          <table:table-cell office:value-type="float" office:value="7218.86744570732" calcext:value-type="float">
            <text:p>7218.86744570732</text:p>
          </table:table-cell>
          <table:table-cell/>
          <table:table-cell table:style-name="ce6" table:formula="of:=[.F21]/[.B21]*100" office:value-type="string" office:string-value="" calcext:value-type="error">
            <text:p>#DIV/0!</text:p>
          </table:table-cell>
          <table:table-cell table:style-name="ce7" table:formula="of:=[.G21]/[.C21]*100" office:value-type="string" office:string-value="" calcext:value-type="error">
            <text:p>#DIV/0!</text:p>
          </table:table-cell>
          <table:table-cell table:style-name="ce6" table:formula="of:=[.H21]/[.D21]*100" office:value-type="string" office:string-value="" calcext:value-type="error">
            <text:p>#DIV/0!</text:p>
          </table:table-cell>
          <table:table-cell/>
          <table:table-cell table:formula="of:=[.J21]/100" office:value-type="string" office:string-value="" calcext:value-type="error">
            <text:p>#DIV/0!</text:p>
          </table:table-cell>
          <table:table-cell table:formula="of:=[.K21]/100" office:value-type="string" office:string-value="" calcext:value-type="error">
            <text:p>#DIV/0!</text:p>
          </table:table-cell>
          <table:table-cell table:formula="of:=[.L21]/100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1_8_32_8_1</text:p>
          </table:table-cell>
          <table:table-cell office:value-type="float" office:value="2112.785" calcext:value-type="float">
            <text:p>2112.785</text:p>
          </table:table-cell>
          <table:table-cell office:value-type="float" office:value="19685441536" calcext:value-type="float">
            <text:p>19685441536</text:p>
          </table:table-cell>
          <table:table-cell office:value-type="float" office:value="12000.0401070118" calcext:value-type="float">
            <text:p>12000.0401070118</text:p>
          </table:table-cell>
          <table:table-cell/>
          <table:table-cell office:value-type="float" office:value="2313.30701601071" calcext:value-type="float">
            <text:p>2313.30701601071</text:p>
          </table:table-cell>
          <table:table-cell office:value-type="float" office:value="10875488" calcext:value-type="float">
            <text:p>10875488</text:p>
          </table:table-cell>
          <table:table-cell office:value-type="float" office:value="12570.7044639587" calcext:value-type="float">
            <text:p>12570.7044639587</text:p>
          </table:table-cell>
          <table:table-cell/>
          <table:table-cell table:style-name="ce2" table:formula="of:=[.F22]/[.B22]*100" office:value-type="float" office:value="109.490886011152" calcext:value-type="float">
            <text:p>109.490886011152</text:p>
          </table:table-cell>
          <table:table-cell table:formula="of:=[.G22]/[.C22]*100" office:value-type="float" office:value="0.0552463503554711" calcext:value-type="float">
            <text:p>0.055246350355471</text:p>
          </table:table-cell>
          <table:table-cell table:style-name="ce3" table:formula="of:=[.H22]/[.D22]*100" office:value-type="float" office:value="104.755520413748" calcext:value-type="float">
            <text:p>104.755520413748</text:p>
          </table:table-cell>
          <table:table-cell/>
          <table:table-cell table:formula="of:=[.J22]/100" office:value-type="float" office:value="1.09490886011152" calcext:value-type="float">
            <text:p>1.09490886011152</text:p>
          </table:table-cell>
          <table:table-cell table:formula="of:=[.K22]/100" office:value-type="float" office:value="0.000552463503554711" calcext:value-type="float">
            <text:p>0.000552463503555</text:p>
          </table:table-cell>
          <table:table-cell table:formula="of:=[.L22]/100" office:value-type="float" office:value="1.04755520413748" calcext:value-type="float">
            <text:p>1.04755520413748</text:p>
          </table:table-cell>
          <table:table-cell/>
          <table:table-cell table:formula="of:=LOG10([.N22])" office:value-type="float" office:value="0.0393779701368854" calcext:value-type="float">
            <text:p>0.039377970136885</text:p>
          </table:table-cell>
          <table:table-cell table:formula="of:=LOG10([.O22])" office:value-type="float" office:value="-3.2576964067439" calcext:value-type="float">
            <text:p>-3.2576964067439</text:p>
          </table:table-cell>
          <table:table-cell table:formula="of:=LOG10([.P22])" office:value-type="float" office:value="0.0201769187224002" calcext:value-type="float">
            <text:p>0.0201769187224</text:p>
          </table:table-cell>
        </table:table-row>
        <table:table-row table:style-name="ro1">
          <table:table-cell office:value-type="string" calcext:value-type="string">
            <text:p>511_16_32_8_1</text:p>
          </table:table-cell>
          <table:table-cell office:value-type="float" office:value="1059.412" calcext:value-type="float">
            <text:p>1059.412</text:p>
          </table:table-cell>
          <table:table-cell office:value-type="float" office:value="46430765056" calcext:value-type="float">
            <text:p>46430765056</text:p>
          </table:table-cell>
          <table:table-cell office:value-type="float" office:value="24000.0866348743" calcext:value-type="float">
            <text:p>24000.0866348743</text:p>
          </table:table-cell>
          <table:table-cell/>
          <table:table-cell office:value-type="float" office:value="1568.08873888158" calcext:value-type="float">
            <text:p>1568.08873888158</text:p>
          </table:table-cell>
          <table:table-cell office:value-type="float" office:value="15093780" calcext:value-type="float">
            <text:p>15093780</text:p>
          </table:table-cell>
          <table:table-cell office:value-type="float" office:value="8682.95990252495" calcext:value-type="float">
            <text:p>8682.95990252495</text:p>
          </table:table-cell>
          <table:table-cell/>
          <table:table-cell table:formula="of:=[.F23]/[.B23]*100" office:value-type="float" office:value="148.015006331963" calcext:value-type="float">
            <text:p>148.015006331963</text:p>
          </table:table-cell>
          <table:table-cell table:formula="of:=[.G23]/[.C23]*100" office:value-type="float" office:value="0.0325081440760139" calcext:value-type="float">
            <text:p>0.032508144076014</text:p>
          </table:table-cell>
          <table:table-cell table:formula="of:=[.H23]/[.D23]*100" office:value-type="float" office:value="36.1788689958636" calcext:value-type="float">
            <text:p>36.1788689958636</text:p>
          </table:table-cell>
          <table:table-cell/>
          <table:table-cell table:formula="of:=[.J23]/100" office:value-type="float" office:value="1.48015006331963" calcext:value-type="float">
            <text:p>1.48015006331963</text:p>
          </table:table-cell>
          <table:table-cell table:formula="of:=[.K23]/100" office:value-type="float" office:value="0.000325081440760139" calcext:value-type="float">
            <text:p>0.00032508144076</text:p>
          </table:table-cell>
          <table:table-cell table:formula="of:=[.L23]/100" office:value-type="float" office:value="0.361788689958636" calcext:value-type="float">
            <text:p>0.361788689958636</text:p>
          </table:table-cell>
          <table:table-cell/>
          <table:table-cell table:formula="of:=LOG10([.N23])" office:value-type="float" office:value="0.170305748075946" calcext:value-type="float">
            <text:p>0.170305748075946</text:p>
          </table:table-cell>
          <table:table-cell table:formula="of:=LOG10([.O23])" office:value-type="float" office:value="-3.48800782412287" calcext:value-type="float">
            <text:p>-3.48800782412287</text:p>
          </table:table-cell>
          <table:table-cell table:formula="of:=LOG10([.P23])" office:value-type="float" office:value="-0.441545013942015" calcext:value-type="float">
            <text:p>-0.44154501394201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182_4_8_4_2</text:p>
          </table:table-cell>
          <table:table-cell office:value-type="float" office:value="593.697" calcext:value-type="float">
            <text:p>593.697</text:p>
          </table:table-cell>
          <table:table-cell office:value-type="float" office:value="304205824" calcext:value-type="float">
            <text:p>304205824</text:p>
          </table:table-cell>
          <table:table-cell office:value-type="float" office:value="99.2854859828949" calcext:value-type="float">
            <text:p>99.2854859828949</text:p>
          </table:table-cell>
          <table:table-cell/>
          <table:table-cell office:value-type="float" office:value="794.481484040956" calcext:value-type="float">
            <text:p>794.481484040956</text:p>
          </table:table-cell>
          <table:table-cell office:value-type="float" office:value="277620" calcext:value-type="float">
            <text:p>277620</text:p>
          </table:table-cell>
          <table:table-cell office:value-type="float" office:value="20.7644753456116" calcext:value-type="float">
            <text:p>20.7644753456116</text:p>
          </table:table-cell>
          <table:table-cell/>
          <table:table-cell table:formula="of:=[.F25]/[.B25]*100" office:value-type="float" office:value="133.819352976511" calcext:value-type="float">
            <text:p>133.819352976511</text:p>
          </table:table-cell>
          <table:table-cell table:formula="of:=[.G25]/[.C25]*100" office:value-type="float" office:value="0.0912605802050654" calcext:value-type="float">
            <text:p>0.091260580205065</text:p>
          </table:table-cell>
          <table:table-cell table:formula="of:=[.H25]/[.D25]*100" office:value-type="float" office:value="20.9139081508741" calcext:value-type="float">
            <text:p>20.9139081508741</text:p>
          </table:table-cell>
          <table:table-cell/>
          <table:table-cell table:formula="of:=[.J25]/100" office:value-type="float" office:value="1.33819352976511" calcext:value-type="float">
            <text:p>1.33819352976511</text:p>
          </table:table-cell>
          <table:table-cell table:formula="of:=[.K25]/100" office:value-type="float" office:value="0.000912605802050654" calcext:value-type="float">
            <text:p>0.000912605802051</text:p>
          </table:table-cell>
          <table:table-cell table:formula="of:=[.L25]/100" office:value-type="float" office:value="0.209139081508741" calcext:value-type="float">
            <text:p>0.209139081508741</text:p>
          </table:table-cell>
          <table:table-cell/>
          <table:table-cell table:formula="of:=LOG10([.N25])" office:value-type="float" office:value="0.126518925712219" calcext:value-type="float">
            <text:p>0.126518925712219</text:p>
          </table:table-cell>
          <table:table-cell table:formula="of:=LOG10([.O25])" office:value-type="float" office:value="-3.03971677445162" calcext:value-type="float">
            <text:p>-3.03971677445162</text:p>
          </table:table-cell>
          <table:table-cell table:formula="of:=LOG10([.P25])" office:value-type="float" office:value="-0.679564803635494" calcext:value-type="float">
            <text:p>-0.679564803635494</text:p>
          </table:table-cell>
        </table:table-row>
        <table:table-row table:style-name="ro1">
          <table:table-cell office:value-type="string" calcext:value-type="string">
            <text:p>212_4_16_4_2</text:p>
          </table:table-cell>
          <table:table-cell office:value-type="float" office:value="1146.51" calcext:value-type="float">
            <text:p>1146.51</text:p>
          </table:table-cell>
          <table:table-cell office:value-type="float" office:value="2598146048" calcext:value-type="float">
            <text:p>2598146048</text:p>
          </table:table-cell>
          <table:table-cell office:value-type="float" office:value="2000.05015802383" calcext:value-type="float">
            <text:p>2000.05015802383</text:p>
          </table:table-cell>
          <table:table-cell/>
          <table:table-cell office:value-type="float" office:value="1512.14717730044" calcext:value-type="float">
            <text:p>1512.14717730044</text:p>
          </table:table-cell>
          <table:table-cell office:value-type="float" office:value="1003740" calcext:value-type="float">
            <text:p>1003740</text:p>
          </table:table-cell>
          <table:table-cell office:value-type="float" office:value="1867.26364374161" calcext:value-type="float">
            <text:p>1867.26364374161</text:p>
          </table:table-cell>
          <table:table-cell/>
          <table:table-cell table:formula="of:=[.F26]/[.B26]*100" office:value-type="float" office:value="131.891320381021" calcext:value-type="float">
            <text:p>131.891320381021</text:p>
          </table:table-cell>
          <table:table-cell table:formula="of:=[.G26]/[.C26]*100" office:value-type="float" office:value="0.0386329321545515" calcext:value-type="float">
            <text:p>0.038632932154552</text:p>
          </table:table-cell>
          <table:table-cell table:formula="of:=[.H26]/[.D26]*100" office:value-type="float" office:value="93.360840789442" calcext:value-type="float">
            <text:p>93.360840789442</text:p>
          </table:table-cell>
          <table:table-cell/>
          <table:table-cell table:formula="of:=[.J26]/100" office:value-type="float" office:value="1.31891320381021" calcext:value-type="float">
            <text:p>1.31891320381021</text:p>
          </table:table-cell>
          <table:table-cell table:formula="of:=[.K26]/100" office:value-type="float" office:value="0.000386329321545515" calcext:value-type="float">
            <text:p>0.000386329321546</text:p>
          </table:table-cell>
          <table:table-cell table:formula="of:=[.L26]/100" office:value-type="float" office:value="0.93360840789442" calcext:value-type="float">
            <text:p>0.93360840789442</text:p>
          </table:table-cell>
          <table:table-cell/>
          <table:table-cell table:formula="of:=LOG10([.N26])" office:value-type="float" office:value="0.120216216056914" calcext:value-type="float">
            <text:p>0.120216216056914</text:p>
          </table:table-cell>
          <table:table-cell table:formula="of:=LOG10([.O26])" office:value-type="float" office:value="-3.41304232860859" calcext:value-type="float">
            <text:p>-3.41304232860859</text:p>
          </table:table-cell>
          <table:table-cell table:formula="of:=LOG10([.P26])" office:value-type="float" office:value="-0.0298352457740525" calcext:value-type="float">
            <text:p>-0.029835245774053</text:p>
          </table:table-cell>
        </table:table-row>
        <table:table-row table:style-name="ro1">
          <table:table-cell office:value-type="string" calcext:value-type="string">
            <text:p>242_4_32_4_2</text:p>
          </table:table-cell>
          <table:table-cell office:value-type="float" office:value="3349.323" calcext:value-type="float">
            <text:p>3349.323</text:p>
          </table:table-cell>
          <table:table-cell office:value-type="float" office:value="12564221952" calcext:value-type="float">
            <text:p>12564221952</text:p>
          </table:table-cell>
          <table:table-cell office:value-type="float" office:value="4000.07179713249" calcext:value-type="float">
            <text:p>4000.07179713249</text:p>
          </table:table-cell>
          <table:table-cell/>
          <table:table-cell office:value-type="float" office:value="3672.01076331721" calcext:value-type="float">
            <text:p>3672.01076331721</text:p>
          </table:table-cell>
          <table:table-cell office:value-type="float" office:value="3386588" calcext:value-type="float">
            <text:p>3386588</text:p>
          </table:table-cell>
          <table:table-cell office:value-type="float" office:value="75821.6283535957" calcext:value-type="float">
            <text:p>75821.6283535957</text:p>
          </table:table-cell>
          <table:table-cell/>
          <table:table-cell table:style-name="ce2" table:formula="of:=[.F27]/[.B27]*100" office:value-type="float" office:value="109.634417561914" calcext:value-type="float">
            <text:p>109.634417561914</text:p>
          </table:table-cell>
          <table:table-cell table:formula="of:=[.G27]/[.C27]*100" office:value-type="float" office:value="0.0269542197912296" calcext:value-type="float">
            <text:p>0.02695421979123</text:p>
          </table:table-cell>
          <table:table-cell table:style-name="ce8" table:formula="of:=[.H27]/[.D27]*100" office:value-type="float" office:value="1895.50668585373" calcext:value-type="float">
            <text:p>1895.50668585373</text:p>
          </table:table-cell>
          <table:table-cell/>
          <table:table-cell table:formula="of:=[.J27]/100" office:value-type="float" office:value="1.09634417561914" calcext:value-type="float">
            <text:p>1.09634417561914</text:p>
          </table:table-cell>
          <table:table-cell table:formula="of:=[.K27]/100" office:value-type="float" office:value="0.000269542197912296" calcext:value-type="float">
            <text:p>0.000269542197912</text:p>
          </table:table-cell>
          <table:table-cell table:formula="of:=[.L27]/100" office:value-type="float" office:value="18.9550668585373" calcext:value-type="float">
            <text:p>18.9550668585373</text:p>
          </table:table-cell>
          <table:table-cell/>
          <table:table-cell table:formula="of:=LOG10([.N27])" office:value-type="float" office:value="0.0399469137355798" calcext:value-type="float">
            <text:p>0.03994691373558</text:p>
          </table:table-cell>
          <table:table-cell table:formula="of:=LOG10([.O27])" office:value-type="float" office:value="-3.56937323461137" calcext:value-type="float">
            <text:p>-3.56937323461137</text:p>
          </table:table-cell>
          <table:table-cell table:formula="of:=LOG10([.P27])" office:value-type="float" office:value="1.27772532061382" calcext:value-type="float">
            <text:p>1.27772532061382</text:p>
          </table:table-cell>
        </table:table-row>
        <table:table-row table:style-name="ro1">
          <table:table-cell office:value-type="string" calcext:value-type="string">
            <text:p>302_8_32_4_2</text:p>
          </table:table-cell>
          <table:table-cell office:value-type="float" office:value="1293.009" calcext:value-type="float">
            <text:p>1293.009</text:p>
          </table:table-cell>
          <table:table-cell office:value-type="float" office:value="15960543232" calcext:value-type="float">
            <text:p>15960543232</text:p>
          </table:table-cell>
          <table:table-cell office:value-type="float" office:value="8000.10848617554" calcext:value-type="float">
            <text:p>8000.10848617554</text:p>
          </table:table-cell>
          <table:table-cell/>
          <table:table-cell office:value-type="float" office:value="1537.25192924904" calcext:value-type="float">
            <text:p>1537.25192924904</text:p>
          </table:table-cell>
          <table:table-cell office:value-type="float" office:value="4600456" calcext:value-type="float">
            <text:p>4600456</text:p>
          </table:table-cell>
          <table:table-cell office:value-type="float" office:value="6761.05251669884" calcext:value-type="float">
            <text:p>6761.05251669884</text:p>
          </table:table-cell>
          <table:table-cell/>
          <table:table-cell table:formula="of:=[.F28]/[.B28]*100" office:value-type="float" office:value="118.889499550973" calcext:value-type="float">
            <text:p>118.889499550973</text:p>
          </table:table-cell>
          <table:table-cell table:formula="of:=[.G28]/[.C28]*100" office:value-type="float" office:value="0.0288239311978827" calcext:value-type="float">
            <text:p>0.028823931197883</text:p>
          </table:table-cell>
          <table:table-cell table:formula="of:=[.H28]/[.D28]*100" office:value-type="float" office:value="84.5120104106359" calcext:value-type="float">
            <text:p>84.5120104106359</text:p>
          </table:table-cell>
          <table:table-cell/>
          <table:table-cell table:formula="of:=[.J28]/100" office:value-type="float" office:value="1.18889499550973" calcext:value-type="float">
            <text:p>1.18889499550973</text:p>
          </table:table-cell>
          <table:table-cell table:formula="of:=[.K28]/100" office:value-type="float" office:value="0.000288239311978827" calcext:value-type="float">
            <text:p>0.000288239311979</text:p>
          </table:table-cell>
          <table:table-cell table:formula="of:=[.L28]/100" office:value-type="float" office:value="0.845120104106359" calcext:value-type="float">
            <text:p>0.845120104106359</text:p>
          </table:table-cell>
          <table:table-cell/>
          <table:table-cell table:formula="of:=LOG10([.N28])" office:value-type="float" office:value="0.0751434989546986" calcext:value-type="float">
            <text:p>0.075143498954699</text:p>
          </table:table-cell>
          <table:table-cell table:formula="of:=LOG10([.O28])" office:value-type="float" office:value="-3.54024678753604" calcext:value-type="float">
            <text:p>-3.54024678753604</text:p>
          </table:table-cell>
          <table:table-cell table:formula="of:=LOG10([.P28])" office:value-type="float" office:value="-0.073081566974478" calcext:value-type="float">
            <text:p>-0.073081566974478</text:p>
          </table:table-cell>
        </table:table-row>
        <table:table-row table:style-name="ro1">
          <table:table-cell office:value-type="string" calcext:value-type="string">
            <text:p>332_16_32_4_2</text:p>
          </table:table-cell>
          <table:table-cell office:value-type="float" office:value="649.733" calcext:value-type="float">
            <text:p>649.733</text:p>
          </table:table-cell>
          <table:table-cell office:value-type="float" office:value="35479461888" calcext:value-type="float">
            <text:p>35479461888</text:p>
          </table:table-cell>
          <table:table-cell office:value-type="float" office:value="16000.1933009624" calcext:value-type="float">
            <text:p>16000.1933009624</text:p>
          </table:table-cell>
          <table:table-cell/>
          <table:table-cell office:value-type="float" office:value="887.973978403399" calcext:value-type="float">
            <text:p>887.973978403399</text:p>
          </table:table-cell>
          <table:table-cell office:value-type="float" office:value="11232404" calcext:value-type="float">
            <text:p>11232404</text:p>
          </table:table-cell>
          <table:table-cell office:value-type="float" office:value="1344.42036557198" calcext:value-type="float">
            <text:p>1344.42036557198</text:p>
          </table:table-cell>
          <table:table-cell/>
          <table:table-cell table:formula="of:=[.F29]/[.B29]*100" office:value-type="float" office:value="136.667520104935" calcext:value-type="float">
            <text:p>136.667520104935</text:p>
          </table:table-cell>
          <table:table-cell table:formula="of:=[.G29]/[.C29]*100" office:value-type="float" office:value="0.0316588905306906" calcext:value-type="float">
            <text:p>0.031658890530691</text:p>
          </table:table-cell>
          <table:table-cell table:style-name="ce2" table:formula="of:=[.H29]/[.D29]*100" office:value-type="float" office:value="8.40252577130499" calcext:value-type="float">
            <text:p>8.40252577130499</text:p>
          </table:table-cell>
          <table:table-cell/>
          <table:table-cell table:formula="of:=[.J29]/100" office:value-type="float" office:value="1.36667520104935" calcext:value-type="float">
            <text:p>1.36667520104935</text:p>
          </table:table-cell>
          <table:table-cell table:formula="of:=[.K29]/100" office:value-type="float" office:value="0.000316588905306906" calcext:value-type="float">
            <text:p>0.000316588905307</text:p>
          </table:table-cell>
          <table:table-cell table:formula="of:=[.L29]/100" office:value-type="float" office:value="0.0840252577130499" calcext:value-type="float">
            <text:p>0.08402525771305</text:p>
          </table:table-cell>
          <table:table-cell/>
          <table:table-cell table:formula="of:=LOG10([.N29])" office:value-type="float" office:value="0.13566531401744" calcext:value-type="float">
            <text:p>0.13566531401744</text:p>
          </table:table-cell>
          <table:table-cell table:formula="of:=LOG10([.O29])" office:value-type="float" office:value="-3.49950430883063" calcext:value-type="float">
            <text:p>-3.49950430883063</text:p>
          </table:table-cell>
          <table:table-cell table:formula="of:=LOG10([.P29])" office:value-type="float" office:value="-1.07559014683607" calcext:value-type="float">
            <text:p>-1.07559014683607</text:p>
          </table:table-cell>
        </table:table-row>
        <table:table-row table:style-name="ro1">
          <table:table-cell office:value-type="string" calcext:value-type="string">
            <text:p>362_4_8_8_2</text:p>
          </table:table-cell>
          <table:table-cell office:value-type="float" office:value="1143.451" calcext:value-type="float">
            <text:p>1143.451</text:p>
          </table:table-cell>
          <table:table-cell office:value-type="float" office:value="614268928" calcext:value-type="float">
            <text:p>614268928</text:p>
          </table:table-cell>
          <table:table-cell office:value-type="float" office:value="777.01459813118" calcext:value-type="float">
            <text:p>777.01459813118</text:p>
          </table:table-cell>
          <table:table-cell/>
          <table:table-cell office:value-type="float" office:value="1292.40994820736" calcext:value-type="float">
            <text:p>1292.40994820736</text:p>
          </table:table-cell>
          <table:table-cell office:value-type="float" office:value="517960" calcext:value-type="float">
            <text:p>517960</text:p>
          </table:table-cell>
          <table:table-cell office:value-type="float" office:value="29.4019060134888" calcext:value-type="float">
            <text:p>29.4019060134888</text:p>
          </table:table-cell>
          <table:table-cell/>
          <table:table-cell table:formula="of:=[.F30]/[.B30]*100" office:value-type="float" office:value="113.027138741176" calcext:value-type="float">
            <text:p>113.027138741176</text:p>
          </table:table-cell>
          <table:table-cell table:formula="of:=[.G30]/[.C30]*100" office:value-type="float" office:value="0.0843213739764483" calcext:value-type="float">
            <text:p>0.084321373976448</text:p>
          </table:table-cell>
          <table:table-cell table:style-name="ce2" table:formula="of:=[.H30]/[.D30]*100" office:value-type="float" office:value="3.78395799566754" calcext:value-type="float">
            <text:p>3.78395799566754</text:p>
          </table:table-cell>
          <table:table-cell/>
          <table:table-cell table:formula="of:=[.J30]/100" office:value-type="float" office:value="1.13027138741176" calcext:value-type="float">
            <text:p>1.13027138741176</text:p>
          </table:table-cell>
          <table:table-cell table:formula="of:=[.K30]/100" office:value-type="float" office:value="0.000843213739764483" calcext:value-type="float">
            <text:p>0.000843213739764</text:p>
          </table:table-cell>
          <table:table-cell table:formula="of:=[.L30]/100" office:value-type="float" office:value="0.0378395799566754" calcext:value-type="float">
            <text:p>0.037839579956675</text:p>
          </table:table-cell>
          <table:table-cell/>
          <table:table-cell table:formula="of:=LOG10([.N30])" office:value-type="float" office:value="0.0531827336643303" calcext:value-type="float">
            <text:p>0.05318273366433</text:p>
          </table:table-cell>
          <table:table-cell table:formula="of:=LOG10([.O30])" office:value-type="float" office:value="-3.07406232545306" calcext:value-type="float">
            <text:p>-3.07406232545306</text:p>
          </table:table-cell>
          <table:table-cell table:formula="of:=LOG10([.P30])" office:value-type="float" office:value="-1.42205369318754" calcext:value-type="float">
            <text:p>-1.42205369318754</text:p>
          </table:table-cell>
        </table:table-row>
        <table:table-row table:style-name="ro1">
          <table:table-cell office:value-type="string" calcext:value-type="string">
            <text:p>392_4_16_8_2</text:p>
          </table:table-cell>
          <table:table-cell office:value-type="float" office:value="1577.469" calcext:value-type="float">
            <text:p>1577.469</text:p>
          </table:table-cell>
          <table:table-cell office:value-type="float" office:value="3671400448" calcext:value-type="float">
            <text:p>3671400448</text:p>
          </table:table-cell>
          <table:table-cell office:value-type="float" office:value="3000.05407500267" calcext:value-type="float">
            <text:p>3000.05407500267</text:p>
          </table:table-cell>
          <table:table-cell/>
          <table:table-cell office:value-type="float" office:value="1876.91716899616" calcext:value-type="float">
            <text:p>1876.91716899616</text:p>
          </table:table-cell>
          <table:table-cell office:value-type="float" office:value="1273692" calcext:value-type="float">
            <text:p>1273692</text:p>
          </table:table-cell>
          <table:table-cell office:value-type="float" office:value="2864.53977417946" calcext:value-type="float">
            <text:p>2864.53977417946</text:p>
          </table:table-cell>
          <table:table-cell/>
          <table:table-cell table:formula="of:=[.F31]/[.B31]*100" office:value-type="float" office:value="118.982824321502" calcext:value-type="float">
            <text:p>118.982824321502</text:p>
          </table:table-cell>
          <table:table-cell table:formula="of:=[.G31]/[.C31]*100" office:value-type="float" office:value="0.0346922657454554" calcext:value-type="float">
            <text:p>0.034692265745455</text:p>
          </table:table-cell>
          <table:table-cell table:formula="of:=[.H31]/[.D31]*100" office:value-type="float" office:value="95.4829380592718" calcext:value-type="float">
            <text:p>95.4829380592718</text:p>
          </table:table-cell>
          <table:table-cell/>
          <table:table-cell table:formula="of:=[.J31]/100" office:value-type="float" office:value="1.18982824321502" calcext:value-type="float">
            <text:p>1.18982824321502</text:p>
          </table:table-cell>
          <table:table-cell table:formula="of:=[.K31]/100" office:value-type="float" office:value="0.000346922657454554" calcext:value-type="float">
            <text:p>0.000346922657455</text:p>
          </table:table-cell>
          <table:table-cell table:formula="of:=[.L31]/100" office:value-type="float" office:value="0.954829380592718" calcext:value-type="float">
            <text:p>0.954829380592718</text:p>
          </table:table-cell>
          <table:table-cell/>
          <table:table-cell table:formula="of:=LOG10([.N31])" office:value-type="float" office:value="0.0754842736550549" calcext:value-type="float">
            <text:p>0.075484273655055</text:p>
          </table:table-cell>
          <table:table-cell table:formula="of:=LOG10([.O31])" office:value-type="float" office:value="-3.45976733553945" calcext:value-type="float">
            <text:p>-3.45976733553945</text:p>
          </table:table-cell>
          <table:table-cell table:formula="of:=LOG10([.P31])" office:value-type="float" office:value="-0.0200742259943809" calcext:value-type="float">
            <text:p>-0.020074225994381</text:p>
          </table:table-cell>
        </table:table-row>
        <table:table-row table:style-name="ro1">
          <table:table-cell office:value-type="string" calcext:value-type="string">
            <text:p>422_4_32_8_2</text:p>
          </table:table-cell>
          <table:table-cell office:value-type="float" office:value="4863.668" calcext:value-type="float">
            <text:p>4863.668</text:p>
          </table:table-cell>
          <table:table-cell office:value-type="float" office:value="17572605952" calcext:value-type="float">
            <text:p>17572605952</text:p>
          </table:table-cell>
          <table:table-cell office:value-type="float" office:value="6000.08439421654" calcext:value-type="float">
            <text:p>6000.08439421654</text:p>
          </table:table-cell>
          <table:table-cell/>
          <table:table-cell office:value-type="float" office:value="3267.42507118646" calcext:value-type="float">
            <text:p>3267.42507118646</text:p>
          </table:table-cell>
          <table:table-cell office:value-type="float" office:value="4705100" calcext:value-type="float">
            <text:p>4705100</text:p>
          </table:table-cell>
          <table:table-cell office:value-type="float" office:value="7473.44462823868" calcext:value-type="float">
            <text:p>7473.44462823868</text:p>
          </table:table-cell>
          <table:table-cell/>
          <table:table-cell table:style-name="ce6" table:formula="of:=[.F32]/[.B32]*100" office:value-type="float" office:value="67.1802654125746" calcext:value-type="float">
            <text:p>67.1802654125746</text:p>
          </table:table-cell>
          <table:table-cell table:formula="of:=[.G32]/[.C32]*100" office:value-type="float" office:value="0.0267751977871244" calcext:value-type="float">
            <text:p>0.026775197787125</text:p>
          </table:table-cell>
          <table:table-cell table:style-name="ce3" table:formula="of:=[.H32]/[.D32]*100" office:value-type="float" office:value="124.555658507775" calcext:value-type="float">
            <text:p>124.555658507775</text:p>
          </table:table-cell>
          <table:table-cell/>
          <table:table-cell table:formula="of:=[.J32]/100" office:value-type="float" office:value="0.671802654125746" calcext:value-type="float">
            <text:p>0.671802654125746</text:p>
          </table:table-cell>
          <table:table-cell table:formula="of:=[.K32]/100" office:value-type="float" office:value="0.000267751977871244" calcext:value-type="float">
            <text:p>0.000267751977871</text:p>
          </table:table-cell>
          <table:table-cell table:formula="of:=[.L32]/100" office:value-type="float" office:value="1.24555658507775" calcext:value-type="float">
            <text:p>1.24555658507775</text:p>
          </table:table-cell>
          <table:table-cell/>
          <table:table-cell table:formula="of:=LOG10([.N32])" office:value-type="float" office:value="-0.172758284701129" calcext:value-type="float">
            <text:p>-0.172758284701129</text:p>
          </table:table-cell>
          <table:table-cell table:formula="of:=LOG10([.O32])" office:value-type="float" office:value="-3.57226731237138" calcext:value-type="float">
            <text:p>-3.57226731237138</text:p>
          </table:table-cell>
          <table:table-cell table:formula="of:=LOG10([.P32])" office:value-type="float" office:value="0.0953634621244805" calcext:value-type="float">
            <text:p>0.095363462124481</text:p>
          </table:table-cell>
        </table:table-row>
        <table:table-row table:style-name="ro1">
          <table:table-cell office:value-type="string" calcext:value-type="string">
            <text:p>482_8_32_8_2</text:p>
          </table:table-cell>
          <table:table-cell office:value-type="float" office:value="2329.5" calcext:value-type="float">
            <text:p>2329.5</text:p>
          </table:table-cell>
          <table:table-cell office:value-type="float" office:value="23334563840" calcext:value-type="float">
            <text:p>23334563840</text:p>
          </table:table-cell>
          <table:table-cell office:value-type="float" office:value="12000.1281290054" calcext:value-type="float">
            <text:p>12000.1281290054</text:p>
          </table:table-cell>
          <table:table-cell/>
          <table:table-cell office:value-type="float" office:value="2575.66919335617" calcext:value-type="float">
            <text:p>2575.66919335617</text:p>
          </table:table-cell>
          <table:table-cell office:value-type="float" office:value="8481892" calcext:value-type="float">
            <text:p>8481892</text:p>
          </table:table-cell>
          <table:table-cell office:value-type="float" office:value="12728.876604557" calcext:value-type="float">
            <text:p>12728.876604557</text:p>
          </table:table-cell>
          <table:table-cell/>
          <table:table-cell table:formula="of:=[.F33]/[.B33]*100" office:value-type="float" office:value="110.567469128833" calcext:value-type="float">
            <text:p>110.567469128833</text:p>
          </table:table-cell>
          <table:table-cell table:formula="of:=[.G33]/[.C33]*100" office:value-type="float" office:value="0.0363490488108476" calcext:value-type="float">
            <text:p>0.036349048810848</text:p>
          </table:table-cell>
          <table:table-cell table:style-name="ce3" table:formula="of:=[.H33]/[.D33]*100" office:value-type="float" office:value="106.072839120694" calcext:value-type="float">
            <text:p>106.072839120694</text:p>
          </table:table-cell>
          <table:table-cell/>
          <table:table-cell table:formula="of:=[.J33]/100" office:value-type="float" office:value="1.10567469128833" calcext:value-type="float">
            <text:p>1.10567469128833</text:p>
          </table:table-cell>
          <table:table-cell table:formula="of:=[.K33]/100" office:value-type="float" office:value="0.000363490488108476" calcext:value-type="float">
            <text:p>0.000363490488108</text:p>
          </table:table-cell>
          <table:table-cell table:formula="of:=[.L33]/100" office:value-type="float" office:value="1.06072839120694" calcext:value-type="float">
            <text:p>1.06072839120694</text:p>
          </table:table-cell>
          <table:table-cell/>
          <table:table-cell table:formula="of:=LOG10([.N33])" office:value-type="float" office:value="0.0436273687771447" calcext:value-type="float">
            <text:p>0.043627368777145</text:p>
          </table:table-cell>
          <table:table-cell table:formula="of:=LOG10([.O33])" office:value-type="float" office:value="-3.43950694936079" calcext:value-type="float">
            <text:p>-3.43950694936079</text:p>
          </table:table-cell>
          <table:table-cell table:formula="of:=LOG10([.P33])" office:value-type="float" office:value="0.0256041932313232" calcext:value-type="float">
            <text:p>0.025604193231323</text:p>
          </table:table-cell>
        </table:table-row>
        <table:table-row table:style-name="ro1">
          <table:table-cell office:value-type="string" calcext:value-type="string">
            <text:p>512_16_32_8_2</text:p>
          </table:table-cell>
          <table:table-cell office:value-type="float" office:value="920.386" calcext:value-type="float">
            <text:p>920.386</text:p>
          </table:table-cell>
          <table:table-cell office:value-type="float" office:value="36077940736" calcext:value-type="float">
            <text:p>36077940736</text:p>
          </table:table-cell>
          <table:table-cell office:value-type="float" office:value="24000.0459260941" calcext:value-type="float">
            <text:p>24000.0459260941</text:p>
          </table:table-cell>
          <table:table-cell/>
          <table:table-cell office:value-type="float" office:value="1534.4224338688" calcext:value-type="float">
            <text:p>1534.4224338688</text:p>
          </table:table-cell>
          <table:table-cell office:value-type="float" office:value="14064128" calcext:value-type="float">
            <text:p>14064128</text:p>
          </table:table-cell>
          <table:table-cell office:value-type="float" office:value="2008.02959275246" calcext:value-type="float">
            <text:p>2008.02959275246</text:p>
          </table:table-cell>
          <table:table-cell/>
          <table:table-cell table:style-name="ce3" table:formula="of:=[.F34]/[.B34]*100" office:value-type="float" office:value="166.715099302771" calcext:value-type="float">
            <text:p>166.715099302771</text:p>
          </table:table-cell>
          <table:table-cell table:formula="of:=[.G34]/[.C34]*100" office:value-type="float" office:value="0.0389826240441885" calcext:value-type="float">
            <text:p>0.038982624044189</text:p>
          </table:table-cell>
          <table:table-cell table:style-name="ce2" table:formula="of:=[.H34]/[.D34]*100" office:value-type="float" office:value="8.36677395924991" calcext:value-type="float">
            <text:p>8.36677395924991</text:p>
          </table:table-cell>
          <table:table-cell/>
          <table:table-cell table:formula="of:=[.J34]/100" office:value-type="float" office:value="1.66715099302771" calcext:value-type="float">
            <text:p>1.66715099302771</text:p>
          </table:table-cell>
          <table:table-cell table:formula="of:=[.K34]/100" office:value-type="float" office:value="0.000389826240441885" calcext:value-type="float">
            <text:p>0.000389826240442</text:p>
          </table:table-cell>
          <table:table-cell table:formula="of:=[.L34]/100" office:value-type="float" office:value="0.0836677395924991" calcext:value-type="float">
            <text:p>0.083667739592499</text:p>
          </table:table-cell>
          <table:table-cell/>
          <table:table-cell table:formula="of:=LOG10([.N34])" office:value-type="float" office:value="0.221974935442332" calcext:value-type="float">
            <text:p>0.221974935442332</text:p>
          </table:table-cell>
          <table:table-cell table:formula="of:=LOG10([.O34])" office:value-type="float" office:value="-3.40912893049405" calcext:value-type="float">
            <text:p>-3.40912893049405</text:p>
          </table:table-cell>
          <table:table-cell table:formula="of:=LOG10([.P34])" office:value-type="float" office:value="-1.07744196396236" calcext:value-type="float">
            <text:p>-1.07744196396236</text:p>
          </table:table-cell>
        </table:table-row>
        <table:table-row table:style-name="ro1">
          <table:table-cell table:number-columns-repeated="9"/>
          <table:table-cell table:style-name="ce7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183_4_8_4_3</text:p>
          </table:table-cell>
          <table:table-cell office:value-type="float" office:value="645.318" calcext:value-type="float">
            <text:p>645.318</text:p>
          </table:table-cell>
          <table:table-cell office:value-type="float" office:value="221753344" calcext:value-type="float">
            <text:p>221753344</text:p>
          </table:table-cell>
          <table:table-cell office:value-type="float" office:value="6.60907196998596" calcext:value-type="float">
            <text:p>6.60907196998596</text:p>
          </table:table-cell>
          <table:table-cell/>
          <table:table-cell office:value-type="float" office:value="673.412516278041" calcext:value-type="float">
            <text:p>673.412516278041</text:p>
          </table:table-cell>
          <table:table-cell office:value-type="float" office:value="241448" calcext:value-type="float">
            <text:p>241448</text:p>
          </table:table-cell>
          <table:table-cell office:value-type="float" office:value="3.83292460441589" calcext:value-type="float">
            <text:p>3.83292460441589</text:p>
          </table:table-cell>
          <table:table-cell/>
          <table:table-cell table:formula="of:=[.F36]/[.B36]*100" office:value-type="float" office:value="104.35359253547" calcext:value-type="float">
            <text:p>104.35359253547</text:p>
          </table:table-cell>
          <table:table-cell table:formula="of:=[.G36]/[.C36]*100" office:value-type="float" office:value="0.108881334389257" calcext:value-type="float">
            <text:p>0.108881334389257</text:p>
          </table:table-cell>
          <table:table-cell table:formula="of:=[.H36]/[.D36]*100" office:value-type="float" office:value="57.9948988575477" calcext:value-type="float">
            <text:p>57.9948988575477</text:p>
          </table:table-cell>
          <table:table-cell/>
          <table:table-cell table:formula="of:=[.J36]/100" office:value-type="float" office:value="1.0435359253547" calcext:value-type="float">
            <text:p>1.0435359253547</text:p>
          </table:table-cell>
          <table:table-cell table:formula="of:=[.K36]/100" office:value-type="float" office:value="0.00108881334389257" calcext:value-type="float">
            <text:p>0.001088813343893</text:p>
          </table:table-cell>
          <table:table-cell table:formula="of:=[.L36]/100" office:value-type="float" office:value="0.579948988575477" calcext:value-type="float">
            <text:p>0.579948988575477</text:p>
          </table:table-cell>
          <table:table-cell/>
          <table:table-cell table:formula="of:=LOG10([.N36])" office:value-type="float" office:value="0.0185074049249387" calcext:value-type="float">
            <text:p>0.018507404924939</text:p>
          </table:table-cell>
          <table:table-cell table:formula="of:=LOG10([.O36])" office:value-type="float" office:value="-2.96304656529976" calcext:value-type="float">
            <text:p>-2.96304656529976</text:p>
          </table:table-cell>
          <table:table-cell table:formula="of:=LOG10([.P36])" office:value-type="float" office:value="-0.236610204634427" calcext:value-type="float">
            <text:p>-0.236610204634427</text:p>
          </table:table-cell>
        </table:table-row>
        <table:table-row table:style-name="ro1">
          <table:table-cell office:value-type="string" calcext:value-type="string">
            <text:p>213_4_16_4_3</text:p>
          </table:table-cell>
          <table:table-cell office:value-type="float" office:value="832.921" calcext:value-type="float">
            <text:p>832.921</text:p>
          </table:table-cell>
          <table:table-cell office:value-type="float" office:value="2171637760" calcext:value-type="float">
            <text:p>2171637760</text:p>
          </table:table-cell>
          <table:table-cell office:value-type="float" office:value="2000.03023910522" calcext:value-type="float">
            <text:p>2000.03023910522</text:p>
          </table:table-cell>
          <table:table-cell/>
          <table:table-cell office:value-type="float" office:value="1243.74017551179" calcext:value-type="float">
            <text:p>1243.74017551179</text:p>
          </table:table-cell>
          <table:table-cell office:value-type="float" office:value="1081200" calcext:value-type="float">
            <text:p>1081200</text:p>
          </table:table-cell>
          <table:table-cell office:value-type="float" office:value="226.581334114075" calcext:value-type="float">
            <text:p>226.581334114075</text:p>
          </table:table-cell>
          <table:table-cell/>
          <table:table-cell table:formula="of:=[.F37]/[.B37]*100" office:value-type="float" office:value="149.322705936312" calcext:value-type="float">
            <text:p>149.322705936312</text:p>
          </table:table-cell>
          <table:table-cell table:formula="of:=[.G37]/[.C37]*100" office:value-type="float" office:value="0.0497873089110405" calcext:value-type="float">
            <text:p>0.049787308911041</text:p>
          </table:table-cell>
          <table:table-cell table:formula="of:=[.H37]/[.D37]*100" office:value-type="float" office:value="11.3288954178735" calcext:value-type="float">
            <text:p>11.3288954178735</text:p>
          </table:table-cell>
          <table:table-cell/>
          <table:table-cell table:formula="of:=[.J37]/100" office:value-type="float" office:value="1.49322705936312" calcext:value-type="float">
            <text:p>1.49322705936312</text:p>
          </table:table-cell>
          <table:table-cell table:formula="of:=[.K37]/100" office:value-type="float" office:value="0.000497873089110405" calcext:value-type="float">
            <text:p>0.00049787308911</text:p>
          </table:table-cell>
          <table:table-cell table:formula="of:=[.L37]/100" office:value-type="float" office:value="0.113288954178735" calcext:value-type="float">
            <text:p>0.113288954178735</text:p>
          </table:table-cell>
          <table:table-cell/>
          <table:table-cell table:formula="of:=LOG10([.N37])" office:value-type="float" office:value="0.174125851349102" calcext:value-type="float">
            <text:p>0.174125851349102</text:p>
          </table:table-cell>
          <table:table-cell table:formula="of:=LOG10([.O37])" office:value-type="float" office:value="-3.30288134744759" calcext:value-type="float">
            <text:p>-3.30288134744759</text:p>
          </table:table-cell>
          <table:table-cell table:formula="of:=LOG10([.P37])" office:value-type="float" office:value="-0.945812432352664" calcext:value-type="float">
            <text:p>-0.945812432352664</text:p>
          </table:table-cell>
        </table:table-row>
        <table:table-row table:style-name="ro1">
          <table:table-cell office:value-type="string" calcext:value-type="string">
            <text:p>243_4_32_4_3</text:p>
          </table:table-cell>
          <table:table-cell office:value-type="float" office:value="2305.66" calcext:value-type="float">
            <text:p>2305.66</text:p>
          </table:table-cell>
          <table:table-cell office:value-type="float" office:value="6115241984" calcext:value-type="float">
            <text:p>6115241984</text:p>
          </table:table-cell>
          <table:table-cell office:value-type="float" office:value="4000.02617502213" calcext:value-type="float">
            <text:p>4000.02617502213</text:p>
          </table:table-cell>
          <table:table-cell/>
          <table:table-cell office:value-type="float" office:value="2596.84818161823" calcext:value-type="float">
            <text:p>2596.84818161823</text:p>
          </table:table-cell>
          <table:table-cell office:value-type="float" office:value="3421312" calcext:value-type="float">
            <text:p>3421312</text:p>
          </table:table-cell>
          <table:table-cell office:value-type="float" office:value="99386.2773091793" calcext:value-type="float">
            <text:p>99386.2773091793</text:p>
          </table:table-cell>
          <table:table-cell/>
          <table:table-cell table:formula="of:=[.F38]/[.B38]*100" office:value-type="float" office:value="112.629276719821" calcext:value-type="float">
            <text:p>112.629276719821</text:p>
          </table:table-cell>
          <table:table-cell table:formula="of:=[.G38]/[.C38]*100" office:value-type="float" office:value="0.0559472872692784" calcext:value-type="float">
            <text:p>0.055947287269278</text:p>
          </table:table-cell>
          <table:table-cell table:style-name="ce8" table:formula="of:=[.H38]/[.D38]*100" office:value-type="float" office:value="2484.64067384833" calcext:value-type="float">
            <text:p>2484.64067384833</text:p>
          </table:table-cell>
          <table:table-cell/>
          <table:table-cell table:formula="of:=[.J38]/100" office:value-type="float" office:value="1.12629276719821" calcext:value-type="float">
            <text:p>1.12629276719821</text:p>
          </table:table-cell>
          <table:table-cell table:formula="of:=[.K38]/100" office:value-type="float" office:value="0.000559472872692784" calcext:value-type="float">
            <text:p>0.000559472872693</text:p>
          </table:table-cell>
          <table:table-cell table:formula="of:=[.L38]/100" office:value-type="float" office:value="24.8464067384833" calcext:value-type="float">
            <text:p>24.8464067384833</text:p>
          </table:table-cell>
          <table:table-cell/>
          <table:table-cell table:formula="of:=LOG10([.N38])" office:value-type="float" office:value="0.0516512951796177" calcext:value-type="float">
            <text:p>0.051651295179618</text:p>
          </table:table-cell>
          <table:table-cell table:formula="of:=LOG10([.O38])" office:value-type="float" office:value="-3.25222096637504" calcext:value-type="float">
            <text:p>-3.25222096637504</text:p>
          </table:table-cell>
          <table:table-cell table:formula="of:=LOG10([.P38])" office:value-type="float" office:value="1.39526359039391" calcext:value-type="float">
            <text:p>1.39526359039391</text:p>
          </table:table-cell>
        </table:table-row>
        <table:table-row table:style-name="ro1">
          <table:table-cell office:value-type="string" calcext:value-type="string">
            <text:p>303_8_32_4_3</text:p>
          </table:table-cell>
          <table:table-cell office:value-type="float" office:value="1449.238" calcext:value-type="float">
            <text:p>1449.238</text:p>
          </table:table-cell>
          <table:table-cell office:value-type="float" office:value="22886944768" calcext:value-type="float">
            <text:p>22886944768</text:p>
          </table:table-cell>
          <table:table-cell office:value-type="float" office:value="8000.05205607414" calcext:value-type="float">
            <text:p>8000.05205607414</text:p>
          </table:table-cell>
          <table:table-cell/>
          <table:table-cell office:value-type="float" office:value="2160.21634716526" calcext:value-type="float">
            <text:p>2160.21634716526</text:p>
          </table:table-cell>
          <table:table-cell office:value-type="float" office:value="5222560" calcext:value-type="float">
            <text:p>5222560</text:p>
          </table:table-cell>
          <table:table-cell office:value-type="float" office:value="8089.68421649933" calcext:value-type="float">
            <text:p>8089.68421649933</text:p>
          </table:table-cell>
          <table:table-cell/>
          <table:table-cell table:formula="of:=[.F39]/[.B39]*100" office:value-type="float" office:value="149.058770689511" calcext:value-type="float">
            <text:p>149.058770689511</text:p>
          </table:table-cell>
          <table:table-cell table:formula="of:=[.G39]/[.C39]*100" office:value-type="float" office:value="0.0228189478890256" calcext:value-type="float">
            <text:p>0.022818947889026</text:p>
          </table:table-cell>
          <table:table-cell table:style-name="ce3" table:formula="of:=[.H39]/[.D39]*100" office:value-type="float" office:value="101.120394714896" calcext:value-type="float">
            <text:p>101.120394714896</text:p>
          </table:table-cell>
          <table:table-cell/>
          <table:table-cell table:formula="of:=[.J39]/100" office:value-type="float" office:value="1.49058770689511" calcext:value-type="float">
            <text:p>1.49058770689511</text:p>
          </table:table-cell>
          <table:table-cell table:formula="of:=[.K39]/100" office:value-type="float" office:value="0.000228189478890256" calcext:value-type="float">
            <text:p>0.00022818947889</text:p>
          </table:table-cell>
          <table:table-cell table:formula="of:=[.L39]/100" office:value-type="float" office:value="1.01120394714896" calcext:value-type="float">
            <text:p>1.01120394714896</text:p>
          </table:table-cell>
          <table:table-cell/>
          <table:table-cell table:formula="of:=LOG10([.N39])" office:value-type="float" office:value="0.173357535215959" calcext:value-type="float">
            <text:p>0.173357535215959</text:p>
          </table:table-cell>
          <table:table-cell table:formula="of:=LOG10([.O39])" office:value-type="float" office:value="-3.64170438342894" calcext:value-type="float">
            <text:p>-3.64170438342894</text:p>
          </table:table-cell>
          <table:table-cell table:formula="of:=LOG10([.P39])" office:value-type="float" office:value="0.00483875617334432" calcext:value-type="float">
            <text:p>0.004838756173344</text:p>
          </table:table-cell>
        </table:table-row>
        <table:table-row table:style-name="ro1">
          <table:table-cell office:value-type="string" calcext:value-type="string">
            <text:p>333_16_32_4_3</text:p>
          </table:table-cell>
          <table:table-cell office:value-type="float" office:value="1550.894" calcext:value-type="float">
            <text:p>1550.894</text:p>
          </table:table-cell>
          <table:table-cell office:value-type="float" office:value="27203686400" calcext:value-type="float">
            <text:p>27203686400</text:p>
          </table:table-cell>
          <table:table-cell office:value-type="float" office:value="16000.0746810436" calcext:value-type="float">
            <text:p>16000.0746810436</text:p>
          </table:table-cell>
          <table:table-cell/>
          <table:table-cell office:value-type="float" office:value="2397.23889572496" calcext:value-type="float">
            <text:p>2397.23889572496</text:p>
          </table:table-cell>
          <table:table-cell office:value-type="float" office:value="10519636" calcext:value-type="float">
            <text:p>10519636</text:p>
          </table:table-cell>
          <table:table-cell office:value-type="float" office:value="33489.7481682301" calcext:value-type="float">
            <text:p>33489.7481682301</text:p>
          </table:table-cell>
          <table:table-cell/>
          <table:table-cell table:style-name="ce3" table:formula="of:=[.F40]/[.B40]*100" office:value-type="float" office:value="154.571421110982" calcext:value-type="float">
            <text:p>154.571421110982</text:p>
          </table:table-cell>
          <table:table-cell table:formula="of:=[.G40]/[.C40]*100" office:value-type="float" office:value="0.0386698914453006" calcext:value-type="float">
            <text:p>0.038669891445301</text:p>
          </table:table-cell>
          <table:table-cell table:style-name="ce3" table:formula="of:=[.H40]/[.D40]*100" office:value-type="float" office:value="209.309949083599" calcext:value-type="float">
            <text:p>209.309949083599</text:p>
          </table:table-cell>
          <table:table-cell/>
          <table:table-cell table:formula="of:=[.J40]/100" office:value-type="float" office:value="1.54571421110982" calcext:value-type="float">
            <text:p>1.54571421110982</text:p>
          </table:table-cell>
          <table:table-cell table:formula="of:=[.K40]/100" office:value-type="float" office:value="0.000386698914453006" calcext:value-type="float">
            <text:p>0.000386698914453</text:p>
          </table:table-cell>
          <table:table-cell table:formula="of:=[.L40]/100" office:value-type="float" office:value="2.09309949083599" calcext:value-type="float">
            <text:p>2.09309949083599</text:p>
          </table:table-cell>
          <table:table-cell/>
          <table:table-cell table:formula="of:=LOG10([.N40])" office:value-type="float" office:value="0.189129199794911" calcext:value-type="float">
            <text:p>0.189129199794911</text:p>
          </table:table-cell>
          <table:table-cell table:formula="of:=LOG10([.O40])" office:value-type="float" office:value="-3.41262704708321" calcext:value-type="float">
            <text:p>-3.41262704708321</text:p>
          </table:table-cell>
          <table:table-cell table:formula="of:=LOG10([.P40])" office:value-type="float" office:value="0.320789872053043" calcext:value-type="float">
            <text:p>0.320789872053043</text:p>
          </table:table-cell>
        </table:table-row>
        <table:table-row table:style-name="ro1">
          <table:table-cell office:value-type="string" calcext:value-type="string">
            <text:p>363_4_8_8_3</text:p>
          </table:table-cell>
          <table:table-cell office:value-type="float" office:value="748.567" calcext:value-type="float">
            <text:p>748.567</text:p>
          </table:table-cell>
          <table:table-cell office:value-type="float" office:value="282812416" calcext:value-type="float">
            <text:p>282812416</text:p>
          </table:table-cell>
          <table:table-cell office:value-type="float" office:value="27.9078109264374" calcext:value-type="float">
            <text:p>27.9078109264374</text:p>
          </table:table-cell>
          <table:table-cell/>
          <table:table-cell office:value-type="float" office:value="845.795747622409" calcext:value-type="float">
            <text:p>845.795747622409</text:p>
          </table:table-cell>
          <table:table-cell office:value-type="float" office:value="317264" calcext:value-type="float">
            <text:p>317264</text:p>
          </table:table-cell>
          <table:table-cell office:value-type="float" office:value="7.45224356651306" calcext:value-type="float">
            <text:p>7.45224356651306</text:p>
          </table:table-cell>
          <table:table-cell/>
          <table:table-cell table:formula="of:=[.F41]/[.B41]*100" office:value-type="float" office:value="112.988649996915" calcext:value-type="float">
            <text:p>112.988649996915</text:p>
          </table:table-cell>
          <table:table-cell table:formula="of:=[.G41]/[.C41]*100" office:value-type="float" office:value="0.112181779176201" calcext:value-type="float">
            <text:p>0.112181779176201</text:p>
          </table:table-cell>
          <table:table-cell table:formula="of:=[.H41]/[.D41]*100" office:value-type="float" office:value="26.7030745842321" calcext:value-type="float">
            <text:p>26.7030745842321</text:p>
          </table:table-cell>
          <table:table-cell/>
          <table:table-cell table:formula="of:=[.J41]/100" office:value-type="float" office:value="1.12988649996915" calcext:value-type="float">
            <text:p>1.12988649996915</text:p>
          </table:table-cell>
          <table:table-cell table:formula="of:=[.K41]/100" office:value-type="float" office:value="0.00112181779176201" calcext:value-type="float">
            <text:p>0.001121817791762</text:p>
          </table:table-cell>
          <table:table-cell table:formula="of:=[.L41]/100" office:value-type="float" office:value="0.267030745842321" calcext:value-type="float">
            <text:p>0.267030745842321</text:p>
          </table:table-cell>
          <table:table-cell/>
          <table:table-cell table:formula="of:=LOG10([.N41])" office:value-type="float" office:value="0.0530348196667945" calcext:value-type="float">
            <text:p>0.053034819666795</text:p>
          </table:table-cell>
          <table:table-cell table:formula="of:=LOG10([.O41])" office:value-type="float" office:value="-2.95007767646521" calcext:value-type="float">
            <text:p>-2.95007767646521</text:p>
          </table:table-cell>
          <table:table-cell table:formula="of:=LOG10([.P41])" office:value-type="float" office:value="-0.573438731216263" calcext:value-type="float">
            <text:p>-0.573438731216263</text:p>
          </table:table-cell>
        </table:table-row>
        <table:table-row table:style-name="ro1">
          <table:table-cell office:value-type="string" calcext:value-type="string">
            <text:p>393_4_16_8_3</text:p>
          </table:table-cell>
          <table:table-cell office:value-type="float" office:value="1125.106" calcext:value-type="float">
            <text:p>1125.106</text:p>
          </table:table-cell>
          <table:table-cell office:value-type="float" office:value="3426799616" calcext:value-type="float">
            <text:p>3426799616</text:p>
          </table:table-cell>
          <table:table-cell office:value-type="float" office:value="3000.03158402443" calcext:value-type="float">
            <text:p>3000.03158402443</text:p>
          </table:table-cell>
          <table:table-cell/>
          <table:table-cell office:value-type="float" office:value="1828.52884214358" calcext:value-type="float">
            <text:p>1828.52884214358</text:p>
          </table:table-cell>
          <table:table-cell office:value-type="float" office:value="2006720" calcext:value-type="float">
            <text:p>2006720</text:p>
          </table:table-cell>
          <table:table-cell office:value-type="float" office:value="4823.02369022369" calcext:value-type="float">
            <text:p>4823.02369022369</text:p>
          </table:table-cell>
          <table:table-cell/>
          <table:table-cell table:style-name="ce3" table:formula="of:=[.F42]/[.B42]*100" office:value-type="float" office:value="162.520584028845" calcext:value-type="float">
            <text:p>162.520584028845</text:p>
          </table:table-cell>
          <table:table-cell table:formula="of:=[.G42]/[.C42]*100" office:value-type="float" office:value="0.058559595683111" calcext:value-type="float">
            <text:p>0.058559595683111</text:p>
          </table:table-cell>
          <table:table-cell table:style-name="ce3" table:formula="of:=[.H42]/[.D42]*100" office:value-type="float" office:value="160.765763797519" calcext:value-type="float">
            <text:p>160.765763797519</text:p>
          </table:table-cell>
          <table:table-cell/>
          <table:table-cell table:formula="of:=[.J42]/100" office:value-type="float" office:value="1.62520584028845" calcext:value-type="float">
            <text:p>1.62520584028845</text:p>
          </table:table-cell>
          <table:table-cell table:formula="of:=[.K42]/100" office:value-type="float" office:value="0.00058559595683111" calcext:value-type="float">
            <text:p>0.000585595956831</text:p>
          </table:table-cell>
          <table:table-cell table:formula="of:=[.L42]/100" office:value-type="float" office:value="1.60765763797519" calcext:value-type="float">
            <text:p>1.60765763797519</text:p>
          </table:table-cell>
          <table:table-cell/>
          <table:table-cell table:formula="of:=LOG10([.N42])" office:value-type="float" office:value="0.210908374324131" calcext:value-type="float">
            <text:p>0.210908374324131</text:p>
          </table:table-cell>
          <table:table-cell table:formula="of:=LOG10([.O42])" office:value-type="float" office:value="-3.23240193046742" calcext:value-type="float">
            <text:p>-3.23240193046742</text:p>
          </table:table-cell>
          <table:table-cell table:formula="of:=LOG10([.P42])" office:value-type="float" office:value="0.206193568187977" calcext:value-type="float">
            <text:p>0.206193568187977</text:p>
          </table:table-cell>
        </table:table-row>
        <table:table-row table:style-name="ro1">
          <table:table-cell office:value-type="string" calcext:value-type="string">
            <text:p>423_4_32_8_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83_8_32_8_3</text:p>
          </table:table-cell>
          <table:table-cell office:value-type="float" office:value="3053.763" calcext:value-type="float">
            <text:p>3053.763</text:p>
          </table:table-cell>
          <table:table-cell office:value-type="float" office:value="29217927168" calcext:value-type="float">
            <text:p>29217927168</text:p>
          </table:table-cell>
          <table:table-cell office:value-type="float" office:value="12000.1285238266" calcext:value-type="float">
            <text:p>12000.12852382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13_16_32_8_3</text:p>
          </table:table-cell>
          <table:table-cell office:value-type="float" office:value="801.632" calcext:value-type="float">
            <text:p>801.632</text:p>
          </table:table-cell>
          <table:table-cell office:value-type="float" office:value="43532152832" calcext:value-type="float">
            <text:p>43532152832</text:p>
          </table:table-cell>
          <table:table-cell office:value-type="float" office:value="24000.0774979591" calcext:value-type="float">
            <text:p>24000.0774979591</text:p>
          </table:table-cell>
          <table:table-cell table:number-columns-repeated="13"/>
          <table:table-cell table:formula="of:=MAX([.R3:.R42])" office:value-type="float" office:value="0.275585690716847" calcext:value-type="float">
            <text:p>0.275585690716847</text:p>
          </table:table-cell>
          <table:table-cell table:formula="of:=MAX([.S3:.S42])" office:value-type="float" office:value="-2.78803010238999" calcext:value-type="float">
            <text:p>-2.78803010238999</text:p>
          </table:table-cell>
          <table:table-cell table:formula="of:=MAX([.T3:.T42])" office:value-type="float" office:value="1.39526359039391" calcext:value-type="float">
            <text:p>1.39526359039391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&gt;1000</text:p>
          </table:table-cell>
          <table:table-cell table:number-columns-repeated="5"/>
          <table:table-cell table:formula="of:=MIN([.R3:.R42])" office:value-type="float" office:value="-0.172758284701129" calcext:value-type="float">
            <text:p>-0.172758284701129</text:p>
          </table:table-cell>
          <table:table-cell table:formula="of:=MIN([.S3:.S42])" office:value-type="float" office:value="-3.69650079001075" calcext:value-type="float">
            <text:p>-3.69650079001075</text:p>
          </table:table-cell>
          <table:table-cell table:formula="of:=MIN([.T3:.T42])" office:value-type="float" office:value="-2.08605434002451" calcext:value-type="float">
            <text:p>-2.08605434002451</text:p>
          </table:table-cell>
        </table:table-row>
        <table:table-row table:style-name="ro1">
          <table:table-cell office:value-type="string" calcext:value-type="string">
            <text:p>184_4_8_4_4</text:p>
          </table:table-cell>
          <table:table-cell office:value-type="float" office:value="528.737" calcext:value-type="float">
            <text:p>528.737</text:p>
          </table:table-cell>
          <table:table-cell office:value-type="float" office:value="240287744" calcext:value-type="float">
            <text:p>240287744</text:p>
          </table:table-cell>
          <table:table-cell office:value-type="float" office:value="11.9497539997101" calcext:value-type="float">
            <text:p>11.9497539997101</text:p>
          </table:table-cell>
          <table:table-cell table:number-columns-repeated="5"/>
          <table:table-cell table:style-name="ce3" office:value-type="string" calcext:value-type="string">
            <text:p>150-200</text:p>
          </table:table-cell>
          <table:table-cell/>
          <table:table-cell table:style-name="ce3" office:value-type="string" calcext:value-type="string">
            <text:p>100-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_4_16_4_4</text:p>
          </table:table-cell>
          <table:table-cell office:value-type="float" office:value="1397.023" calcext:value-type="float">
            <text:p>1397.023</text:p>
          </table:table-cell>
          <table:table-cell office:value-type="float" office:value="1683402752" calcext:value-type="float">
            <text:p>1683402752</text:p>
          </table:table-cell>
          <table:table-cell office:value-type="float" office:value="2000.08421397209" calcext:value-type="float">
            <text:p>2000.08421397209</text:p>
          </table:table-cell>
          <table:table-cell table:number-columns-repeated="5"/>
          <table:table-cell table:style-name="ce2" office:value-type="string" calcext:value-type="string">
            <text:p>100-110</text:p>
          </table:table-cell>
          <table:table-cell/>
          <table:table-cell table:style-name="ce2" office:value-type="string" calcext:value-type="string">
            <text:p>1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4_4_32_4_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style-name="ce6" office:value-type="string" calcext:value-type="string">
            <text:p>&lt;100</text:p>
          </table:table-cell>
          <table:table-cell/>
          <table:table-cell table:style-name="ce6" office:value-type="string" calcext:value-type="string">
            <text:p>&lt;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4_8_32_4_4</text:p>
          </table:table-cell>
          <table:table-cell office:value-type="float" office:value="853.3" calcext:value-type="float">
            <text:p>853.3</text:p>
          </table:table-cell>
          <table:table-cell office:value-type="float" office:value="15545503744" calcext:value-type="float">
            <text:p>15545503744</text:p>
          </table:table-cell>
          <table:table-cell office:value-type="float" office:value="8000.18152594566" calcext:value-type="float">
            <text:p>8000.181525945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34_16_32_4_4</text:p>
          </table:table-cell>
          <table:table-cell office:value-type="float" office:value="1262.46" calcext:value-type="float">
            <text:p>1262.46</text:p>
          </table:table-cell>
          <table:table-cell office:value-type="float" office:value="28299710464" calcext:value-type="float">
            <text:p>28299710464</text:p>
          </table:table-cell>
          <table:table-cell office:value-type="float" office:value="16000.1041250229" calcext:value-type="float">
            <text:p>16000.10412502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64_4_8_8_4</text:p>
          </table:table-cell>
          <table:table-cell office:value-type="float" office:value="618.973" calcext:value-type="float">
            <text:p>618.973</text:p>
          </table:table-cell>
          <table:table-cell office:value-type="float" office:value="627003392" calcext:value-type="float">
            <text:p>627003392</text:p>
          </table:table-cell>
          <table:table-cell office:value-type="float" office:value="837.487040996552" calcext:value-type="float">
            <text:p>837.487040996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94_4_16_8_4</text:p>
          </table:table-cell>
          <table:table-cell office:value-type="float" office:value="1546.688" calcext:value-type="float">
            <text:p>1546.688</text:p>
          </table:table-cell>
          <table:table-cell office:value-type="float" office:value="6509088768" calcext:value-type="float">
            <text:p>6509088768</text:p>
          </table:table-cell>
          <table:table-cell office:value-type="float" office:value="3000.02553677559" calcext:value-type="float">
            <text:p>3000.025536775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24_4_32_8_4</text:p>
          </table:table-cell>
          <table:table-cell office:value-type="float" office:value="3535.848" calcext:value-type="float">
            <text:p>3535.848</text:p>
          </table:table-cell>
          <table:table-cell office:value-type="float" office:value="54152413184" calcext:value-type="float">
            <text:p>54152413184</text:p>
          </table:table-cell>
          <table:table-cell office:value-type="float" office:value="6000.06012201309" calcext:value-type="float">
            <text:p>6000.060122013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84_8_32_8_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14_16_32_8_4</text:p>
          </table:table-cell>
          <table:table-cell office:value-type="float" office:value="1070.67" calcext:value-type="float">
            <text:p>1070.67</text:p>
          </table:table-cell>
          <table:table-cell office:value-type="float" office:value="63847358464" calcext:value-type="float">
            <text:p>63847358464</text:p>
          </table:table-cell>
          <table:table-cell office:value-type="float" office:value="24000.1043608189" calcext:value-type="float">
            <text:p>24000.104360818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85_4_8_4_5</text:p>
          </table:table-cell>
          <table:table-cell office:value-type="float" office:value="853.932" calcext:value-type="float">
            <text:p>853.932</text:p>
          </table:table-cell>
          <table:table-cell office:value-type="float" office:value="341647360" calcext:value-type="float">
            <text:p>341647360</text:p>
          </table:table-cell>
          <table:table-cell office:value-type="float" office:value="98.599536895752" calcext:value-type="float">
            <text:p>98.5995368957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15_4_16_4_5</text:p>
          </table:table-cell>
          <table:table-cell office:value-type="float" office:value="1294.252" calcext:value-type="float">
            <text:p>1294.252</text:p>
          </table:table-cell>
          <table:table-cell office:value-type="float" office:value="4439904256" calcext:value-type="float">
            <text:p>4439904256</text:p>
          </table:table-cell>
          <table:table-cell office:value-type="float" office:value="2000.03308105469" calcext:value-type="float">
            <text:p>2000.0330810546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45_4_32_4_5</text:p>
          </table:table-cell>
          <table:table-cell office:value-type="float" office:value="2139.421" calcext:value-type="float">
            <text:p>2139.421</text:p>
          </table:table-cell>
          <table:table-cell office:value-type="float" office:value="4816637952" calcext:value-type="float">
            <text:p>4816637952</text:p>
          </table:table-cell>
          <table:table-cell office:value-type="float" office:value="4000.01866793633" calcext:value-type="float">
            <text:p>4000.018667936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5_8_32_4_5</text:p>
          </table:table-cell>
          <table:table-cell office:value-type="float" office:value="3085.009" calcext:value-type="float">
            <text:p>3085.009</text:p>
          </table:table-cell>
          <table:table-cell office:value-type="float" office:value="28515831808" calcext:value-type="float">
            <text:p>28515831808</text:p>
          </table:table-cell>
          <table:table-cell office:value-type="float" office:value="8000.06753396988" calcext:value-type="float">
            <text:p>8000.067533969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35_16_32_4_5</text:p>
          </table:table-cell>
          <table:table-cell office:value-type="float" office:value="1177.094" calcext:value-type="float">
            <text:p>1177.094</text:p>
          </table:table-cell>
          <table:table-cell office:value-type="float" office:value="52937416704" calcext:value-type="float">
            <text:p>52937416704</text:p>
          </table:table-cell>
          <table:table-cell office:value-type="float" office:value="16000.0358119011" calcext:value-type="float">
            <text:p>16000.03581190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65_4_8_8_5</text:p>
          </table:table-cell>
          <table:table-cell office:value-type="float" office:value="989.466" calcext:value-type="float">
            <text:p>989.466</text:p>
          </table:table-cell>
          <table:table-cell office:value-type="float" office:value="756551680" calcext:value-type="float">
            <text:p>756551680</text:p>
          </table:table-cell>
          <table:table-cell office:value-type="float" office:value="633.192275047302" calcext:value-type="float">
            <text:p>633.1922750473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95_4_16_8_5</text:p>
          </table:table-cell>
          <table:table-cell office:value-type="float" office:value="1673.205" calcext:value-type="float">
            <text:p>1673.205</text:p>
          </table:table-cell>
          <table:table-cell office:value-type="float" office:value="4432564224" calcext:value-type="float">
            <text:p>4432564224</text:p>
          </table:table-cell>
          <table:table-cell office:value-type="float" office:value="3000.01818585396" calcext:value-type="float">
            <text:p>3000.018185853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25_4_32_8_5</text:p>
          </table:table-cell>
          <table:table-cell office:value-type="float" office:value="4159.795" calcext:value-type="float">
            <text:p>4159.795</text:p>
          </table:table-cell>
          <table:table-cell office:value-type="float" office:value="28070813696" calcext:value-type="float">
            <text:p>28070813696</text:p>
          </table:table-cell>
          <table:table-cell office:value-type="float" office:value="6000.05794811249" calcext:value-type="float">
            <text:p>6000.0579481124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85_8_32_8_5</text:p>
          </table:table-cell>
          <table:table-cell office:value-type="float" office:value="2146.34" calcext:value-type="float">
            <text:p>2146.34</text:p>
          </table:table-cell>
          <table:table-cell office:value-type="float" office:value="20082036736" calcext:value-type="float">
            <text:p>20082036736</text:p>
          </table:table-cell>
          <table:table-cell office:value-type="float" office:value="12000.1159880161" calcext:value-type="float">
            <text:p>12000.115988016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15_16_32_8_5</text:p>
          </table:table-cell>
          <table:table-cell office:value-type="float" office:value="1000.127" calcext:value-type="float">
            <text:p>1000.127</text:p>
          </table:table-cell>
          <table:table-cell office:value-type="float" office:value="44643074048" calcext:value-type="float">
            <text:p>44643074048</text:p>
          </table:table-cell>
          <table:table-cell office:value-type="float" office:value="24000.294921875" calcext:value-type="float">
            <text:p>24000.2949218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86_4_8_4_6</text:p>
          </table:table-cell>
          <table:table-cell office:value-type="float" office:value="786.034" calcext:value-type="float">
            <text:p>786.034</text:p>
          </table:table-cell>
          <table:table-cell office:value-type="float" office:value="360349696" calcext:value-type="float">
            <text:p>360349696</text:p>
          </table:table-cell>
          <table:table-cell office:value-type="float" office:value="110.738113164902" calcext:value-type="float">
            <text:p>110.7381131649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16_4_16_4_6</text:p>
          </table:table-cell>
          <table:table-cell office:value-type="float" office:value="1045.372" calcext:value-type="float">
            <text:p>1045.372</text:p>
          </table:table-cell>
          <table:table-cell office:value-type="float" office:value="3017175040" calcext:value-type="float">
            <text:p>3017175040</text:p>
          </table:table-cell>
          <table:table-cell office:value-type="float" office:value="2000.01201891899" calcext:value-type="float">
            <text:p>2000.012018918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46_4_32_4_6</text:p>
          </table:table-cell>
          <table:table-cell office:value-type="float" office:value="2331.22" calcext:value-type="float">
            <text:p>2331.22</text:p>
          </table:table-cell>
          <table:table-cell office:value-type="float" office:value="3054407680" calcext:value-type="float">
            <text:p>3054407680</text:p>
          </table:table-cell>
          <table:table-cell office:value-type="float" office:value="4000.04773497582" calcext:value-type="float">
            <text:p>4000.047734975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6_8_32_4_6</text:p>
          </table:table-cell>
          <table:table-cell office:value-type="float" office:value="2180.583" calcext:value-type="float">
            <text:p>2180.583</text:p>
          </table:table-cell>
          <table:table-cell office:value-type="float" office:value="25130430464" calcext:value-type="float">
            <text:p>25130430464</text:p>
          </table:table-cell>
          <table:table-cell office:value-type="float" office:value="8000.04111504555" calcext:value-type="float">
            <text:p>8000.041115045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36_16_32_4_6</text:p>
          </table:table-cell>
          <table:table-cell office:value-type="float" office:value="508.436" calcext:value-type="float">
            <text:p>508.436</text:p>
          </table:table-cell>
          <table:table-cell office:value-type="float" office:value="38777925632" calcext:value-type="float">
            <text:p>38777925632</text:p>
          </table:table-cell>
          <table:table-cell office:value-type="float" office:value="16000.0391380787" calcext:value-type="float">
            <text:p>16000.039138078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66_4_8_8_6</text:p>
          </table:table-cell>
          <table:table-cell office:value-type="float" office:value="791.034" calcext:value-type="float">
            <text:p>791.034</text:p>
          </table:table-cell>
          <table:table-cell office:value-type="float" office:value="1227190272" calcext:value-type="float">
            <text:p>1227190272</text:p>
          </table:table-cell>
          <table:table-cell office:value-type="float" office:value="1500.07442498207" calcext:value-type="float">
            <text:p>1500.074424982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96_4_16_8_6</text:p>
          </table:table-cell>
          <table:table-cell office:value-type="float" office:value="1872.961" calcext:value-type="float">
            <text:p>1872.961</text:p>
          </table:table-cell>
          <table:table-cell office:value-type="float" office:value="4309868544" calcext:value-type="float">
            <text:p>4309868544</text:p>
          </table:table-cell>
          <table:table-cell office:value-type="float" office:value="3000.04611515999" calcext:value-type="float">
            <text:p>3000.046115159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26_4_32_8_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86_8_32_8_6</text:p>
          </table:table-cell>
          <table:table-cell office:value-type="float" office:value="1940.127" calcext:value-type="float">
            <text:p>1940.127</text:p>
          </table:table-cell>
          <table:table-cell office:value-type="float" office:value="21398466560" calcext:value-type="float">
            <text:p>21398466560</text:p>
          </table:table-cell>
          <table:table-cell office:value-type="float" office:value="12000.0528531075" calcext:value-type="float">
            <text:p>12000.05285310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16_16_32_8_6</text:p>
          </table:table-cell>
          <table:table-cell office:value-type="float" office:value="1883.991" calcext:value-type="float">
            <text:p>1883.991</text:p>
          </table:table-cell>
          <table:table-cell office:value-type="float" office:value="105554063360" calcext:value-type="float">
            <text:p>105554063360</text:p>
          </table:table-cell>
          <table:table-cell office:value-type="float" office:value="24000.3769090176" calcext:value-type="float">
            <text:p>24000.37690901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87_4_8_4_7</text:p>
          </table:table-cell>
          <table:table-cell office:value-type="float" office:value="792.472" calcext:value-type="float">
            <text:p>792.472</text:p>
          </table:table-cell>
          <table:table-cell office:value-type="float" office:value="272019456" calcext:value-type="float">
            <text:p>272019456</text:p>
          </table:table-cell>
          <table:table-cell office:value-type="float" office:value="19.363795042038" calcext:value-type="float">
            <text:p>19.3637950420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17_4_16_4_7</text:p>
          </table:table-cell>
          <table:table-cell office:value-type="float" office:value="1432.866" calcext:value-type="float">
            <text:p>1432.866</text:p>
          </table:table-cell>
          <table:table-cell office:value-type="float" office:value="5210161152" calcext:value-type="float">
            <text:p>5210161152</text:p>
          </table:table-cell>
          <table:table-cell office:value-type="float" office:value="2000.02742695808" calcext:value-type="float">
            <text:p>2000.027426958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47_4_32_4_7</text:p>
          </table:table-cell>
          <table:table-cell office:value-type="float" office:value="2901.523" calcext:value-type="float">
            <text:p>2901.523</text:p>
          </table:table-cell>
          <table:table-cell office:value-type="float" office:value="9570541568" calcext:value-type="float">
            <text:p>9570541568</text:p>
          </table:table-cell>
          <table:table-cell office:value-type="float" office:value="4000.03334093094" calcext:value-type="float">
            <text:p>4000.033340930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7_8_32_4_7</text:p>
          </table:table-cell>
          <table:table-cell office:value-type="float" office:value="1415.582" calcext:value-type="float">
            <text:p>1415.582</text:p>
          </table:table-cell>
          <table:table-cell office:value-type="float" office:value="12638281728" calcext:value-type="float">
            <text:p>12638281728</text:p>
          </table:table-cell>
          <table:table-cell office:value-type="float" office:value="8000.04700398445" calcext:value-type="float">
            <text:p>8000.047003984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37_16_32_4_7</text:p>
          </table:table-cell>
          <table:table-cell office:value-type="float" office:value="1289.276" calcext:value-type="float">
            <text:p>1289.276</text:p>
          </table:table-cell>
          <table:table-cell office:value-type="float" office:value="22980726784" calcext:value-type="float">
            <text:p>22980726784</text:p>
          </table:table-cell>
          <table:table-cell office:value-type="float" office:value="16000.0272119045" calcext:value-type="float">
            <text:p>16000.02721190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67_4_8_8_7</text:p>
          </table:table-cell>
          <table:table-cell office:value-type="float" office:value="890.21" calcext:value-type="float">
            <text:p>890.21</text:p>
          </table:table-cell>
          <table:table-cell office:value-type="float" office:value="395091968" calcext:value-type="float">
            <text:p>395091968</text:p>
          </table:table-cell>
          <table:table-cell office:value-type="float" office:value="229.859298944473" calcext:value-type="float">
            <text:p>229.8592989444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97_4_16_8_7</text:p>
          </table:table-cell>
          <table:table-cell office:value-type="float" office:value="2178.271" calcext:value-type="float">
            <text:p>2178.271</text:p>
          </table:table-cell>
          <table:table-cell office:value-type="float" office:value="5511041024" calcext:value-type="float">
            <text:p>5511041024</text:p>
          </table:table-cell>
          <table:table-cell office:value-type="float" office:value="3000.03031396866" calcext:value-type="float">
            <text:p>3000.030313968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27_4_32_8_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87_8_32_8_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17_16_32_8_7</text:p>
          </table:table-cell>
          <table:table-cell office:value-type="float" office:value="976.056" calcext:value-type="float">
            <text:p>976.056</text:p>
          </table:table-cell>
          <table:table-cell office:value-type="float" office:value="40828899328" calcext:value-type="float">
            <text:p>40828899328</text:p>
          </table:table-cell>
          <table:table-cell office:value-type="float" office:value="24000.0700080395" calcext:value-type="float">
            <text:p>24000.07000803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88_4_8_4_8</text:p>
          </table:table-cell>
          <table:table-cell office:value-type="float" office:value="636.304" calcext:value-type="float">
            <text:p>636.304</text:p>
          </table:table-cell>
          <table:table-cell office:value-type="float" office:value="436051968" calcext:value-type="float">
            <text:p>436051968</text:p>
          </table:table-cell>
          <table:table-cell office:value-type="float" office:value="217.512131929398" calcext:value-type="float">
            <text:p>217.5121319293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18_4_16_4_8</text:p>
          </table:table-cell>
          <table:table-cell office:value-type="float" office:value="1111.686" calcext:value-type="float">
            <text:p>1111.686</text:p>
          </table:table-cell>
          <table:table-cell office:value-type="float" office:value="3000979456" calcext:value-type="float">
            <text:p>3000979456</text:p>
          </table:table-cell>
          <table:table-cell office:value-type="float" office:value="2000.01018095016" calcext:value-type="float">
            <text:p>2000.010180950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48_4_32_4_8</text:p>
          </table:table-cell>
          <table:table-cell office:value-type="float" office:value="2161.14" calcext:value-type="float">
            <text:p>2161.14</text:p>
          </table:table-cell>
          <table:table-cell office:value-type="float" office:value="18227097600" calcext:value-type="float">
            <text:p>18227097600</text:p>
          </table:table-cell>
          <table:table-cell office:value-type="float" office:value="4000.14842414856" calcext:value-type="float">
            <text:p>4000.148424148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8_8_32_4_8</text:p>
          </table:table-cell>
          <table:table-cell office:value-type="float" office:value="1363.828" calcext:value-type="float">
            <text:p>1363.828</text:p>
          </table:table-cell>
          <table:table-cell office:value-type="float" office:value="23022247936" calcext:value-type="float">
            <text:p>23022247936</text:p>
          </table:table-cell>
          <table:table-cell office:value-type="float" office:value="8000.03400707245" calcext:value-type="float">
            <text:p>8000.034007072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38_16_32_4_8</text:p>
          </table:table-cell>
          <table:table-cell office:value-type="float" office:value="659.37" calcext:value-type="float">
            <text:p>659.37</text:p>
          </table:table-cell>
          <table:table-cell office:value-type="float" office:value="31968829440" calcext:value-type="float">
            <text:p>31968829440</text:p>
          </table:table-cell>
          <table:table-cell office:value-type="float" office:value="16000.0371220112" calcext:value-type="float">
            <text:p>16000.03712201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68_4_8_8_8</text:p>
          </table:table-cell>
          <table:table-cell office:value-type="float" office:value="989.044" calcext:value-type="float">
            <text:p>989.044</text:p>
          </table:table-cell>
          <table:table-cell office:value-type="float" office:value="1437134848" calcext:value-type="float">
            <text:p>1437134848</text:p>
          </table:table-cell>
          <table:table-cell office:value-type="float" office:value="1500.02510595322" calcext:value-type="float">
            <text:p>1500.025105953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98_4_16_8_8</text:p>
          </table:table-cell>
          <table:table-cell office:value-type="float" office:value="1677.444" calcext:value-type="float">
            <text:p>1677.444</text:p>
          </table:table-cell>
          <table:table-cell office:value-type="float" office:value="4347392000" calcext:value-type="float">
            <text:p>4347392000</text:p>
          </table:table-cell>
          <table:table-cell office:value-type="float" office:value="3000.03840398788" calcext:value-type="float">
            <text:p>3000.038403987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28_4_32_8_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88_8_32_8_8</text:p>
          </table:table-cell>
          <table:table-cell office:value-type="float" office:value="1633.529" calcext:value-type="float">
            <text:p>1633.529</text:p>
          </table:table-cell>
          <table:table-cell office:value-type="float" office:value="14016294912" calcext:value-type="float">
            <text:p>14016294912</text:p>
          </table:table-cell>
          <table:table-cell office:value-type="float" office:value="12000.0909469128" calcext:value-type="float">
            <text:p>12000.09094691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18_16_32_8_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89_4_8_4_9</text:p>
          </table:table-cell>
          <table:table-cell office:value-type="float" office:value="797.792" calcext:value-type="float">
            <text:p>797.792</text:p>
          </table:table-cell>
          <table:table-cell office:value-type="float" office:value="706322432" calcext:value-type="float">
            <text:p>706322432</text:p>
          </table:table-cell>
          <table:table-cell office:value-type="float" office:value="1000.15932393074" calcext:value-type="float">
            <text:p>1000.1593239307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19_4_16_4_9</text:p>
          </table:table-cell>
          <table:table-cell office:value-type="float" office:value="1267.565" calcext:value-type="float">
            <text:p>1267.565</text:p>
          </table:table-cell>
          <table:table-cell office:value-type="float" office:value="1946583040" calcext:value-type="float">
            <text:p>1946583040</text:p>
          </table:table-cell>
          <table:table-cell office:value-type="float" office:value="2000.05645298958" calcext:value-type="float">
            <text:p>2000.056452989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49_4_32_4_9</text:p>
          </table:table-cell>
          <table:table-cell office:value-type="float" office:value="2031.099" calcext:value-type="float">
            <text:p>2031.099</text:p>
          </table:table-cell>
          <table:table-cell office:value-type="float" office:value="4123529216" calcext:value-type="float">
            <text:p>4123529216</text:p>
          </table:table-cell>
          <table:table-cell office:value-type="float" office:value="4000.06699419022" calcext:value-type="float">
            <text:p>4000.066994190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9_8_32_4_9</text:p>
          </table:table-cell>
          <table:table-cell office:value-type="float" office:value="2321.345" calcext:value-type="float">
            <text:p>2321.345</text:p>
          </table:table-cell>
          <table:table-cell office:value-type="float" office:value="27082928128" calcext:value-type="float">
            <text:p>27082928128</text:p>
          </table:table-cell>
          <table:table-cell office:value-type="float" office:value="8000.04079699516" calcext:value-type="float">
            <text:p>8000.040796995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39_16_32_4_9</text:p>
          </table:table-cell>
          <table:table-cell office:value-type="float" office:value="698.829" calcext:value-type="float">
            <text:p>698.829</text:p>
          </table:table-cell>
          <table:table-cell office:value-type="float" office:value="28824158208" calcext:value-type="float">
            <text:p>28824158208</text:p>
          </table:table-cell>
          <table:table-cell office:value-type="float" office:value="16000.1274399757" calcext:value-type="float">
            <text:p>16000.12743997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69_4_8_8_9</text:p>
          </table:table-cell>
          <table:table-cell office:value-type="float" office:value="789.095" calcext:value-type="float">
            <text:p>789.095</text:p>
          </table:table-cell>
          <table:table-cell office:value-type="float" office:value="434057216" calcext:value-type="float">
            <text:p>434057216</text:p>
          </table:table-cell>
          <table:table-cell office:value-type="float" office:value="277.542715072632" calcext:value-type="float">
            <text:p>277.5427150726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99_4_16_8_9</text:p>
          </table:table-cell>
          <table:table-cell office:value-type="float" office:value="1764.418" calcext:value-type="float">
            <text:p>1764.418</text:p>
          </table:table-cell>
          <table:table-cell office:value-type="float" office:value="2767265792" calcext:value-type="float">
            <text:p>2767265792</text:p>
          </table:table-cell>
          <table:table-cell office:value-type="float" office:value="3000.03755402565" calcext:value-type="float">
            <text:p>3000.037554025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29_4_32_8_9</text:p>
          </table:table-cell>
          <table:table-cell office:value-type="float" office:value="4355.188" calcext:value-type="float">
            <text:p>4355.188</text:p>
          </table:table-cell>
          <table:table-cell office:value-type="float" office:value="21814214656" calcext:value-type="float">
            <text:p>21814214656</text:p>
          </table:table-cell>
          <table:table-cell office:value-type="float" office:value="6000.09140300751" calcext:value-type="float">
            <text:p>6000.091403007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89_8_32_8_9</text:p>
          </table:table-cell>
          <table:table-cell office:value-type="float" office:value="2218.446" calcext:value-type="float">
            <text:p>2218.446</text:p>
          </table:table-cell>
          <table:table-cell office:value-type="float" office:value="19097718784" calcext:value-type="float">
            <text:p>19097718784</text:p>
          </table:table-cell>
          <table:table-cell office:value-type="float" office:value="12000.1569180489" calcext:value-type="float">
            <text:p>12000.156918048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19_16_32_8_9</text:p>
          </table:table-cell>
          <table:table-cell office:value-type="float" office:value="1018.278" calcext:value-type="float">
            <text:p>1018.278</text:p>
          </table:table-cell>
          <table:table-cell office:value-type="float" office:value="46591197184" calcext:value-type="float">
            <text:p>46591197184</text:p>
          </table:table-cell>
          <table:table-cell office:value-type="float" office:value="24000.0577330589" calcext:value-type="float">
            <text:p>24000.057733058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0_4_8_4_10</text:p>
          </table:table-cell>
          <table:table-cell office:value-type="float" office:value="759.73" calcext:value-type="float">
            <text:p>759.73</text:p>
          </table:table-cell>
          <table:table-cell office:value-type="float" office:value="255094784" calcext:value-type="float">
            <text:p>255094784</text:p>
          </table:table-cell>
          <table:table-cell office:value-type="float" office:value="17.366749048233" calcext:value-type="float">
            <text:p>17.3667490482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20_4_16_4_10</text:p>
          </table:table-cell>
          <table:table-cell office:value-type="float" office:value="1006.284" calcext:value-type="float">
            <text:p>1006.284</text:p>
          </table:table-cell>
          <table:table-cell office:value-type="float" office:value="2230779904" calcext:value-type="float">
            <text:p>2230779904</text:p>
          </table:table-cell>
          <table:table-cell office:value-type="float" office:value="2000.02427601814" calcext:value-type="float">
            <text:p>2000.024276018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50_4_32_4_10</text:p>
          </table:table-cell>
          <table:table-cell office:value-type="float" office:value="2723.351" calcext:value-type="float">
            <text:p>2723.351</text:p>
          </table:table-cell>
          <table:table-cell office:value-type="float" office:value="8355876864" calcext:value-type="float">
            <text:p>8355876864</text:p>
          </table:table-cell>
          <table:table-cell office:value-type="float" office:value="4000.0614669323" calcext:value-type="float">
            <text:p>4000.06146693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10_8_32_4_10</text:p>
          </table:table-cell>
          <table:table-cell office:value-type="float" office:value="1439.96" calcext:value-type="float">
            <text:p>1439.96</text:p>
          </table:table-cell>
          <table:table-cell office:value-type="float" office:value="21747191808" calcext:value-type="float">
            <text:p>21747191808</text:p>
          </table:table-cell>
          <table:table-cell office:value-type="float" office:value="8000.03912186623" calcext:value-type="float">
            <text:p>8000.039121866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40_16_32_4_10</text:p>
          </table:table-cell>
          <table:table-cell office:value-type="float" office:value="756.489" calcext:value-type="float">
            <text:p>756.489</text:p>
          </table:table-cell>
          <table:table-cell office:value-type="float" office:value="35027988480" calcext:value-type="float">
            <text:p>35027988480</text:p>
          </table:table-cell>
          <table:table-cell office:value-type="float" office:value="16000.0741398335" calcext:value-type="float">
            <text:p>16000.07413983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70_4_8_8_10</text:p>
          </table:table-cell>
          <table:table-cell office:value-type="float" office:value="1077.996" calcext:value-type="float">
            <text:p>1077.996</text:p>
          </table:table-cell>
          <table:table-cell office:value-type="float" office:value="1053827072" calcext:value-type="float">
            <text:p>1053827072</text:p>
          </table:table-cell>
          <table:table-cell office:value-type="float" office:value="1500.01899504662" calcext:value-type="float">
            <text:p>1500.018995046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00_4_16_8_10</text:p>
          </table:table-cell>
          <table:table-cell office:value-type="float" office:value="1948.021" calcext:value-type="float">
            <text:p>1948.021</text:p>
          </table:table-cell>
          <table:table-cell office:value-type="float" office:value="6267031552" calcext:value-type="float">
            <text:p>6267031552</text:p>
          </table:table-cell>
          <table:table-cell office:value-type="float" office:value="3000.04775595665" calcext:value-type="float">
            <text:p>3000.047755956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30_4_32_8_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90_8_32_8_10</text:p>
          </table:table-cell>
          <table:table-cell office:value-type="float" office:value="1678.789" calcext:value-type="float">
            <text:p>1678.789</text:p>
          </table:table-cell>
          <table:table-cell office:value-type="float" office:value="25646088192" calcext:value-type="float">
            <text:p>25646088192</text:p>
          </table:table-cell>
          <table:table-cell office:value-type="float" office:value="12000.0754230022" calcext:value-type="float">
            <text:p>12000.07542300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20_16_32_8_10</text:p>
          </table:table-cell>
          <table:table-cell office:value-type="float" office:value="1101.025" calcext:value-type="float">
            <text:p>1101.025</text:p>
          </table:table-cell>
          <table:table-cell office:value-type="float" office:value="46924980224" calcext:value-type="float">
            <text:p>46924980224</text:p>
          </table:table-cell>
          <table:table-cell office:value-type="float" office:value="24000.2979850769" calcext:value-type="float">
            <text:p>24000.297985076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_4_8_4_11</text:p>
          </table:table-cell>
          <table:table-cell office:value-type="float" office:value="885.827" calcext:value-type="float">
            <text:p>885.827</text:p>
          </table:table-cell>
          <table:table-cell office:value-type="float" office:value="326602752" calcext:value-type="float">
            <text:p>326602752</text:p>
          </table:table-cell>
          <table:table-cell office:value-type="float" office:value="111.905542135239" calcext:value-type="float">
            <text:p>111.9055421352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21_4_16_4_11</text:p>
          </table:table-cell>
          <table:table-cell office:value-type="float" office:value="1036.925" calcext:value-type="float">
            <text:p>1036.925</text:p>
          </table:table-cell>
          <table:table-cell office:value-type="float" office:value="3871285248" calcext:value-type="float">
            <text:p>3871285248</text:p>
          </table:table-cell>
          <table:table-cell office:value-type="float" office:value="2000.05217695236" calcext:value-type="float">
            <text:p>2000.052176952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51_4_32_4_11</text:p>
          </table:table-cell>
          <table:table-cell office:value-type="float" office:value="2169.304" calcext:value-type="float">
            <text:p>2169.304</text:p>
          </table:table-cell>
          <table:table-cell office:value-type="float" office:value="5526274048" calcext:value-type="float">
            <text:p>5526274048</text:p>
          </table:table-cell>
          <table:table-cell office:value-type="float" office:value="4000.02229714394" calcext:value-type="float">
            <text:p>4000.022297143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11_8_32_4_11</text:p>
          </table:table-cell>
          <table:table-cell office:value-type="float" office:value="1480.555" calcext:value-type="float">
            <text:p>1480.555</text:p>
          </table:table-cell>
          <table:table-cell office:value-type="float" office:value="13249966080" calcext:value-type="float">
            <text:p>13249966080</text:p>
          </table:table-cell>
          <table:table-cell office:value-type="float" office:value="8000.08332800865" calcext:value-type="float">
            <text:p>8000.083328008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41_16_32_4_11</text:p>
          </table:table-cell>
          <table:table-cell office:value-type="float" office:value="573" calcext:value-type="float">
            <text:p>573</text:p>
          </table:table-cell>
          <table:table-cell office:value-type="float" office:value="32000602112" calcext:value-type="float">
            <text:p>32000602112</text:p>
          </table:table-cell>
          <table:table-cell office:value-type="float" office:value="16000.0779891014" calcext:value-type="float">
            <text:p>16000.07798910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71_4_8_8_11</text:p>
          </table:table-cell>
          <table:table-cell office:value-type="float" office:value="785.959" calcext:value-type="float">
            <text:p>785.959</text:p>
          </table:table-cell>
          <table:table-cell office:value-type="float" office:value="370905088" calcext:value-type="float">
            <text:p>370905088</text:p>
          </table:table-cell>
          <table:table-cell office:value-type="float" office:value="179.327903032303" calcext:value-type="float">
            <text:p>179.3279030323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01_4_16_8_11</text:p>
          </table:table-cell>
          <table:table-cell office:value-type="float" office:value="1451.538" calcext:value-type="float">
            <text:p>1451.538</text:p>
          </table:table-cell>
          <table:table-cell office:value-type="float" office:value="2362802176" calcext:value-type="float">
            <text:p>2362802176</text:p>
          </table:table-cell>
          <table:table-cell office:value-type="float" office:value="3000.1841840744" calcext:value-type="float">
            <text:p>3000.18418407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31_4_32_8_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91_8_32_8_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21_16_32_8_11</text:p>
          </table:table-cell>
          <table:table-cell office:value-type="float" office:value="980.521" calcext:value-type="float">
            <text:p>980.521</text:p>
          </table:table-cell>
          <table:table-cell office:value-type="float" office:value="129627213824" calcext:value-type="float">
            <text:p>129627213824</text:p>
          </table:table-cell>
          <table:table-cell office:value-type="float" office:value="24000.0645110607" calcext:value-type="float">
            <text:p>24000.06451106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2_4_8_4_12</text:p>
          </table:table-cell>
          <table:table-cell office:value-type="float" office:value="620.017" calcext:value-type="float">
            <text:p>620.017</text:p>
          </table:table-cell>
          <table:table-cell office:value-type="float" office:value="391565312" calcext:value-type="float">
            <text:p>391565312</text:p>
          </table:table-cell>
          <table:table-cell office:value-type="float" office:value="189.850672006607" calcext:value-type="float">
            <text:p>189.8506720066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22_4_16_4_12</text:p>
          </table:table-cell>
          <table:table-cell office:value-type="float" office:value="1563.186" calcext:value-type="float">
            <text:p>1563.186</text:p>
          </table:table-cell>
          <table:table-cell office:value-type="float" office:value="2666930176" calcext:value-type="float">
            <text:p>2666930176</text:p>
          </table:table-cell>
          <table:table-cell office:value-type="float" office:value="2000.02054214478" calcext:value-type="float">
            <text:p>2000.020542144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52_4_32_4_12</text:p>
          </table:table-cell>
          <table:table-cell office:value-type="float" office:value="2640.831" calcext:value-type="float">
            <text:p>2640.831</text:p>
          </table:table-cell>
          <table:table-cell office:value-type="float" office:value="6842695680" calcext:value-type="float">
            <text:p>6842695680</text:p>
          </table:table-cell>
          <table:table-cell office:value-type="float" office:value="4000.04793405533" calcext:value-type="float">
            <text:p>4000.047934055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12_8_32_4_12</text:p>
          </table:table-cell>
          <table:table-cell office:value-type="float" office:value="1194.663" calcext:value-type="float">
            <text:p>1194.663</text:p>
          </table:table-cell>
          <table:table-cell office:value-type="float" office:value="11994378240" calcext:value-type="float">
            <text:p>11994378240</text:p>
          </table:table-cell>
          <table:table-cell office:value-type="float" office:value="8000.1058139801" calcext:value-type="float">
            <text:p>8000.10581398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42_16_32_4_12</text:p>
          </table:table-cell>
          <table:table-cell office:value-type="float" office:value="865.701" calcext:value-type="float">
            <text:p>865.701</text:p>
          </table:table-cell>
          <table:table-cell office:value-type="float" office:value="35903037440" calcext:value-type="float">
            <text:p>35903037440</text:p>
          </table:table-cell>
          <table:table-cell office:value-type="float" office:value="16000.0875458717" calcext:value-type="float">
            <text:p>16000.08754587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72_4_8_8_12</text:p>
          </table:table-cell>
          <table:table-cell office:value-type="float" office:value="929.704" calcext:value-type="float">
            <text:p>929.704</text:p>
          </table:table-cell>
          <table:table-cell office:value-type="float" office:value="2522877952" calcext:value-type="float">
            <text:p>2522877952</text:p>
          </table:table-cell>
          <table:table-cell office:value-type="float" office:value="1500.01638221741" calcext:value-type="float">
            <text:p>1500.016382217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02_4_16_8_12</text:p>
          </table:table-cell>
          <table:table-cell office:value-type="float" office:value="1900.679" calcext:value-type="float">
            <text:p>1900.679</text:p>
          </table:table-cell>
          <table:table-cell office:value-type="float" office:value="8137367552" calcext:value-type="float">
            <text:p>8137367552</text:p>
          </table:table-cell>
          <table:table-cell office:value-type="float" office:value="3000.08552479744" calcext:value-type="float">
            <text:p>3000.085524797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32_4_32_8_12</text:p>
          </table:table-cell>
          <table:table-cell office:value-type="float" office:value="3684.846" calcext:value-type="float">
            <text:p>3684.846</text:p>
          </table:table-cell>
          <table:table-cell office:value-type="float" office:value="70019272704" calcext:value-type="float">
            <text:p>70019272704</text:p>
          </table:table-cell>
          <table:table-cell office:value-type="float" office:value="6000.02430486679" calcext:value-type="float">
            <text:p>6000.0243048667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92_8_32_8_12</text:p>
          </table:table-cell>
          <table:table-cell office:value-type="float" office:value="1687.907" calcext:value-type="float">
            <text:p>1687.907</text:p>
          </table:table-cell>
          <table:table-cell office:value-type="float" office:value="24226099200" calcext:value-type="float">
            <text:p>24226099200</text:p>
          </table:table-cell>
          <table:table-cell office:value-type="float" office:value="12000.1739249229" calcext:value-type="float">
            <text:p>12000.17392492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22_16_32_8_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3_4_8_4_13</text:p>
          </table:table-cell>
          <table:table-cell office:value-type="float" office:value="584.441" calcext:value-type="float">
            <text:p>584.441</text:p>
          </table:table-cell>
          <table:table-cell office:value-type="float" office:value="346755072" calcext:value-type="float">
            <text:p>346755072</text:p>
          </table:table-cell>
          <table:table-cell office:value-type="float" office:value="45.9645390510559" calcext:value-type="float">
            <text:p>45.96453905105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23_4_16_4_13</text:p>
          </table:table-cell>
          <table:table-cell office:value-type="float" office:value="1158.542" calcext:value-type="float">
            <text:p>1158.542</text:p>
          </table:table-cell>
          <table:table-cell office:value-type="float" office:value="3945873408" calcext:value-type="float">
            <text:p>3945873408</text:p>
          </table:table-cell>
          <table:table-cell office:value-type="float" office:value="2000.0298140049" calcext:value-type="float">
            <text:p>2000.029814004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53_4_32_4_13</text:p>
          </table:table-cell>
          <table:table-cell office:value-type="float" office:value="2250.986" calcext:value-type="float">
            <text:p>2250.986</text:p>
          </table:table-cell>
          <table:table-cell office:value-type="float" office:value="9242099712" calcext:value-type="float">
            <text:p>9242099712</text:p>
          </table:table-cell>
          <table:table-cell office:value-type="float" office:value="4000.07661294937" calcext:value-type="float">
            <text:p>4000.076612949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13_8_32_4_13</text:p>
          </table:table-cell>
          <table:table-cell office:value-type="float" office:value="1159.171" calcext:value-type="float">
            <text:p>1159.171</text:p>
          </table:table-cell>
          <table:table-cell office:value-type="float" office:value="23791067136" calcext:value-type="float">
            <text:p>23791067136</text:p>
          </table:table-cell>
          <table:table-cell office:value-type="float" office:value="8000.04003190994" calcext:value-type="float">
            <text:p>8000.040031909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43_16_32_4_13</text:p>
          </table:table-cell>
          <table:table-cell office:value-type="float" office:value="600.449" calcext:value-type="float">
            <text:p>600.449</text:p>
          </table:table-cell>
          <table:table-cell office:value-type="float" office:value="30837936128" calcext:value-type="float">
            <text:p>30837936128</text:p>
          </table:table-cell>
          <table:table-cell office:value-type="float" office:value="16000.0982680321" calcext:value-type="float">
            <text:p>16000.09826803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73_4_8_8_13</text:p>
          </table:table-cell>
          <table:table-cell office:value-type="float" office:value="961.441" calcext:value-type="float">
            <text:p>961.441</text:p>
          </table:table-cell>
          <table:table-cell office:value-type="float" office:value="630755328" calcext:value-type="float">
            <text:p>630755328</text:p>
          </table:table-cell>
          <table:table-cell office:value-type="float" office:value="463.143054962158" calcext:value-type="float">
            <text:p>463.1430549621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03_4_16_8_13</text:p>
          </table:table-cell>
          <table:table-cell office:value-type="float" office:value="2277.23" calcext:value-type="float">
            <text:p>2277.23</text:p>
          </table:table-cell>
          <table:table-cell office:value-type="float" office:value="9742684160" calcext:value-type="float">
            <text:p>9742684160</text:p>
          </table:table-cell>
          <table:table-cell office:value-type="float" office:value="3000.02615690231" calcext:value-type="float">
            <text:p>3000.026156902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33_4_32_8_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93_8_32_8_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23_16_32_8_13</text:p>
          </table:table-cell>
          <table:table-cell office:value-type="float" office:value="1139.464" calcext:value-type="float">
            <text:p>1139.464</text:p>
          </table:table-cell>
          <table:table-cell office:value-type="float" office:value="152259874816" calcext:value-type="float">
            <text:p>152259874816</text:p>
          </table:table-cell>
          <table:table-cell office:value-type="float" office:value="24000.1795020103" calcext:value-type="float">
            <text:p>24000.17950201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4_4_8_4_14</text:p>
          </table:table-cell>
          <table:table-cell office:value-type="float" office:value="528.495" calcext:value-type="float">
            <text:p>528.495</text:p>
          </table:table-cell>
          <table:table-cell office:value-type="float" office:value="457056256" calcext:value-type="float">
            <text:p>457056256</text:p>
          </table:table-cell>
          <table:table-cell office:value-type="float" office:value="272.365145921707" calcext:value-type="float">
            <text:p>272.3651459217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24_4_16_4_14</text:p>
          </table:table-cell>
          <table:table-cell office:value-type="float" office:value="1210.802" calcext:value-type="float">
            <text:p>1210.802</text:p>
          </table:table-cell>
          <table:table-cell office:value-type="float" office:value="2215948288" calcext:value-type="float">
            <text:p>2215948288</text:p>
          </table:table-cell>
          <table:table-cell office:value-type="float" office:value="2000.02347111702" calcext:value-type="float">
            <text:p>2000.023471117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54_4_32_4_14</text:p>
          </table:table-cell>
          <table:table-cell office:value-type="float" office:value="2487.169" calcext:value-type="float">
            <text:p>2487.169</text:p>
          </table:table-cell>
          <table:table-cell office:value-type="float" office:value="8987467776" calcext:value-type="float">
            <text:p>8987467776</text:p>
          </table:table-cell>
          <table:table-cell office:value-type="float" office:value="4000.06703186035" calcext:value-type="float">
            <text:p>4000.067031860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14_8_32_4_14</text:p>
          </table:table-cell>
          <table:table-cell office:value-type="float" office:value="895.028" calcext:value-type="float">
            <text:p>895.028</text:p>
          </table:table-cell>
          <table:table-cell office:value-type="float" office:value="16753664000" calcext:value-type="float">
            <text:p>16753664000</text:p>
          </table:table-cell>
          <table:table-cell office:value-type="float" office:value="8000.03254199028" calcext:value-type="float">
            <text:p>8000.032541990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44_16_32_4_14</text:p>
          </table:table-cell>
          <table:table-cell office:value-type="float" office:value="758.538" calcext:value-type="float">
            <text:p>758.538</text:p>
          </table:table-cell>
          <table:table-cell office:value-type="float" office:value="27351511040" calcext:value-type="float">
            <text:p>27351511040</text:p>
          </table:table-cell>
          <table:table-cell office:value-type="float" office:value="16000.188076973" calcext:value-type="float">
            <text:p>16000.1880769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74_4_8_8_14</text:p>
          </table:table-cell>
          <table:table-cell office:value-type="float" office:value="777.563" calcext:value-type="float">
            <text:p>777.563</text:p>
          </table:table-cell>
          <table:table-cell office:value-type="float" office:value="808591360" calcext:value-type="float">
            <text:p>808591360</text:p>
          </table:table-cell>
          <table:table-cell office:value-type="float" office:value="1140.16668009758" calcext:value-type="float">
            <text:p>1140.166680097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04_4_16_8_14</text:p>
          </table:table-cell>
          <table:table-cell office:value-type="float" office:value="1688.892" calcext:value-type="float">
            <text:p>1688.892</text:p>
          </table:table-cell>
          <table:table-cell office:value-type="float" office:value="5840433152" calcext:value-type="float">
            <text:p>5840433152</text:p>
          </table:table-cell>
          <table:table-cell office:value-type="float" office:value="3000.01860594749" calcext:value-type="float">
            <text:p>3000.0186059474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34_4_32_8_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94_8_32_8_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24_16_32_8_14</text:p>
          </table:table-cell>
          <table:table-cell office:value-type="float" office:value="957.202" calcext:value-type="float">
            <text:p>957.202</text:p>
          </table:table-cell>
          <table:table-cell office:value-type="float" office:value="36530413568" calcext:value-type="float">
            <text:p>36530413568</text:p>
          </table:table-cell>
          <table:table-cell office:value-type="float" office:value="24000.0824248791" calcext:value-type="float">
            <text:p>24000.08242487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5_4_8_4_15</text:p>
          </table:table-cell>
          <table:table-cell office:value-type="float" office:value="657.172" calcext:value-type="float">
            <text:p>657.172</text:p>
          </table:table-cell>
          <table:table-cell office:value-type="float" office:value="334712832" calcext:value-type="float">
            <text:p>334712832</text:p>
          </table:table-cell>
          <table:table-cell office:value-type="float" office:value="37.4427449703217" calcext:value-type="float">
            <text:p>37.44274497032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25_4_16_4_15</text:p>
          </table:table-cell>
          <table:table-cell office:value-type="float" office:value="1058.839" calcext:value-type="float">
            <text:p>1058.839</text:p>
          </table:table-cell>
          <table:table-cell office:value-type="float" office:value="3069464576" calcext:value-type="float">
            <text:p>3069464576</text:p>
          </table:table-cell>
          <table:table-cell office:value-type="float" office:value="2000.01483798027" calcext:value-type="float">
            <text:p>2000.014837980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55_4_32_4_15</text:p>
          </table:table-cell>
          <table:table-cell office:value-type="float" office:value="2120.873" calcext:value-type="float">
            <text:p>2120.873</text:p>
          </table:table-cell>
          <table:table-cell office:value-type="float" office:value="5469954048" calcext:value-type="float">
            <text:p>5469954048</text:p>
          </table:table-cell>
          <table:table-cell office:value-type="float" office:value="4000.04675602913" calcext:value-type="float">
            <text:p>4000.046756029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15_8_32_4_15</text:p>
          </table:table-cell>
          <table:table-cell office:value-type="float" office:value="1562.443" calcext:value-type="float">
            <text:p>1562.443</text:p>
          </table:table-cell>
          <table:table-cell office:value-type="float" office:value="12926980096" calcext:value-type="float">
            <text:p>12926980096</text:p>
          </table:table-cell>
          <table:table-cell office:value-type="float" office:value="8000.04017615318" calcext:value-type="float">
            <text:p>8000.040176153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45_16_32_4_15</text:p>
          </table:table-cell>
          <table:table-cell office:value-type="float" office:value="1183.927" calcext:value-type="float">
            <text:p>1183.927</text:p>
          </table:table-cell>
          <table:table-cell office:value-type="float" office:value="50344628224" calcext:value-type="float">
            <text:p>50344628224</text:p>
          </table:table-cell>
          <table:table-cell office:value-type="float" office:value="16000.0767860413" calcext:value-type="float">
            <text:p>16000.07678604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75_4_8_8_15</text:p>
          </table:table-cell>
          <table:table-cell office:value-type="float" office:value="758.55" calcext:value-type="float">
            <text:p>758.55</text:p>
          </table:table-cell>
          <table:table-cell office:value-type="float" office:value="667136000" calcext:value-type="float">
            <text:p>667136000</text:p>
          </table:table-cell>
          <table:table-cell office:value-type="float" office:value="875.942197799683" calcext:value-type="float">
            <text:p>875.9421977996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05_4_16_8_15</text:p>
          </table:table-cell>
          <table:table-cell office:value-type="float" office:value="1541.697" calcext:value-type="float">
            <text:p>1541.697</text:p>
          </table:table-cell>
          <table:table-cell office:value-type="float" office:value="3096829952" calcext:value-type="float">
            <text:p>3096829952</text:p>
          </table:table-cell>
          <table:table-cell office:value-type="float" office:value="3000.08380889893" calcext:value-type="float">
            <text:p>3000.083808898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35_4_32_8_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95_8_32_8_15</text:p>
          </table:table-cell>
          <table:table-cell office:value-type="float" office:value="2065.94" calcext:value-type="float">
            <text:p>2065.94</text:p>
          </table:table-cell>
          <table:table-cell office:value-type="float" office:value="43051298816" calcext:value-type="float">
            <text:p>43051298816</text:p>
          </table:table-cell>
          <table:table-cell office:value-type="float" office:value="12000.1624150276" calcext:value-type="float">
            <text:p>12000.16241502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25_16_32_8_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6_4_8_4_16</text:p>
          </table:table-cell>
          <table:table-cell office:value-type="float" office:value="596.315" calcext:value-type="float">
            <text:p>596.315</text:p>
          </table:table-cell>
          <table:table-cell office:value-type="float" office:value="247828480" calcext:value-type="float">
            <text:p>247828480</text:p>
          </table:table-cell>
          <table:table-cell office:value-type="float" office:value="16.9286501407623" calcext:value-type="float">
            <text:p>16.92865014076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26_4_16_4_16</text:p>
          </table:table-cell>
          <table:table-cell office:value-type="float" office:value="1041.91" calcext:value-type="float">
            <text:p>1041.91</text:p>
          </table:table-cell>
          <table:table-cell office:value-type="float" office:value="1591009280" calcext:value-type="float">
            <text:p>1591009280</text:p>
          </table:table-cell>
          <table:table-cell office:value-type="float" office:value="2000.04132294655" calcext:value-type="float">
            <text:p>2000.041322946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56_4_32_4_16</text:p>
          </table:table-cell>
          <table:table-cell office:value-type="float" office:value="4358.532" calcext:value-type="float">
            <text:p>4358.532</text:p>
          </table:table-cell>
          <table:table-cell office:value-type="float" office:value="26344902656" calcext:value-type="float">
            <text:p>26344902656</text:p>
          </table:table-cell>
          <table:table-cell office:value-type="float" office:value="4000.04284691811" calcext:value-type="float">
            <text:p>4000.042846918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16_8_32_4_16</text:p>
          </table:table-cell>
          <table:table-cell office:value-type="float" office:value="1091.781" calcext:value-type="float">
            <text:p>1091.781</text:p>
          </table:table-cell>
          <table:table-cell office:value-type="float" office:value="22413836288" calcext:value-type="float">
            <text:p>22413836288</text:p>
          </table:table-cell>
          <table:table-cell office:value-type="float" office:value="8000.05479001999" calcext:value-type="float">
            <text:p>8000.054790019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46_16_32_4_16</text:p>
          </table:table-cell>
          <table:table-cell office:value-type="float" office:value="693.146" calcext:value-type="float">
            <text:p>693.146</text:p>
          </table:table-cell>
          <table:table-cell office:value-type="float" office:value="40833490944" calcext:value-type="float">
            <text:p>40833490944</text:p>
          </table:table-cell>
          <table:table-cell office:value-type="float" office:value="16000.0681118965" calcext:value-type="float">
            <text:p>16000.06811189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76_4_8_8_16</text:p>
          </table:table-cell>
          <table:table-cell office:value-type="float" office:value="828.375" calcext:value-type="float">
            <text:p>828.375</text:p>
          </table:table-cell>
          <table:table-cell office:value-type="float" office:value="319672320" calcext:value-type="float">
            <text:p>319672320</text:p>
          </table:table-cell>
          <table:table-cell office:value-type="float" office:value="83.1794860363007" calcext:value-type="float">
            <text:p>83.17948603630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06_4_16_8_16</text:p>
          </table:table-cell>
          <table:table-cell office:value-type="float" office:value="1884.175" calcext:value-type="float">
            <text:p>1884.175</text:p>
          </table:table-cell>
          <table:table-cell office:value-type="float" office:value="4471070720" calcext:value-type="float">
            <text:p>4471070720</text:p>
          </table:table-cell>
          <table:table-cell office:value-type="float" office:value="3000.05273199081" calcext:value-type="float">
            <text:p>3000.052731990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36_4_32_8_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96_8_32_8_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26_16_32_8_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7_4_8_4_17</text:p>
          </table:table-cell>
          <table:table-cell office:value-type="float" office:value="510.799" calcext:value-type="float">
            <text:p>510.799</text:p>
          </table:table-cell>
          <table:table-cell office:value-type="float" office:value="409763840" calcext:value-type="float">
            <text:p>409763840</text:p>
          </table:table-cell>
          <table:table-cell office:value-type="float" office:value="144.531588792801" calcext:value-type="float">
            <text:p>144.5315887928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27_4_16_4_17</text:p>
          </table:table-cell>
          <table:table-cell office:value-type="float" office:value="1392.084" calcext:value-type="float">
            <text:p>1392.084</text:p>
          </table:table-cell>
          <table:table-cell office:value-type="float" office:value="2526310400" calcext:value-type="float">
            <text:p>2526310400</text:p>
          </table:table-cell>
          <table:table-cell office:value-type="float" office:value="2000.06123304367" calcext:value-type="float">
            <text:p>2000.0612330436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57_4_32_4_17</text:p>
          </table:table-cell>
          <table:table-cell office:value-type="float" office:value="3748.424" calcext:value-type="float">
            <text:p>3748.424</text:p>
          </table:table-cell>
          <table:table-cell office:value-type="float" office:value="13439356928" calcext:value-type="float">
            <text:p>13439356928</text:p>
          </table:table-cell>
          <table:table-cell office:value-type="float" office:value="4000.06016206741" calcext:value-type="float">
            <text:p>4000.060162067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17_8_32_4_17</text:p>
          </table:table-cell>
          <table:table-cell office:value-type="float" office:value="1381.418" calcext:value-type="float">
            <text:p>1381.418</text:p>
          </table:table-cell>
          <table:table-cell office:value-type="float" office:value="16774766592" calcext:value-type="float">
            <text:p>16774766592</text:p>
          </table:table-cell>
          <table:table-cell office:value-type="float" office:value="8000.02103304863" calcext:value-type="float">
            <text:p>8000.021033048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47_16_32_4_17</text:p>
          </table:table-cell>
          <table:table-cell office:value-type="float" office:value="641.565" calcext:value-type="float">
            <text:p>641.565</text:p>
          </table:table-cell>
          <table:table-cell office:value-type="float" office:value="37162438656" calcext:value-type="float">
            <text:p>37162438656</text:p>
          </table:table-cell>
          <table:table-cell office:value-type="float" office:value="16000.073554039" calcext:value-type="float">
            <text:p>16000.0735540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77_4_8_8_17</text:p>
          </table:table-cell>
          <table:table-cell office:value-type="float" office:value="691.12" calcext:value-type="float">
            <text:p>691.12</text:p>
          </table:table-cell>
          <table:table-cell office:value-type="float" office:value="396705792" calcext:value-type="float">
            <text:p>396705792</text:p>
          </table:table-cell>
          <table:table-cell office:value-type="float" office:value="203.972759008408" calcext:value-type="float">
            <text:p>203.9727590084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07_4_16_8_17</text:p>
          </table:table-cell>
          <table:table-cell office:value-type="float" office:value="1269.083" calcext:value-type="float">
            <text:p>1269.083</text:p>
          </table:table-cell>
          <table:table-cell office:value-type="float" office:value="3259514880" calcext:value-type="float">
            <text:p>3259514880</text:p>
          </table:table-cell>
          <table:table-cell office:value-type="float" office:value="3000.01574397087" calcext:value-type="float">
            <text:p>3000.0157439708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37_4_32_8_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97_8_32_8_17</text:p>
          </table:table-cell>
          <table:table-cell office:value-type="float" office:value="2152.697" calcext:value-type="float">
            <text:p>2152.697</text:p>
          </table:table-cell>
          <table:table-cell office:value-type="float" office:value="33012277248" calcext:value-type="float">
            <text:p>33012277248</text:p>
          </table:table-cell>
          <table:table-cell office:value-type="float" office:value="12000.0385010242" calcext:value-type="float">
            <text:p>12000.03850102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27_16_32_8_17</text:p>
          </table:table-cell>
          <table:table-cell office:value-type="float" office:value="975.183" calcext:value-type="float">
            <text:p>975.183</text:p>
          </table:table-cell>
          <table:table-cell office:value-type="float" office:value="44162256896" calcext:value-type="float">
            <text:p>44162256896</text:p>
          </table:table-cell>
          <table:table-cell office:value-type="float" office:value="24000.0537800789" calcext:value-type="float">
            <text:p>24000.053780078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8_4_8_4_18</text:p>
          </table:table-cell>
          <table:table-cell office:value-type="float" office:value="536.072" calcext:value-type="float">
            <text:p>536.072</text:p>
          </table:table-cell>
          <table:table-cell office:value-type="float" office:value="247980032" calcext:value-type="float">
            <text:p>247980032</text:p>
          </table:table-cell>
          <table:table-cell office:value-type="float" office:value="12.8266990184784" calcext:value-type="float">
            <text:p>12.826699018478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28_4_16_4_18</text:p>
          </table:table-cell>
          <table:table-cell office:value-type="float" office:value="1602.21" calcext:value-type="float">
            <text:p>1602.21</text:p>
          </table:table-cell>
          <table:table-cell office:value-type="float" office:value="4008943616" calcext:value-type="float">
            <text:p>4008943616</text:p>
          </table:table-cell>
          <table:table-cell office:value-type="float" office:value="2000.031717062" calcext:value-type="float">
            <text:p>2000.0317170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58_4_32_4_18</text:p>
          </table:table-cell>
          <table:table-cell office:value-type="float" office:value="2472.499" calcext:value-type="float">
            <text:p>2472.499</text:p>
          </table:table-cell>
          <table:table-cell office:value-type="float" office:value="4429819904" calcext:value-type="float">
            <text:p>4429819904</text:p>
          </table:table-cell>
          <table:table-cell office:value-type="float" office:value="4000.02434802055" calcext:value-type="float">
            <text:p>4000.024348020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18_8_32_4_18</text:p>
          </table:table-cell>
          <table:table-cell office:value-type="float" office:value="1179.959" calcext:value-type="float">
            <text:p>1179.959</text:p>
          </table:table-cell>
          <table:table-cell office:value-type="float" office:value="14042419200" calcext:value-type="float">
            <text:p>14042419200</text:p>
          </table:table-cell>
          <table:table-cell office:value-type="float" office:value="8000.09985113144" calcext:value-type="float">
            <text:p>8000.099851131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48_16_32_4_18</text:p>
          </table:table-cell>
          <table:table-cell office:value-type="float" office:value="788.845" calcext:value-type="float">
            <text:p>788.845</text:p>
          </table:table-cell>
          <table:table-cell office:value-type="float" office:value="34043764736" calcext:value-type="float">
            <text:p>34043764736</text:p>
          </table:table-cell>
          <table:table-cell office:value-type="float" office:value="16000.0601501465" calcext:value-type="float">
            <text:p>16000.06015014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78_4_8_8_18</text:p>
          </table:table-cell>
          <table:table-cell office:value-type="float" office:value="878.437" calcext:value-type="float">
            <text:p>878.437</text:p>
          </table:table-cell>
          <table:table-cell office:value-type="float" office:value="253292544" calcext:value-type="float">
            <text:p>253292544</text:p>
          </table:table-cell>
          <table:table-cell office:value-type="float" office:value="8.26586699485779" calcext:value-type="float">
            <text:p>8.2658669948577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08_4_16_8_18</text:p>
          </table:table-cell>
          <table:table-cell office:value-type="float" office:value="2078.261" calcext:value-type="float">
            <text:p>2078.261</text:p>
          </table:table-cell>
          <table:table-cell office:value-type="float" office:value="4162568192" calcext:value-type="float">
            <text:p>4162568192</text:p>
          </table:table-cell>
          <table:table-cell office:value-type="float" office:value="3000.07530903816" calcext:value-type="float">
            <text:p>3000.07530903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38_4_32_8_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98_8_32_8_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28_16_32_8_18</text:p>
          </table:table-cell>
          <table:table-cell office:value-type="float" office:value="1265.942" calcext:value-type="float">
            <text:p>1265.942</text:p>
          </table:table-cell>
          <table:table-cell office:value-type="float" office:value="73332092928" calcext:value-type="float">
            <text:p>73332092928</text:p>
          </table:table-cell>
          <table:table-cell office:value-type="float" office:value="24000.0597379208" calcext:value-type="float">
            <text:p>24000.05973792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9_4_8_4_19</text:p>
          </table:table-cell>
          <table:table-cell office:value-type="float" office:value="657.572" calcext:value-type="float">
            <text:p>657.572</text:p>
          </table:table-cell>
          <table:table-cell office:value-type="float" office:value="340787200" calcext:value-type="float">
            <text:p>340787200</text:p>
          </table:table-cell>
          <table:table-cell office:value-type="float" office:value="80.201464176178" calcext:value-type="float">
            <text:p>80.2014641761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29_4_16_4_19</text:p>
          </table:table-cell>
          <table:table-cell office:value-type="float" office:value="1313.57" calcext:value-type="float">
            <text:p>1313.57</text:p>
          </table:table-cell>
          <table:table-cell office:value-type="float" office:value="2730070016" calcext:value-type="float">
            <text:p>2730070016</text:p>
          </table:table-cell>
          <table:table-cell office:value-type="float" office:value="2000.02935504913" calcext:value-type="float">
            <text:p>2000.029355049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59_4_32_4_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19_8_32_4_19</text:p>
          </table:table-cell>
          <table:table-cell office:value-type="float" office:value="1620.408" calcext:value-type="float">
            <text:p>1620.408</text:p>
          </table:table-cell>
          <table:table-cell office:value-type="float" office:value="17208606720" calcext:value-type="float">
            <text:p>17208606720</text:p>
          </table:table-cell>
          <table:table-cell office:value-type="float" office:value="8000.05256104469" calcext:value-type="float">
            <text:p>8000.0525610446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79_4_8_8_19</text:p>
          </table:table-cell>
          <table:table-cell office:value-type="float" office:value="732.693" calcext:value-type="float">
            <text:p>732.693</text:p>
          </table:table-cell>
          <table:table-cell office:value-type="float" office:value="370896896" calcext:value-type="float">
            <text:p>370896896</text:p>
          </table:table-cell>
          <table:table-cell office:value-type="float" office:value="167.265920162201" calcext:value-type="float">
            <text:p>167.2659201622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09_4_16_8_19</text:p>
          </table:table-cell>
          <table:table-cell office:value-type="float" office:value="1551.568" calcext:value-type="float">
            <text:p>1551.568</text:p>
          </table:table-cell>
          <table:table-cell office:value-type="float" office:value="5142233088" calcext:value-type="float">
            <text:p>5142233088</text:p>
          </table:table-cell>
          <table:table-cell office:value-type="float" office:value="3000.02108597755" calcext:value-type="float">
            <text:p>3000.02108597755</text:p>
          </table:table-cell>
          <table:table-cell table:number-columns-repeated="16"/>
        </table:table-row>
      </table:table>
      <table:table table:name="w_o anneal 4%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8" table:default-cell-style-name="ce17"/>
        <table:table-column table:style-name="co2" table:number-columns-repeated="2" table:default-cell-style-name="Default"/>
        <table:table-column table:style-name="co2" table:number-columns-repeated="2" table:default-cell-style-name="ce17"/>
        <table:table-column table:style-name="co2" table:number-columns-repeated="2" table:default-cell-style-name="Default"/>
        <table:table-column table:style-name="co2" table:number-columns-repeated="2" table:default-cell-style-name="ce17"/>
        <table:table-column table:style-name="co2" table:default-cell-style-name="Default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rue scor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run time</text:p>
          </table:table-cell>
          <table:table-cell/>
          <table:table-cell table:style-name="ce5" office:value-type="string" calcext:value-type="string" table:number-columns-spanned="4" table:number-rows-spanned="1">
            <text:p>Basic 4% results</text:p>
          </table:table-cell>
          <table:covered-table-cell table:number-columns-repeated="3" table:style-name="ce5"/>
          <table:table-cell table:style-name="ce5"/>
          <table:table-cell table:style-name="ce5" office:value-type="string" calcext:value-type="string" table:number-columns-spanned="3" table:number-rows-spanned="1">
            <text:p>Central Experiments</text:p>
          </table:table-cell>
          <table:covered-table-cell table:number-columns-repeated="2" table:style-name="Default"/>
          <table:table-cell/>
          <table:table-cell table:style-name="ce5" office:value-type="string" calcext:value-type="string" table:number-columns-spanned="4" table:number-rows-spanned="1">
            <text:p>% diff 4%s</text:p>
          </table:table-cell>
          <table:covered-table-cell table:number-columns-repeated="3" table:style-name="ce5"/>
          <table:table-cell/>
          <table:table-cell table:style-name="ce5" office:value-type="string" calcext:value-type="string" table:number-columns-spanned="3" table:number-rows-spanned="1">
            <text:p>% Diff cent vs 4%</text:p>
          </table:table-cell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180_4_8_4_0</text:p>
          </table:table-cell>
          <table:table-cell office:value-type="float" office:value="1031.642" calcext:value-type="float">
            <text:p>1031.642</text:p>
          </table:table-cell>
          <table:table-cell office:value-type="float" office:value="973.080690428947" calcext:value-type="float">
            <text:p>973.080690428947</text:p>
          </table:table-cell>
          <table:table-cell office:value-type="float" office:value="373540" calcext:value-type="float">
            <text:p>373540</text:p>
          </table:table-cell>
          <table:table-cell office:value-type="float" office:value="21.3771605491638" calcext:value-type="float">
            <text:p>21.3771605491638</text:p>
          </table:table-cell>
          <table:table-cell/>
          <table:table-cell table:style-name="Default" office:value-type="float" office:value="1031.642" calcext:value-type="float">
            <text:p>1031.642</text:p>
          </table:table-cell>
          <table:table-cell table:style-name="Default" office:value-type="float" office:value="973.080690428947" calcext:value-type="float">
            <text:p>973.080690428947</text:p>
          </table:table-cell>
          <table:table-cell table:style-name="Default" office:value-type="float" office:value="379412" calcext:value-type="float">
            <text:p>379412</text:p>
          </table:table-cell>
          <table:table-cell table:style-name="Default" office:value-type="float" office:value="24.5186667442322" calcext:value-type="float">
            <text:p>24.5186667442322</text:p>
          </table:table-cell>
          <table:table-cell table:style-name="Default"/>
          <table:table-cell table:style-name="Default" office:value-type="float" office:value="973.795" calcext:value-type="float">
            <text:p>973.795</text:p>
          </table:table-cell>
          <table:table-cell table:style-name="Default" office:value-type="float" office:value="994004992" calcext:value-type="float">
            <text:p>994004992</text:p>
          </table:table-cell>
          <table:table-cell table:style-name="Default" office:value-type="float" office:value="1000.05188298225" calcext:value-type="float">
            <text:p>1000.05188298225</text:p>
          </table:table-cell>
          <table:table-cell/>
          <table:table-cell table:formula="of:=[.B2]/[.G2]*100" office:value-type="float" office:value="100" calcext:value-type="float">
            <text:p>100</text:p>
          </table:table-cell>
          <table:table-cell table:style-name="Default" table:formula="of:=[.C2]/[.H2]*100" office:value-type="float" office:value="100" calcext:value-type="float">
            <text:p>100</text:p>
          </table:table-cell>
          <table:table-cell table:style-name="Default" table:formula="of:=[.D2]/[.I2]*100" office:value-type="float" office:value="98.4523420450592" calcext:value-type="float">
            <text:p>98.4523420450592</text:p>
          </table:table-cell>
          <table:table-cell table:formula="of:=[.E2]/[.J2]*100" office:value-type="float" office:value="87.1872878413855" calcext:value-type="float">
            <text:p>87.1872878413855</text:p>
          </table:table-cell>
          <table:table-cell/>
          <table:table-cell table:style-name="Default" table:formula="of:=[.C2]/[.L2]*100" office:value-type="float" office:value="99.9266468228885" calcext:value-type="float">
            <text:p>99.9266468228885</text:p>
          </table:table-cell>
          <table:table-cell table:style-name="Default" table:formula="of:=[.D2]/[.M2]*100" office:value-type="float" office:value="0.0375792881329916" calcext:value-type="float">
            <text:p>0.037579288132992</text:p>
          </table:table-cell>
          <table:table-cell table:formula="of:=[.E2]/[.N2]*100" office:value-type="float" office:value="2.13760514958635" calcext:value-type="float">
            <text:p>2.13760514958635</text:p>
          </table:table-cell>
        </table:table-row>
        <table:table-row table:style-name="ro1">
          <table:table-cell office:value-type="string" calcext:value-type="string">
            <text:p>210_4_16_4_0</text:p>
          </table:table-cell>
          <table:table-cell office:value-type="float" office:value="1987.768" calcext:value-type="float">
            <text:p>1987.768</text:p>
          </table:table-cell>
          <table:table-cell office:value-type="float" office:value="1912.47815924687" calcext:value-type="float">
            <text:p>1912.47815924687</text:p>
          </table:table-cell>
          <table:table-cell office:value-type="float" office:value="1243132" calcext:value-type="float">
            <text:p>1243132</text:p>
          </table:table-cell>
          <table:table-cell office:value-type="float" office:value="1988.47330260277" calcext:value-type="float">
            <text:p>1988.47330260277</text:p>
          </table:table-cell>
          <table:table-cell/>
          <table:table-cell table:style-name="Default" office:value-type="float" office:value="1897.333" calcext:value-type="float">
            <text:p>1897.333</text:p>
          </table:table-cell>
          <table:table-cell table:style-name="Default" office:value-type="float" office:value="1830.40901825692" calcext:value-type="float">
            <text:p>1830.40901825692</text:p>
          </table:table-cell>
          <table:table-cell table:style-name="Default" office:value-type="float" office:value="1166284" calcext:value-type="float">
            <text:p>1166284</text:p>
          </table:table-cell>
          <table:table-cell table:style-name="Default" office:value-type="float" office:value="1987.78959369659" calcext:value-type="float">
            <text:p>1987.78959369659</text:p>
          </table:table-cell>
          <table:table-cell table:style-name="Default"/>
          <table:table-cell table:style-name="Default" office:value-type="float" office:value="1632.024" calcext:value-type="float">
            <text:p>1632.024</text:p>
          </table:table-cell>
          <table:table-cell table:style-name="Default" office:value-type="float" office:value="3154423808" calcext:value-type="float">
            <text:p>3154423808</text:p>
          </table:table-cell>
          <table:table-cell table:style-name="Default" office:value-type="float" office:value="2000.04423999786" calcext:value-type="float">
            <text:p>2000.04423999786</text:p>
          </table:table-cell>
          <table:table-cell/>
          <table:table-cell table:formula="of:=[.B3]/[.G3]*100" office:value-type="float" office:value="104.766427400989" calcext:value-type="float">
            <text:p>104.766427400989</text:p>
          </table:table-cell>
          <table:table-cell table:style-name="Default" table:formula="of:=[.C3]/[.H3]*100" office:value-type="float" office:value="104.48365038477" calcext:value-type="float">
            <text:p>104.48365038477</text:p>
          </table:table-cell>
          <table:table-cell table:style-name="Default" table:formula="of:=[.D3]/[.I3]*100" office:value-type="float" office:value="106.589132664085" calcext:value-type="float">
            <text:p>106.589132664085</text:p>
          </table:table-cell>
          <table:table-cell table:formula="of:=[.E3]/[.J3]*100" office:value-type="float" office:value="100.034395436436" calcext:value-type="float">
            <text:p>100.034395436436</text:p>
          </table:table-cell>
          <table:table-cell/>
          <table:table-cell table:style-name="Default" table:formula="of:=[.C3]/[.L3]*100" office:value-type="float" office:value="117.184438417993" calcext:value-type="float">
            <text:p>117.184438417993</text:p>
          </table:table-cell>
          <table:table-cell table:style-name="Default" table:formula="of:=[.D3]/[.M3]*100" office:value-type="float" office:value="0.0394091623594543" calcext:value-type="float">
            <text:p>0.039409162359454</text:p>
          </table:table-cell>
          <table:table-cell table:formula="of:=[.E3]/[.N3]*100" office:value-type="float" office:value="99.4214659274186" calcext:value-type="float">
            <text:p>99.4214659274186</text:p>
          </table:table-cell>
        </table:table-row>
        <table:table-row table:style-name="ro1">
          <table:table-cell table:style-name="ce17" office:value-type="string" calcext:value-type="string">
            <text:p>240_4_32_4_0</text:p>
          </table:table-cell>
          <table:table-cell table:style-name="ce17" office:value-type="float" office:value="2987.063" calcext:value-type="float">
            <text:p>2987.063</text:p>
          </table:table-cell>
          <table:table-cell table:style-name="ce17" office:value-type="float" office:value="2878.30960955558" calcext:value-type="float">
            <text:p>2878.30960955558</text:p>
          </table:table-cell>
          <table:table-cell table:style-name="ce17" office:value-type="float" office:value="2992480" calcext:value-type="float">
            <text:p>2992480</text:p>
          </table:table-cell>
          <table:table-cell table:style-name="ce17" office:value-type="float" office:value="4409.13806533813" calcext:value-type="float">
            <text:p>4409.13806533813</text:p>
          </table:table-cell>
          <table:table-cell table:style-name="ce17"/>
          <table:table-cell office:value-type="float" office:value="2991.444" calcext:value-type="float">
            <text:p>2991.444</text:p>
          </table:table-cell>
          <table:table-cell office:value-type="float" office:value="2891.05800875417" calcext:value-type="float">
            <text:p>2891.05800875417</text:p>
          </table:table-cell>
          <table:table-cell office:value-type="float" office:value="3076356" calcext:value-type="float">
            <text:p>3076356</text:p>
          </table:table-cell>
          <table:table-cell office:value-type="float" office:value="4403.22446870804" calcext:value-type="float">
            <text:p>4403.22446870804</text:p>
          </table:table-cell>
          <table:table-cell/>
          <table:table-cell office:value-type="float" office:value="2308.274" calcext:value-type="float">
            <text:p>2308.274</text:p>
          </table:table-cell>
          <table:table-cell office:value-type="float" office:value="6568144896" calcext:value-type="float">
            <text:p>6568144896</text:p>
          </table:table-cell>
          <table:table-cell office:value-type="float" office:value="4000.02611684799" calcext:value-type="float">
            <text:p>4000.02611684799</text:p>
          </table:table-cell>
          <table:table-cell table:style-name="ce17"/>
          <table:table-cell table:style-name="ce17" table:formula="of:=[.B4]/[.G4]*100" office:value-type="float" office:value="99.8535489883815" calcext:value-type="float">
            <text:p>99.8535489883815</text:p>
          </table:table-cell>
          <table:table-cell table:formula="of:=[.C4]/[.H4]*100" office:value-type="float" office:value="99.5590403527018" calcext:value-type="float">
            <text:p>99.5590403527018</text:p>
          </table:table-cell>
          <table:table-cell table:formula="of:=[.D4]/[.I4]*100" office:value-type="float" office:value="97.2735275111203" calcext:value-type="float">
            <text:p>97.2735275111203</text:p>
          </table:table-cell>
          <table:table-cell table:style-name="ce17" table:formula="of:=[.E4]/[.J4]*100" office:value-type="float" office:value="100.134301502731" calcext:value-type="float">
            <text:p>100.134301502731</text:p>
          </table:table-cell>
          <table:table-cell table:style-name="ce17"/>
          <table:table-cell table:formula="of:=[.C4]/[.L4]*100" office:value-type="float" office:value="124.695318214197" calcext:value-type="float">
            <text:p>124.695318214197</text:p>
          </table:table-cell>
          <table:table-cell table:formula="of:=[.D4]/[.M4]*100" office:value-type="float" office:value="0.0455605052474165" calcext:value-type="float">
            <text:p>0.045560505247417</text:p>
          </table:table-cell>
          <table:table-cell table:style-name="ce18" table:formula="of:=[.E4]/[.N4]*100" office:value-type="float" office:value="110.227731933224" calcext:value-type="float">
            <text:p>110.227731933224</text:p>
          </table:table-cell>
        </table:table-row>
        <table:table-row table:style-name="ro1">
          <table:table-cell table:style-name="ce17" office:value-type="string" calcext:value-type="string">
            <text:p>300_8_32_4_0</text:p>
          </table:table-cell>
          <table:table-cell table:style-name="ce17" office:value-type="float" office:value="3275.872" calcext:value-type="float">
            <text:p>3275.872</text:p>
          </table:table-cell>
          <table:table-cell table:style-name="ce17" office:value-type="float" office:value="3158.75394774787" calcext:value-type="float">
            <text:p>3158.75394774787</text:p>
          </table:table-cell>
          <table:table-cell table:style-name="ce17" office:value-type="float" office:value="6881072" calcext:value-type="float">
            <text:p>6881072</text:p>
          </table:table-cell>
          <table:table-cell table:style-name="ce17" office:value-type="float" office:value="9397.13257789612" calcext:value-type="float">
            <text:p>9397.13257789612</text:p>
          </table:table-cell>
          <table:table-cell table:style-name="ce17"/>
          <table:table-cell office:value-type="float" office:value="3701.712" calcext:value-type="float">
            <text:p>3701.712</text:p>
          </table:table-cell>
          <table:table-cell office:value-type="float" office:value="3592.95951738294" calcext:value-type="float">
            <text:p>3592.95951738294</text:p>
          </table:table-cell>
          <table:table-cell office:value-type="float" office:value="6232332" calcext:value-type="float">
            <text:p>6232332</text:p>
          </table:table-cell>
          <table:table-cell office:value-type="float" office:value="22308.7925345898" calcext:value-type="float">
            <text:p>22308.7925345898</text:p>
          </table:table-cell>
          <table:table-cell/>
          <table:table-cell office:value-type="float" office:value="3484.276" calcext:value-type="float">
            <text:p>3484.276</text:p>
          </table:table-cell>
          <table:table-cell office:value-type="float" office:value="30984990720" calcext:value-type="float">
            <text:p>30984990720</text:p>
          </table:table-cell>
          <table:table-cell office:value-type="float" office:value="8000.06280899048" calcext:value-type="float">
            <text:p>8000.06280899048</text:p>
          </table:table-cell>
          <table:table-cell table:style-name="ce17"/>
          <table:table-cell table:style-name="ce17" table:formula="of:=[.B5]/[.G5]*100" office:value-type="float" office:value="88.4961336808482" calcext:value-type="float">
            <text:p>88.4961336808482</text:p>
          </table:table-cell>
          <table:table-cell table:formula="of:=[.C5]/[.H5]*100" office:value-type="float" office:value="87.9150998630973" calcext:value-type="float">
            <text:p>87.9150998630973</text:p>
          </table:table-cell>
          <table:table-cell table:formula="of:=[.D5]/[.I5]*100" office:value-type="float" office:value="110.40926574515" calcext:value-type="float">
            <text:p>110.40926574515</text:p>
          </table:table-cell>
          <table:table-cell table:style-name="ce6" table:formula="of:=[.E5]/[.J5]*100" office:value-type="float" office:value="42.1229995452504" calcext:value-type="float">
            <text:p>42.1229995452504</text:p>
          </table:table-cell>
          <table:table-cell table:style-name="ce17"/>
          <table:table-cell table:formula="of:=[.C5]/[.L5]*100" office:value-type="float" office:value="90.6573976271647" calcext:value-type="float">
            <text:p>90.6573976271647</text:p>
          </table:table-cell>
          <table:table-cell table:formula="of:=[.D5]/[.M5]*100" office:value-type="float" office:value="0.0222077587893497" calcext:value-type="float">
            <text:p>0.02220775878935</text:p>
          </table:table-cell>
          <table:table-cell table:style-name="ce18" table:formula="of:=[.E5]/[.N5]*100" office:value-type="float" office:value="117.4632350053" calcext:value-type="float">
            <text:p>117.4632350053</text:p>
          </table:table-cell>
        </table:table-row>
        <table:table-row table:style-name="ro1">
          <table:table-cell table:style-name="ce17" office:value-type="string" calcext:value-type="string">
            <text:p>330_16_32_4_0</text:p>
          </table:table-cell>
          <table:table-cell table:style-name="ce17" office:value-type="float" office:value="1164.725" calcext:value-type="float">
            <text:p>1164.725</text:p>
          </table:table-cell>
          <table:table-cell table:style-name="ce17" office:value-type="float" office:value="1122.89652376863" calcext:value-type="float">
            <text:p>1122.89652376863</text:p>
          </table:table-cell>
          <table:table-cell table:style-name="ce17" office:value-type="float" office:value="9850636" calcext:value-type="float">
            <text:p>9850636</text:p>
          </table:table-cell>
          <table:table-cell table:style-name="ce17" office:value-type="float" office:value="1397.70357060432" calcext:value-type="float">
            <text:p>1397.70357060432</text:p>
          </table:table-cell>
          <table:table-cell table:style-name="ce17"/>
          <table:table-cell office:value-type="float" office:value="907.556" calcext:value-type="float">
            <text:p>907.556</text:p>
          </table:table-cell>
          <table:table-cell office:value-type="float" office:value="874.094424722267" calcext:value-type="float">
            <text:p>874.094424722267</text:p>
          </table:table-cell>
          <table:table-cell office:value-type="float" office:value="9870020" calcext:value-type="float">
            <text:p>9870020</text:p>
          </table:table-cell>
          <table:table-cell office:value-type="float" office:value="1329.76742005348" calcext:value-type="float">
            <text:p>1329.76742005348</text:p>
          </table:table-cell>
          <table:table-cell/>
          <table:table-cell office:value-type="float" office:value="709.87" calcext:value-type="float">
            <text:p>709.87</text:p>
          </table:table-cell>
          <table:table-cell office:value-type="float" office:value="31992946688" calcext:value-type="float">
            <text:p>31992946688</text:p>
          </table:table-cell>
          <table:table-cell office:value-type="float" office:value="16000.0848031044" calcext:value-type="float">
            <text:p>16000.0848031044</text:p>
          </table:table-cell>
          <table:table-cell table:style-name="ce17"/>
          <table:table-cell table:style-name="ce18" table:formula="of:=[.B6]/[.G6]*100" office:value-type="float" office:value="128.336433233872" calcext:value-type="float">
            <text:p>128.336433233872</text:p>
          </table:table-cell>
          <table:table-cell table:formula="of:=[.C6]/[.H6]*100" office:value-type="float" office:value="128.463984211479" calcext:value-type="float">
            <text:p>128.463984211479</text:p>
          </table:table-cell>
          <table:table-cell table:formula="of:=[.D6]/[.I6]*100" office:value-type="float" office:value="99.8036072875232" calcext:value-type="float">
            <text:p>99.8036072875232</text:p>
          </table:table-cell>
          <table:table-cell table:style-name="ce17" table:formula="of:=[.E6]/[.J6]*100" office:value-type="float" office:value="105.108874644268" calcext:value-type="float">
            <text:p>105.108874644268</text:p>
          </table:table-cell>
          <table:table-cell table:style-name="ce17"/>
          <table:table-cell table:formula="of:=[.C6]/[.L6]*100" office:value-type="float" office:value="158.183403125731" calcext:value-type="float">
            <text:p>158.183403125731</text:p>
          </table:table-cell>
          <table:table-cell table:formula="of:=[.D6]/[.M6]*100" office:value-type="float" office:value="0.0307900241139551" calcext:value-type="float">
            <text:p>0.030790024113955</text:p>
          </table:table-cell>
          <table:table-cell table:style-name="ce17" table:formula="of:=[.E6]/[.N6]*100" office:value-type="float" office:value="8.73560101589672" calcext:value-type="float">
            <text:p>8.73560101589672</text:p>
          </table:table-cell>
        </table:table-row>
        <table:table-row table:style-name="ro1">
          <table:table-cell office:value-type="string" calcext:value-type="string">
            <text:p>360_4_8_8_0</text:p>
          </table:table-cell>
          <table:table-cell office:value-type="float" office:value="1367.743" calcext:value-type="float">
            <text:p>1367.743</text:p>
          </table:table-cell>
          <table:table-cell office:value-type="float" office:value="1233.88307221538" calcext:value-type="float">
            <text:p>1233.88307221538</text:p>
          </table:table-cell>
          <table:table-cell office:value-type="float" office:value="576080" calcext:value-type="float">
            <text:p>576080</text:p>
          </table:table-cell>
          <table:table-cell office:value-type="float" office:value="47.1256413459778" calcext:value-type="float">
            <text:p>47.1256413459778</text:p>
          </table:table-cell>
          <table:table-cell/>
          <table:table-cell table:style-name="Default" office:value-type="float" office:value="1302.304" calcext:value-type="float">
            <text:p>1302.304</text:p>
          </table:table-cell>
          <table:table-cell table:style-name="Default" office:value-type="float" office:value="1176.81123268533" calcext:value-type="float">
            <text:p>1176.81123268533</text:p>
          </table:table-cell>
          <table:table-cell table:style-name="Default" office:value-type="float" office:value="560224" calcext:value-type="float">
            <text:p>560224</text:p>
          </table:table-cell>
          <table:table-cell table:style-name="Default" office:value-type="float" office:value="35.8030023574829" calcext:value-type="float">
            <text:p>35.8030023574829</text:p>
          </table:table-cell>
          <table:table-cell table:style-name="Default"/>
          <table:table-cell table:style-name="Default" office:value-type="float" office:value="884.187" calcext:value-type="float">
            <text:p>884.187</text:p>
          </table:table-cell>
          <table:table-cell table:style-name="Default" office:value-type="float" office:value="350363648" calcext:value-type="float">
            <text:p>350363648</text:p>
          </table:table-cell>
          <table:table-cell table:style-name="Default" office:value-type="float" office:value="164.446065187454" calcext:value-type="float">
            <text:p>164.446065187454</text:p>
          </table:table-cell>
          <table:table-cell/>
          <table:table-cell table:formula="of:=[.B7]/[.G7]*100" office:value-type="float" office:value="105.024863626312" calcext:value-type="float">
            <text:p>105.024863626312</text:p>
          </table:table-cell>
          <table:table-cell table:style-name="Default" table:formula="of:=[.C7]/[.H7]*100" office:value-type="float" office:value="104.849702139554" calcext:value-type="float">
            <text:p>104.849702139554</text:p>
          </table:table-cell>
          <table:table-cell table:style-name="Default" table:formula="of:=[.D7]/[.I7]*100" office:value-type="float" office:value="102.830296452847" calcext:value-type="float">
            <text:p>102.830296452847</text:p>
          </table:table-cell>
          <table:table-cell table:style-name="ce18" table:formula="of:=[.E7]/[.J7]*100" office:value-type="float" office:value="131.624831000042" calcext:value-type="float">
            <text:p>131.624831000042</text:p>
          </table:table-cell>
          <table:table-cell/>
          <table:table-cell table:style-name="Default" table:formula="of:=[.C7]/[.L7]*100" office:value-type="float" office:value="139.550012861011" calcext:value-type="float">
            <text:p>139.550012861011</text:p>
          </table:table-cell>
          <table:table-cell table:style-name="Default" table:formula="of:=[.D7]/[.M7]*100" office:value-type="float" office:value="0.164423450688583" calcext:value-type="float">
            <text:p>0.164423450688583</text:p>
          </table:table-cell>
          <table:table-cell table:formula="of:=[.E7]/[.N7]*100" office:value-type="float" office:value="28.6572021606347" calcext:value-type="float">
            <text:p>28.6572021606347</text:p>
          </table:table-cell>
        </table:table-row>
        <table:table-row table:style-name="ro1">
          <table:table-cell office:value-type="string" calcext:value-type="string">
            <text:p>390_4_16_8_0</text:p>
          </table:table-cell>
          <table:table-cell office:value-type="float" office:value="1828.539" calcext:value-type="float">
            <text:p>1828.539</text:p>
          </table:table-cell>
          <table:table-cell office:value-type="float" office:value="1615.57939554578" calcext:value-type="float">
            <text:p>1615.57939554578</text:p>
          </table:table-cell>
          <table:table-cell office:value-type="float" office:value="1801764" calcext:value-type="float">
            <text:p>1801764</text:p>
          </table:table-cell>
          <table:table-cell office:value-type="float" office:value="2416.51238393784" calcext:value-type="float">
            <text:p>2416.51238393784</text:p>
          </table:table-cell>
          <table:table-cell/>
          <table:table-cell table:style-name="Default" office:value-type="float" office:value="2029.162" calcext:value-type="float">
            <text:p>2029.162</text:p>
          </table:table-cell>
          <table:table-cell table:style-name="Default" office:value-type="float" office:value="1794.90841565489" calcext:value-type="float">
            <text:p>1794.90841565489</text:p>
          </table:table-cell>
          <table:table-cell table:style-name="Default" office:value-type="float" office:value="2189940" calcext:value-type="float">
            <text:p>2189940</text:p>
          </table:table-cell>
          <table:table-cell table:style-name="Default" office:value-type="float" office:value="2915.41746807098" calcext:value-type="float">
            <text:p>2915.41746807098</text:p>
          </table:table-cell>
          <table:table-cell table:style-name="Default"/>
          <table:table-cell table:style-name="Default" office:value-type="float" office:value="1422.858" calcext:value-type="float">
            <text:p>1422.858</text:p>
          </table:table-cell>
          <table:table-cell table:style-name="Default" office:value-type="float" office:value="3528024064" calcext:value-type="float">
            <text:p>3528024064</text:p>
          </table:table-cell>
          <table:table-cell table:style-name="Default" office:value-type="float" office:value="3000.01709699631" calcext:value-type="float">
            <text:p>3000.01709699631</text:p>
          </table:table-cell>
          <table:table-cell/>
          <table:table-cell table:formula="of:=[.B8]/[.G8]*100" office:value-type="float" office:value="90.1130121695557" calcext:value-type="float">
            <text:p>90.1130121695557</text:p>
          </table:table-cell>
          <table:table-cell table:style-name="Default" table:formula="of:=[.C8]/[.H8]*100" office:value-type="float" office:value="90.0090155829107" calcext:value-type="float">
            <text:p>90.0090155829107</text:p>
          </table:table-cell>
          <table:table-cell table:style-name="Default" table:formula="of:=[.D8]/[.I8]*100" office:value-type="float" office:value="82.274582865284" calcext:value-type="float">
            <text:p>82.274582865284</text:p>
          </table:table-cell>
          <table:table-cell table:formula="of:=[.E8]/[.J8]*100" office:value-type="float" office:value="82.8873535403749" calcext:value-type="float">
            <text:p>82.8873535403749</text:p>
          </table:table-cell>
          <table:table-cell/>
          <table:table-cell table:style-name="Default" table:formula="of:=[.C8]/[.L8]*100" office:value-type="float" office:value="113.544668234341" calcext:value-type="float">
            <text:p>113.544668234341</text:p>
          </table:table-cell>
          <table:table-cell table:style-name="Default" table:formula="of:=[.D8]/[.M8]*100" office:value-type="float" office:value="0.0510700598214514" calcext:value-type="float">
            <text:p>0.051070059821451</text:p>
          </table:table-cell>
          <table:table-cell table:formula="of:=[.E8]/[.N8]*100" office:value-type="float" office:value="80.5499537438407" calcext:value-type="float">
            <text:p>80.5499537438407</text:p>
          </table:table-cell>
        </table:table-row>
        <table:table-row table:style-name="ro1">
          <table:table-cell table:style-name="ce17" office:value-type="string" calcext:value-type="string">
            <text:p>480_8_32_8_0</text:p>
          </table:table-cell>
          <table:table-cell table:style-name="ce17" office:value-type="float" office:value="3433.682" calcext:value-type="float">
            <text:p>3433.682</text:p>
          </table:table-cell>
          <table:table-cell table:style-name="ce17" office:value-type="float" office:value="3015.3683867049" calcext:value-type="float">
            <text:p>3015.3683867049</text:p>
          </table:table-cell>
          <table:table-cell table:style-name="ce17" office:value-type="float" office:value="12194860" calcext:value-type="float">
            <text:p>12194860</text:p>
          </table:table-cell>
          <table:table-cell table:style-name="ce17" office:value-type="float" office:value="14590.2112967968" calcext:value-type="float">
            <text:p>14590.2112967968</text:p>
          </table:table-cell>
          <table:table-cell table:style-name="ce17"/>
          <table:table-cell office:value-type="float" office:value="3222.386" calcext:value-type="float">
            <text:p>3222.386</text:p>
          </table:table-cell>
          <table:table-cell office:value-type="float" office:value="2769.20087439459" calcext:value-type="float">
            <text:p>2769.20087439459</text:p>
          </table:table-cell>
          <table:table-cell office:value-type="float" office:value="9701720" calcext:value-type="float">
            <text:p>9701720</text:p>
          </table:table-cell>
          <table:table-cell office:value-type="float" office:value="12597.7229914665" calcext:value-type="float">
            <text:p>12597.722991466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7"/>
          <table:table-cell table:style-name="ce17" table:formula="of:=[.B9]/[.G9]*100" office:value-type="float" office:value="106.557128785937" calcext:value-type="float">
            <text:p>106.557128785937</text:p>
          </table:table-cell>
          <table:table-cell table:formula="of:=[.C9]/[.H9]*100" office:value-type="float" office:value="108.88947835408" calcext:value-type="float">
            <text:p>108.88947835408</text:p>
          </table:table-cell>
          <table:table-cell table:formula="of:=[.D9]/[.I9]*100" office:value-type="float" office:value="125.697917482673" calcext:value-type="float">
            <text:p>125.697917482673</text:p>
          </table:table-cell>
          <table:table-cell table:style-name="ce17" table:formula="of:=[.E9]/[.J9]*100" office:value-type="float" office:value="115.816257483039" calcext:value-type="float">
            <text:p>115.816257483039</text:p>
          </table:table-cell>
          <table:table-cell table:style-name="ce17"/>
          <table:table-cell table:formula="of:=[.C9]/[.L9]*100" office:value-type="string" office:string-value="" calcext:value-type="error">
            <text:p>#DIV/0!</text:p>
          </table:table-cell>
          <table:table-cell table:formula="of:=[.D9]/[.M9]*100" office:value-type="string" office:string-value="" calcext:value-type="error">
            <text:p>#DIV/0!</text:p>
          </table:table-cell>
          <table:table-cell table:style-name="ce17" table:formula="of:=[.E9]/[.N9]*100" office:value-type="string" office:string-value="" calcext:value-type="error">
            <text:p>#DIV/0!</text:p>
          </table:table-cell>
        </table:table-row>
        <table:table-row table:style-name="ro1">
          <table:table-cell table:style-name="ce17" office:value-type="string" calcext:value-type="string">
            <text:p>510_16_32_8_0</text:p>
          </table:table-cell>
          <table:table-cell table:style-name="ce17" office:value-type="float" office:value="2042.935" calcext:value-type="float">
            <text:p>2042.935</text:p>
          </table:table-cell>
          <table:table-cell table:style-name="ce17" office:value-type="float" office:value="1817.04573717632" calcext:value-type="float">
            <text:p>1817.04573717632</text:p>
          </table:table-cell>
          <table:table-cell table:style-name="ce17" office:value-type="float" office:value="13255704" calcext:value-type="float">
            <text:p>13255704</text:p>
          </table:table-cell>
          <table:table-cell table:style-name="ce17" office:value-type="float" office:value="3068.23895144463" calcext:value-type="float">
            <text:p>3068.23895144463</text:p>
          </table:table-cell>
          <table:table-cell table:style-name="ce17"/>
          <table:table-cell office:value-type="float" office:value="1482.854" calcext:value-type="float">
            <text:p>1482.854</text:p>
          </table:table-cell>
          <table:table-cell office:value-type="float" office:value="1332.26286912207" calcext:value-type="float">
            <text:p>1332.26286912207</text:p>
          </table:table-cell>
          <table:table-cell office:value-type="float" office:value="12996636" calcext:value-type="float">
            <text:p>12996636</text:p>
          </table:table-cell>
          <table:table-cell office:value-type="float" office:value="3040.48914694786" calcext:value-type="float">
            <text:p>3040.48914694786</text:p>
          </table:table-cell>
          <table:table-cell/>
          <table:table-cell office:value-type="float" office:value="836.043" calcext:value-type="float">
            <text:p>836.043</text:p>
          </table:table-cell>
          <table:table-cell office:value-type="float" office:value="48915185664" calcext:value-type="float">
            <text:p>48915185664</text:p>
          </table:table-cell>
          <table:table-cell office:value-type="float" office:value="24000.0439291" calcext:value-type="float">
            <text:p>24000.0439291</text:p>
          </table:table-cell>
          <table:table-cell table:style-name="ce17"/>
          <table:table-cell table:style-name="ce18" table:formula="of:=[.B10]/[.G10]*100" office:value-type="float" office:value="137.770475043396" calcext:value-type="float">
            <text:p>137.770475043396</text:p>
          </table:table-cell>
          <table:table-cell table:formula="of:=[.C10]/[.H10]*100" office:value-type="float" office:value="136.387929085925" calcext:value-type="float">
            <text:p>136.387929085925</text:p>
          </table:table-cell>
          <table:table-cell table:formula="of:=[.D10]/[.I10]*100" office:value-type="float" office:value="101.993346585993" calcext:value-type="float">
            <text:p>101.993346585993</text:p>
          </table:table-cell>
          <table:table-cell table:style-name="ce17" table:formula="of:=[.E10]/[.J10]*100" office:value-type="float" office:value="100.91267566354" calcext:value-type="float">
            <text:p>100.91267566354</text:p>
          </table:table-cell>
          <table:table-cell table:style-name="ce17"/>
          <table:table-cell table:formula="of:=[.C10]/[.L10]*100" office:value-type="float" office:value="217.338789652724" calcext:value-type="float">
            <text:p>217.338789652724</text:p>
          </table:table-cell>
          <table:table-cell table:formula="of:=[.D10]/[.M10]*100" office:value-type="float" office:value="0.0270993635617656" calcext:value-type="float">
            <text:p>0.027099363561766</text:p>
          </table:table-cell>
          <table:table-cell table:style-name="ce17" table:formula="of:=[.E10]/[.N10]*100" office:value-type="float" office:value="12.784305564226" calcext:value-type="float">
            <text:p>12.784305564226</text:p>
          </table:table-cell>
        </table:table-row>
        <table:table-row table:style-name="ro1">
          <table:table-cell office:value-type="string" calcext:value-type="string">
            <text:p>181_4_8_4_1</text:p>
          </table:table-cell>
          <table:table-cell office:value-type="float" office:value="696.911" calcext:value-type="float">
            <text:p>696.911</text:p>
          </table:table-cell>
          <table:table-cell office:value-type="float" office:value="671.815632301246" calcext:value-type="float">
            <text:p>671.815632301246</text:p>
          </table:table-cell>
          <table:table-cell office:value-type="float" office:value="377988" calcext:value-type="float">
            <text:p>377988</text:p>
          </table:table-cell>
          <table:table-cell office:value-type="float" office:value="9.20216727256775" calcext:value-type="float">
            <text:p>9.20216727256775</text:p>
          </table:table-cell>
          <table:table-cell/>
          <table:table-cell table:style-name="Default" office:value-type="float" office:value="696.911" calcext:value-type="float">
            <text:p>696.911</text:p>
          </table:table-cell>
          <table:table-cell table:style-name="Default" office:value-type="float" office:value="671.815632301246" calcext:value-type="float">
            <text:p>671.815632301246</text:p>
          </table:table-cell>
          <table:table-cell table:style-name="Default" office:value-type="float" office:value="373984" calcext:value-type="float">
            <text:p>373984</text:p>
          </table:table-cell>
          <table:table-cell table:style-name="Default" office:value-type="float" office:value="8.20265650749207" calcext:value-type="float">
            <text:p>8.20265650749207</text:p>
          </table:table-cell>
          <table:table-cell table:style-name="Default"/>
          <table:table-cell table:style-name="Default" office:value-type="float" office:value="514.065" calcext:value-type="float">
            <text:p>514.065</text:p>
          </table:table-cell>
          <table:table-cell table:style-name="Default" office:value-type="float" office:value="709832704" calcext:value-type="float">
            <text:p>709832704</text:p>
          </table:table-cell>
          <table:table-cell table:style-name="Default" office:value-type="float" office:value="1000.02041387558" calcext:value-type="float">
            <text:p>1000.02041387558</text:p>
          </table:table-cell>
          <table:table-cell/>
          <table:table-cell table:formula="of:=[.B11]/[.G11]*100" office:value-type="float" office:value="100" calcext:value-type="float">
            <text:p>100</text:p>
          </table:table-cell>
          <table:table-cell table:style-name="Default" table:formula="of:=[.C11]/[.H11]*100" office:value-type="float" office:value="100" calcext:value-type="float">
            <text:p>100</text:p>
          </table:table-cell>
          <table:table-cell table:style-name="Default" table:formula="of:=[.D11]/[.I11]*100" office:value-type="float" office:value="101.07063403782" calcext:value-type="float">
            <text:p>101.07063403782</text:p>
          </table:table-cell>
          <table:table-cell table:formula="of:=[.E11]/[.J11]*100" office:value-type="float" office:value="112.185208098898" calcext:value-type="float">
            <text:p>112.185208098898</text:p>
          </table:table-cell>
          <table:table-cell/>
          <table:table-cell table:style-name="Default" table:formula="of:=[.C11]/[.L11]*100" office:value-type="float" office:value="130.686903854813" calcext:value-type="float">
            <text:p>130.686903854813</text:p>
          </table:table-cell>
          <table:table-cell table:style-name="Default" table:formula="of:=[.D11]/[.M11]*100" office:value-type="float" office:value="0.0532502937480886" calcext:value-type="float">
            <text:p>0.053250293748089</text:p>
          </table:table-cell>
          <table:table-cell table:formula="of:=[.E11]/[.N11]*100" office:value-type="float" office:value="0.920197942450469" calcext:value-type="float">
            <text:p>0.920197942450469</text:p>
          </table:table-cell>
        </table:table-row>
        <table:table-row table:style-name="ro1">
          <table:table-cell office:value-type="string" calcext:value-type="string">
            <text:p>211_4_16_4_1</text:p>
          </table:table-cell>
          <table:table-cell office:value-type="float" office:value="1620.841" calcext:value-type="float">
            <text:p>1620.841</text:p>
          </table:table-cell>
          <table:table-cell office:value-type="float" office:value="1557.62762757597" calcext:value-type="float">
            <text:p>1557.62762757597</text:p>
          </table:table-cell>
          <table:table-cell office:value-type="float" office:value="2473712" calcext:value-type="float">
            <text:p>2473712</text:p>
          </table:table-cell>
          <table:table-cell office:value-type="float" office:value="1984.23412275314" calcext:value-type="float">
            <text:p>1984.23412275314</text:p>
          </table:table-cell>
          <table:table-cell/>
          <table:table-cell table:style-name="Default" office:value-type="float" office:value="1705.517" calcext:value-type="float">
            <text:p>1705.517</text:p>
          </table:table-cell>
          <table:table-cell table:style-name="Default" office:value-type="float" office:value="1638.59253932974" calcext:value-type="float">
            <text:p>1638.59253932974</text:p>
          </table:table-cell>
          <table:table-cell table:style-name="Default" office:value-type="float" office:value="1476512" calcext:value-type="float">
            <text:p>1476512</text:p>
          </table:table-cell>
          <table:table-cell table:style-name="Default" office:value-type="float" office:value="1970.62525010109" calcext:value-type="float">
            <text:p>1970.62525010109</text:p>
          </table:table-cell>
          <table:table-cell table:style-name="Default"/>
          <table:table-cell table:style-name="Default" office:value-type="float" office:value="1509.585" calcext:value-type="float">
            <text:p>1509.585</text:p>
          </table:table-cell>
          <table:table-cell table:style-name="Default" office:value-type="float" office:value="1818337280" calcext:value-type="float">
            <text:p>1818337280</text:p>
          </table:table-cell>
          <table:table-cell table:style-name="Default" office:value-type="float" office:value="2000.02061605453" calcext:value-type="float">
            <text:p>2000.02061605453</text:p>
          </table:table-cell>
          <table:table-cell/>
          <table:table-cell table:formula="of:=[.B12]/[.G12]*100" office:value-type="float" office:value="95.0351711533805" calcext:value-type="float">
            <text:p>95.0351711533805</text:p>
          </table:table-cell>
          <table:table-cell table:style-name="Default" table:formula="of:=[.C12]/[.H12]*100" office:value-type="float" office:value="95.0588746249941" calcext:value-type="float">
            <text:p>95.0588746249941</text:p>
          </table:table-cell>
          <table:table-cell table:style-name="Default" table:formula="of:=[.D12]/[.I12]*100" office:value-type="float" office:value="167.537547950846" calcext:value-type="float">
            <text:p>167.537547950846</text:p>
          </table:table-cell>
          <table:table-cell table:formula="of:=[.E12]/[.J12]*100" office:value-type="float" office:value="100.690586535992" calcext:value-type="float">
            <text:p>100.690586535992</text:p>
          </table:table-cell>
          <table:table-cell/>
          <table:table-cell table:style-name="Default" table:formula="of:=[.C12]/[.L12]*100" office:value-type="float" office:value="103.182505627438" calcext:value-type="float">
            <text:p>103.182505627438</text:p>
          </table:table-cell>
          <table:table-cell table:style-name="Default" table:formula="of:=[.D12]/[.M12]*100" office:value-type="float" office:value="0.136042527819701" calcext:value-type="float">
            <text:p>0.136042527819701</text:p>
          </table:table-cell>
          <table:table-cell table:formula="of:=[.E12]/[.N12]*100" office:value-type="float" office:value="99.2106834712268" calcext:value-type="float">
            <text:p>99.2106834712268</text:p>
          </table:table-cell>
        </table:table-row>
        <table:table-row table:style-name="ro1">
          <table:table-cell table:style-name="ce17" office:value-type="string" calcext:value-type="string">
            <text:p>241_4_32_4_1</text:p>
          </table:table-cell>
          <table:table-cell table:style-name="ce17" office:value-type="float" office:value="3191.835" calcext:value-type="float">
            <text:p>3191.835</text:p>
          </table:table-cell>
          <table:table-cell table:style-name="ce17" office:value-type="float" office:value="3116.55012186906" calcext:value-type="float">
            <text:p>3116.55012186906</text:p>
          </table:table-cell>
          <table:table-cell table:style-name="ce17" office:value-type="float" office:value="3394448" calcext:value-type="float">
            <text:p>3394448</text:p>
          </table:table-cell>
          <table:table-cell table:style-name="ce17" office:value-type="float" office:value="11242.9032354355" calcext:value-type="float">
            <text:p>11242.9032354355</text:p>
          </table:table-cell>
          <table:table-cell table:style-name="ce17"/>
          <table:table-cell office:value-type="float" office:value="2958.716" calcext:value-type="float">
            <text:p>2958.716</text:p>
          </table:table-cell>
          <table:table-cell office:value-type="float" office:value="2883.4279878898" calcext:value-type="float">
            <text:p>2883.4279878898</text:p>
          </table:table-cell>
          <table:table-cell office:value-type="float" office:value="2634156" calcext:value-type="float">
            <text:p>2634156</text:p>
          </table:table-cell>
          <table:table-cell office:value-type="float" office:value="4195.18937110901" calcext:value-type="float">
            <text:p>4195.18937110901</text:p>
          </table:table-cell>
          <table:table-cell/>
          <table:table-cell office:value-type="float" office:value="2806.189" calcext:value-type="float">
            <text:p>2806.189</text:p>
          </table:table-cell>
          <table:table-cell office:value-type="float" office:value="9202647040" calcext:value-type="float">
            <text:p>9202647040</text:p>
          </table:table-cell>
          <table:table-cell office:value-type="float" office:value="4000.07448792458" calcext:value-type="float">
            <text:p>4000.07448792458</text:p>
          </table:table-cell>
          <table:table-cell table:style-name="ce17"/>
          <table:table-cell table:style-name="ce17" table:formula="of:=[.B13]/[.G13]*100" office:value-type="float" office:value="107.879059700221" calcext:value-type="float">
            <text:p>107.879059700221</text:p>
          </table:table-cell>
          <table:table-cell table:formula="of:=[.C13]/[.H13]*100" office:value-type="float" office:value="108.084895303727" calcext:value-type="float">
            <text:p>108.084895303727</text:p>
          </table:table-cell>
          <table:table-cell table:formula="of:=[.D13]/[.I13]*100" office:value-type="float" office:value="128.862831206656" calcext:value-type="float">
            <text:p>128.862831206656</text:p>
          </table:table-cell>
          <table:table-cell table:style-name="ce18" table:formula="of:=[.E13]/[.J13]*100" office:value-type="float" office:value="267.995130633719" calcext:value-type="float">
            <text:p>267.995130633719</text:p>
          </table:table-cell>
          <table:table-cell table:style-name="ce17"/>
          <table:table-cell table:formula="of:=[.C13]/[.L13]*100" office:value-type="float" office:value="111.059879497392" calcext:value-type="float">
            <text:p>111.059879497392</text:p>
          </table:table-cell>
          <table:table-cell table:formula="of:=[.D13]/[.M13]*100" office:value-type="float" office:value="0.0368855611352448" calcext:value-type="float">
            <text:p>0.036885561135245</text:p>
          </table:table-cell>
          <table:table-cell table:style-name="ce18" table:formula="of:=[.E13]/[.N13]*100" office:value-type="float" office:value="281.067346855054" calcext:value-type="float">
            <text:p>281.067346855054</text:p>
          </table:table-cell>
        </table:table-row>
        <table:table-row table:style-name="ro1">
          <table:table-cell table:style-name="ce17" office:value-type="string" calcext:value-type="string">
            <text:p>301_8_32_4_1</text:p>
          </table:table-cell>
          <table:table-cell table:style-name="ce17" office:value-type="float" office:value="2841.527" calcext:value-type="float">
            <text:p>2841.527</text:p>
          </table:table-cell>
          <table:table-cell table:style-name="ce17" office:value-type="float" office:value="2741.13934679317" calcext:value-type="float">
            <text:p>2741.13934679317</text:p>
          </table:table-cell>
          <table:table-cell table:style-name="ce17" office:value-type="float" office:value="7158944" calcext:value-type="float">
            <text:p>7158944</text:p>
          </table:table-cell>
          <table:table-cell table:style-name="ce17" office:value-type="float" office:value="8974.05560946465" calcext:value-type="float">
            <text:p>8974.05560946465</text:p>
          </table:table-cell>
          <table:table-cell table:style-name="ce17"/>
          <table:table-cell office:value-type="float" office:value="3134.708" calcext:value-type="float">
            <text:p>3134.708</text:p>
          </table:table-cell>
          <table:table-cell office:value-type="float" office:value="3025.95462197518" calcext:value-type="float">
            <text:p>3025.95462197518</text:p>
          </table:table-cell>
          <table:table-cell office:value-type="float" office:value="7233836" calcext:value-type="float">
            <text:p>7233836</text:p>
          </table:table-cell>
          <table:table-cell office:value-type="float" office:value="37599.6679785252" calcext:value-type="float">
            <text:p>37599.6679785252</text:p>
          </table:table-cell>
          <table:table-cell/>
          <table:table-cell office:value-type="float" office:value="1912.605" calcext:value-type="float">
            <text:p>1912.605</text:p>
          </table:table-cell>
          <table:table-cell office:value-type="float" office:value="13227778048" calcext:value-type="float">
            <text:p>13227778048</text:p>
          </table:table-cell>
          <table:table-cell office:value-type="float" office:value="8000.0462179184" calcext:value-type="float">
            <text:p>8000.0462179184</text:p>
          </table:table-cell>
          <table:table-cell table:style-name="ce17"/>
          <table:table-cell table:style-name="ce17" table:formula="of:=[.B14]/[.G14]*100" office:value-type="float" office:value="90.6472628391544" calcext:value-type="float">
            <text:p>90.6472628391544</text:p>
          </table:table-cell>
          <table:table-cell table:formula="of:=[.C14]/[.H14]*100" office:value-type="float" office:value="90.5875893473876" calcext:value-type="float">
            <text:p>90.5875893473876</text:p>
          </table:table-cell>
          <table:table-cell table:formula="of:=[.D14]/[.I14]*100" office:value-type="float" office:value="98.9646986743963" calcext:value-type="float">
            <text:p>98.9646986743963</text:p>
          </table:table-cell>
          <table:table-cell table:style-name="ce6" table:formula="of:=[.E14]/[.J14]*100" office:value-type="float" office:value="23.8673799316263" calcext:value-type="float">
            <text:p>23.8673799316263</text:p>
          </table:table-cell>
          <table:table-cell table:style-name="ce17"/>
          <table:table-cell table:formula="of:=[.C14]/[.L14]*100" office:value-type="float" office:value="143.319679013344" calcext:value-type="float">
            <text:p>143.319679013344</text:p>
          </table:table-cell>
          <table:table-cell table:formula="of:=[.D14]/[.M14]*100" office:value-type="float" office:value="0.05412053312372" calcext:value-type="float">
            <text:p>0.05412053312372</text:p>
          </table:table-cell>
          <table:table-cell table:style-name="ce18" table:formula="of:=[.E14]/[.N14]*100" office:value-type="float" office:value="112.175047056162" calcext:value-type="float">
            <text:p>112.175047056162</text:p>
          </table:table-cell>
        </table:table-row>
        <table:table-row table:style-name="ro1">
          <table:table-cell table:style-name="ce17" office:value-type="string" calcext:value-type="string">
            <text:p>331_16_32_4_1</text:p>
          </table:table-cell>
          <table:table-cell table:style-name="ce17" office:value-type="float" office:value="898.516" calcext:value-type="float">
            <text:p>898.516</text:p>
          </table:table-cell>
          <table:table-cell table:style-name="ce17" office:value-type="float" office:value="873.421698809436" calcext:value-type="float">
            <text:p>873.421698809436</text:p>
          </table:table-cell>
          <table:table-cell table:style-name="ce17" office:value-type="float" office:value="9135228" calcext:value-type="float">
            <text:p>9135228</text:p>
          </table:table-cell>
          <table:table-cell table:style-name="ce17" office:value-type="float" office:value="1310.51720118523" calcext:value-type="float">
            <text:p>1310.51720118523</text:p>
          </table:table-cell>
          <table:table-cell table:style-name="ce17"/>
          <table:table-cell office:value-type="float" office:value="1101.383" calcext:value-type="float">
            <text:p>1101.383</text:p>
          </table:table-cell>
          <table:table-cell office:value-type="float" office:value="1067.92178936752" calcext:value-type="float">
            <text:p>1067.92178936752</text:p>
          </table:table-cell>
          <table:table-cell office:value-type="float" office:value="9074196" calcext:value-type="float">
            <text:p>9074196</text:p>
          </table:table-cell>
          <table:table-cell office:value-type="float" office:value="1372.01365399361" calcext:value-type="float">
            <text:p>1372.01365399361</text:p>
          </table:table-cell>
          <table:table-cell/>
          <table:table-cell office:value-type="float" office:value="566.179" calcext:value-type="float">
            <text:p>566.179</text:p>
          </table:table-cell>
          <table:table-cell office:value-type="float" office:value="36798136320" calcext:value-type="float">
            <text:p>36798136320</text:p>
          </table:table-cell>
          <table:table-cell office:value-type="float" office:value="16000.0558209419" calcext:value-type="float">
            <text:p>16000.0558209419</text:p>
          </table:table-cell>
          <table:table-cell table:style-name="ce17"/>
          <table:table-cell table:style-name="ce17" table:formula="of:=[.B15]/[.G15]*100" office:value-type="float" office:value="81.5807035336482" calcext:value-type="float">
            <text:p>81.5807035336482</text:p>
          </table:table-cell>
          <table:table-cell table:formula="of:=[.C15]/[.H15]*100" office:value-type="float" office:value="81.7870472824347" calcext:value-type="float">
            <text:p>81.7870472824347</text:p>
          </table:table-cell>
          <table:table-cell table:formula="of:=[.D15]/[.I15]*100" office:value-type="float" office:value="100.672588513627" calcext:value-type="float">
            <text:p>100.672588513627</text:p>
          </table:table-cell>
          <table:table-cell table:style-name="ce17" table:formula="of:=[.E15]/[.J15]*100" office:value-type="float" office:value="95.5177958594376" calcext:value-type="float">
            <text:p>95.5177958594376</text:p>
          </table:table-cell>
          <table:table-cell table:style-name="ce17"/>
          <table:table-cell table:formula="of:=[.C15]/[.L15]*100" office:value-type="float" office:value="154.266000471483" calcext:value-type="float">
            <text:p>154.266000471483</text:p>
          </table:table-cell>
          <table:table-cell table:formula="of:=[.D15]/[.M15]*100" office:value-type="float" office:value="0.0248252463672595" calcext:value-type="float">
            <text:p>0.02482524636726</text:p>
          </table:table-cell>
          <table:table-cell table:style-name="ce17" table:formula="of:=[.E15]/[.N15]*100" office:value-type="float" office:value="8.19070393160715" calcext:value-type="float">
            <text:p>8.19070393160715</text:p>
          </table:table-cell>
        </table:table-row>
        <table:table-row table:style-name="ro1">
          <table:table-cell office:value-type="string" calcext:value-type="string">
            <text:p>361_4_8_8_1</text:p>
          </table:table-cell>
          <table:table-cell office:value-type="float" office:value="1366.154" calcext:value-type="float">
            <text:p>1366.154</text:p>
          </table:table-cell>
          <table:table-cell office:value-type="float" office:value="1223.92911058374" calcext:value-type="float">
            <text:p>1223.92911058374</text:p>
          </table:table-cell>
          <table:table-cell office:value-type="float" office:value="512844" calcext:value-type="float">
            <text:p>512844</text:p>
          </table:table-cell>
          <table:table-cell office:value-type="float" office:value="25.2818932533264" calcext:value-type="float">
            <text:p>25.2818932533264</text:p>
          </table:table-cell>
          <table:table-cell/>
          <table:table-cell table:style-name="Default" office:value-type="float" office:value="1366.154" calcext:value-type="float">
            <text:p>1366.154</text:p>
          </table:table-cell>
          <table:table-cell table:style-name="Default" office:value-type="float" office:value="1223.92911058374" calcext:value-type="float">
            <text:p>1223.92911058374</text:p>
          </table:table-cell>
          <table:table-cell table:style-name="Default" office:value-type="float" office:value="510408" calcext:value-type="float">
            <text:p>510408</text:p>
          </table:table-cell>
          <table:table-cell table:style-name="Default" office:value-type="float" office:value="27.2774541378021" calcext:value-type="float">
            <text:p>27.2774541378021</text:p>
          </table:table-cell>
          <table:table-cell table:style-name="Default"/>
          <table:table-cell table:style-name="Default" office:value-type="float" office:value="938.675" calcext:value-type="float">
            <text:p>938.675</text:p>
          </table:table-cell>
          <table:table-cell table:style-name="Default" office:value-type="float" office:value="313290752" calcext:value-type="float">
            <text:p>313290752</text:p>
          </table:table-cell>
          <table:table-cell table:style-name="Default" office:value-type="float" office:value="54.5419731140137" calcext:value-type="float">
            <text:p>54.5419731140137</text:p>
          </table:table-cell>
          <table:table-cell/>
          <table:table-cell table:formula="of:=[.B16]/[.G16]*100" office:value-type="float" office:value="100" calcext:value-type="float">
            <text:p>100</text:p>
          </table:table-cell>
          <table:table-cell table:style-name="Default" table:formula="of:=[.C16]/[.H16]*100" office:value-type="float" office:value="100" calcext:value-type="float">
            <text:p>100</text:p>
          </table:table-cell>
          <table:table-cell table:style-name="Default" table:formula="of:=[.D16]/[.I16]*100" office:value-type="float" office:value="100.477265246626" calcext:value-type="float">
            <text:p>100.477265246626</text:p>
          </table:table-cell>
          <table:table-cell table:formula="of:=[.E16]/[.J16]*100" office:value-type="float" office:value="92.6842113842649" calcext:value-type="float">
            <text:p>92.6842113842649</text:p>
          </table:table-cell>
          <table:table-cell/>
          <table:table-cell table:style-name="Default" table:formula="of:=[.C16]/[.L16]*100" office:value-type="float" office:value="130.389017560257" calcext:value-type="float">
            <text:p>130.389017560257</text:p>
          </table:table-cell>
          <table:table-cell table:style-name="Default" table:formula="of:=[.D16]/[.M16]*100" office:value-type="float" office:value="0.163695862940761" calcext:value-type="float">
            <text:p>0.163695862940761</text:p>
          </table:table-cell>
          <table:table-cell table:formula="of:=[.E16]/[.N16]*100" office:value-type="float" office:value="46.3530961750825" calcext:value-type="float">
            <text:p>46.3530961750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9">00/00/0000</text:date>, <text:time style:data-style-name="N2" text:time-value="14:39:24.877694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1:43:22.308909621</meta:creation-date>
    <dc:date>2022-11-19T16:54:58.507416770</dc:date>
    <meta:editing-duration>P1DT5H48M50S</meta:editing-duration>
    <meta:editing-cycles>8</meta:editing-cycles>
    <meta:generator>LibreOffice/6.4.7.2$Linux_X86_64 LibreOffice_project/40$Build-2</meta:generator>
    <meta:document-statistic meta:table-count="5" meta:cell-count="1718" meta:object-count="0"/>
  </office:meta>
</office:document-meta>
</file>